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4" svg:font-family="Arial"/>
    <style:font-face style:name="Arial2" svg:font-family="Arial, Tahoma, Helvetica, FreeSans, sans-serif"/>
    <style:font-face style:name="OpenSymbol1" svg:font-family="OpenSymbol"/>
    <style:font-face style:name="dejavu sans mono" svg:font-family="'dejavu sans mono', monospace"/>
    <style:font-face style:name="Courier New1" svg:font-family="'Courier New'" style:font-family-generic="modern"/>
    <style:font-face style:name="Lohit Hindi2" svg:font-family="'Lohit Hindi'" style:font-family-generic="modern"/>
    <style:font-face style:name="Arial1" svg:font-family="Arial" style:font-family-generic="roman"/>
    <style:font-face style:name="Courier New3" svg:font-family="'Courier New'" style:font-family-generic="roman"/>
    <style:font-face style:name="DMPJRM+CourierStd" svg:font-family="DMPJRM+CourierStd" style:font-family-generic="roman"/>
    <style:font-face style:name="Liberation Sans1" svg:font-family="'Liberation Sans'" style:font-family-generic="roman"/>
    <style:font-face style:name="Lohit Hindi" svg:font-family="'Lohit Hindi'" style:font-family-generic="roman"/>
    <style:font-face style:name="OpenSymbol" svg:font-family="OpenSymbol, 'Arial Unicode MS'" style:font-family-generic="roman"/>
    <style:font-face style:name="Times New Roman2" svg:font-family="'Times New Roman'" style:font-family-generic="roman"/>
    <style:font-face style:name="ZOKGNU+CourierStd-Bold" svg:font-family="ZOKGNU+CourierStd-Bold" style:font-family-generic="roman"/>
    <style:font-face style:name="Lohit Hindi1" svg:font-family="'Lohit Hindi'" style:font-family-generic="swiss"/>
    <style:font-face style:name="Times New Roman1" svg:font-family="'Times New Roman'" style:font-family-generic="swiss"/>
    <style:font-face style:name="Arial5" svg:font-family="Arial" style:font-family-generic="modern" style:font-pitch="fixed"/>
    <style:font-face style:name="Courier New" svg:font-family="'Courier New'" style:font-family-generic="modern" style:font-pitch="fixed"/>
    <style:font-face style:name="Courier New2" svg:font-family="'Courier New'" style:font-adornments="Negrita" style:font-family-generic="modern" style:font-pitch="fixed"/>
    <style:font-face style:name="DejaVu Sans1" svg:font-family="'DejaVu Sans'" style:font-family-generic="modern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4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3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222222" style:text-outline="false" style:text-line-through-style="none" style:font-name="Courier New" fo:font-size="14pt" fo:letter-spacing="normal" fo:font-style="normal" fo:text-shadow="none" style:text-underline-style="none" fo:font-weight="bold" officeooo:rsid="0010d133" officeooo:paragraph-rsid="001a76ab" style:letter-kerning="true" fo:background-color="transparent" style:font-name-asian="DejaVu Sans" style:font-size-asian="14pt" style:font-style-asian="normal" style:font-weight-asian="bold" style:font-name-complex="Arial3" style:font-size-complex="14pt" style:font-weight-complex="bold" style:text-emphasize="none"/>
    </style:style>
    <style:style style:name="P2" style:family="paragraph" style:parent-style-name="Standard">
      <style:text-properties fo:font-variant="normal" fo:text-transform="none" fo:color="#008000" style:font-name="Liberation Sans" fo:font-size="9.75pt" fo:letter-spacing="normal" fo:font-style="normal" fo:font-weight="bold" officeooo:rsid="000b10ed" officeooo:paragraph-rsid="002ed8ea" style:letter-kerning="true" style:font-name-asian="DejaVu Sans" style:font-size-asian="12pt" style:font-weight-asian="bold" style:font-name-complex="Arial3" style:font-size-complex="12pt" style:font-weight-complex="bold"/>
    </style:style>
    <style:style style:name="P3" style:family="paragraph" style:parent-style-name="Standard">
      <style:text-properties fo:font-variant="normal" fo:text-transform="none" fo:color="#008000" style:font-name="Liberation Sans" fo:font-size="9.75pt" fo:letter-spacing="normal" fo:font-style="normal" fo:font-weight="bold" officeooo:rsid="000b10ed" officeooo:paragraph-rsid="002cafda" style:letter-kerning="true" style:font-name-asian="DejaVu Sans" style:font-size-asian="12pt" style:font-weight-asian="bold" style:font-name-complex="Arial3" style:font-size-complex="12pt" style:font-weight-complex="bold"/>
    </style:style>
    <style:style style:name="P4" style:family="paragraph" style:parent-style-name="Standard">
      <style:text-properties fo:font-variant="normal" fo:text-transform="none" style:use-window-font-color="true" style:font-name="Arial2" fo:font-size="9.75pt" fo:letter-spacing="normal" fo:font-style="normal" fo:font-weight="bold" officeooo:rsid="0015888f" officeooo:paragraph-rsid="0015888f" fo:background-color="transparent" style:font-weight-asian="bold" style:font-weight-complex="bold"/>
    </style:style>
    <style:style style:name="P5" style:family="paragraph" style:parent-style-name="Standard">
      <style:text-properties fo:font-variant="normal" fo:text-transform="none" style:use-window-font-color="true" style:font-name="Arial2" fo:font-size="9.75pt" fo:letter-spacing="normal" fo:font-style="normal" fo:font-weight="bold" officeooo:rsid="0015888f" officeooo:paragraph-rsid="002bee39" fo:background-color="transparent" style:font-weight-asian="bold" style:font-weight-complex="bold"/>
    </style:style>
    <style:style style:name="P6" style:family="paragraph" style:parent-style-name="Standard">
      <style:text-properties fo:font-variant="normal" fo:text-transform="none" style:use-window-font-color="true" style:font-name="Arial2" fo:font-size="9.75pt" fo:letter-spacing="normal" fo:font-style="normal" fo:font-weight="bold" officeooo:rsid="0015888f" officeooo:paragraph-rsid="002cafda" fo:background-color="transparent" style:font-weight-asian="bold" style:font-weight-complex="bold"/>
    </style:style>
    <style:style style:name="P7" style:family="paragraph" style:parent-style-name="Standard">
      <style:text-properties fo:font-variant="normal" fo:text-transform="none" style:use-window-font-color="true" style:font-name="Arial2" fo:font-size="9.75pt" fo:letter-spacing="normal" fo:font-style="normal" fo:font-weight="bold" officeooo:rsid="0027e303" officeooo:paragraph-rsid="0027e303" fo:background-color="transparent" style:font-weight-asian="bold" style:font-weight-complex="bold"/>
    </style:style>
    <style:style style:name="P8" style:family="paragraph" style:parent-style-name="Standard">
      <style:text-properties fo:font-variant="normal" fo:text-transform="none" style:use-window-font-color="true" style:font-name="Arial2" fo:font-size="12pt" fo:letter-spacing="normal" fo:font-style="normal" fo:font-weight="bold" officeooo:rsid="0015888f" officeooo:paragraph-rsid="0015888f" fo:background-color="transparent" style:font-size-asian="12pt" style:font-weight-asian="bold" style:font-size-complex="12pt" style:font-weight-complex="bold"/>
    </style:style>
    <style:style style:name="P9" style:family="paragraph" style:parent-style-name="Standard">
      <style:text-properties fo:font-variant="normal" fo:text-transform="none" style:use-window-font-color="true" style:font-name="Courier New" fo:font-size="10pt" fo:letter-spacing="normal" fo:font-style="normal" fo:font-weight="normal" officeooo:rsid="0015888f" officeooo:paragraph-rsid="0015888f" fo:background-color="transparent" style:font-size-asian="10pt" style:font-weight-asian="normal" style:font-size-complex="10pt" style:font-weight-complex="normal"/>
    </style:style>
    <style:style style:name="P10" style:family="paragraph" style:parent-style-name="Standard">
      <style:text-properties fo:font-variant="normal" fo:text-transform="none" style:use-window-font-color="true" style:font-name="Courier New" fo:font-size="10pt" fo:letter-spacing="normal" fo:font-style="normal" fo:font-weight="normal" officeooo:rsid="0015888f" officeooo:paragraph-rsid="002bee39" fo:background-color="transparent" style:font-size-asian="10pt" style:font-weight-asian="normal" style:font-size-complex="10pt" style:font-weight-complex="normal"/>
    </style:style>
    <style:style style:name="P11" style:family="paragraph" style:parent-style-name="Standard">
      <style:text-properties fo:font-variant="normal" fo:text-transform="none" style:use-window-font-color="true" style:font-name="Courier New" fo:font-size="10pt" fo:letter-spacing="normal" fo:font-style="normal" fo:font-weight="normal" officeooo:rsid="0015888f" officeooo:paragraph-rsid="002cafda" fo:background-color="transparent" style:font-size-asian="10pt" style:font-weight-asian="normal" style:font-size-complex="10pt" style:font-weight-complex="normal"/>
    </style:style>
    <style:style style:name="P12" style:family="paragraph" style:parent-style-name="Standard">
      <style:text-properties fo:font-variant="normal" fo:text-transform="none" style:use-window-font-color="true" style:font-name="Courier New" fo:font-size="10pt" fo:letter-spacing="normal" fo:font-style="normal" fo:font-weight="normal" officeooo:rsid="0015888f" officeooo:paragraph-rsid="003466dc" fo:background-color="transparent" style:font-size-asian="10pt" style:font-weight-asian="normal" style:font-size-complex="10pt" style:font-weight-complex="normal"/>
    </style:style>
    <style:style style:name="P13" style:family="paragraph" style:parent-style-name="Standard">
      <style:text-properties fo:font-variant="normal" fo:text-transform="none" style:use-window-font-color="true" style:font-name="Courier New" fo:font-size="10pt" fo:letter-spacing="normal" fo:font-style="normal" fo:font-weight="normal" officeooo:rsid="0022609a" officeooo:paragraph-rsid="0022609a" fo:background-color="transparent" style:font-size-asian="10pt" style:font-weight-asian="normal" style:font-size-complex="10pt" style:font-weight-complex="normal"/>
    </style:style>
    <style:style style:name="P14" style:family="paragraph" style:parent-style-name="Standard">
      <style:text-properties fo:font-variant="normal" fo:text-transform="none" style:use-window-font-color="true" style:font-name="Courier New" fo:font-size="10pt" fo:letter-spacing="normal" fo:font-style="normal" fo:font-weight="normal" officeooo:rsid="003466dc" officeooo:paragraph-rsid="003466dc" fo:background-color="transparent" style:font-size-asian="10pt" style:font-weight-asian="normal" style:font-size-complex="10pt" style:font-weight-complex="normal"/>
    </style:style>
    <style:style style:name="P15" style:family="paragraph" style:parent-style-name="Standard">
      <style:text-properties fo:font-variant="normal" fo:text-transform="none" style:use-window-font-color="true" style:font-name="Courier New" fo:font-size="10pt" fo:letter-spacing="normal" fo:font-style="normal" fo:font-weight="bold" officeooo:rsid="0011f342" officeooo:paragraph-rsid="0011f342" fo:background-color="transparent" style:font-size-asian="10pt" style:font-weight-asian="bold" style:font-size-complex="10pt" style:font-weight-complex="bold"/>
    </style:style>
    <style:style style:name="P16" style:family="paragraph" style:parent-style-name="Standard">
      <style:text-properties fo:font-variant="normal" fo:text-transform="none" style:use-window-font-color="true" style:font-name="Courier New" fo:font-size="10pt" fo:letter-spacing="normal" fo:font-style="normal" fo:font-weight="bold" officeooo:rsid="0015888f" officeooo:paragraph-rsid="0027e303" fo:background-color="transparent" style:font-size-asian="10pt" style:font-weight-asian="bold" style:font-size-complex="10pt" style:font-weight-complex="bold"/>
    </style:style>
    <style:style style:name="P17" style:family="paragraph" style:parent-style-name="Standard">
      <style:text-properties fo:font-variant="normal" fo:text-transform="none" style:use-window-font-color="true" style:font-name="Courier New" fo:font-size="10pt" fo:letter-spacing="normal" fo:font-style="normal" fo:font-weight="bold" officeooo:rsid="003466dc" officeooo:paragraph-rsid="003466dc" fo:background-color="transparent" style:font-size-asian="10pt" style:font-weight-asian="bold" style:font-size-complex="10pt" style:font-weight-complex="bold"/>
    </style:style>
    <style:style style:name="P18" style:family="paragraph" style:parent-style-name="Standard">
      <style:text-properties fo:font-variant="normal" fo:text-transform="none" style:use-window-font-color="true" style:font-name="Liberation Sans" fo:font-size="10pt" fo:letter-spacing="normal" fo:font-style="normal" fo:font-weight="normal" officeooo:rsid="003466dc" officeooo:paragraph-rsid="003466dc" fo:background-color="transparent" style:font-size-asian="10pt" style:font-weight-asian="normal" style:font-size-complex="10pt" style:font-weight-complex="normal"/>
    </style:style>
    <style:style style:name="P19" style:family="paragraph" style:parent-style-name="Standard">
      <style:text-properties fo:font-variant="normal" fo:text-transform="none" style:use-window-font-color="true" style:font-name="ZOKGNU+CourierStd-Bold" fo:font-size="9pt" fo:letter-spacing="normal" fo:font-style="normal" fo:font-weight="bold" officeooo:rsid="0027e303" officeooo:paragraph-rsid="0022609a" fo:background-color="transparent" style:font-size-asian="9pt" style:font-weight-asian="bold" style:font-weight-complex="bold"/>
    </style:style>
    <style:style style:name="P20" style:family="paragraph" style:parent-style-name="Standard">
      <style:text-properties fo:font-variant="normal" fo:text-transform="none" fo:color="#000000" style:font-name="Courier New" fo:font-size="10pt" fo:letter-spacing="normal" fo:font-style="normal" fo:font-weight="normal" officeooo:rsid="000e8c5b" officeooo:paragraph-rsid="0015888f" fo:background-color="transparent" style:font-size-asian="10pt" style:font-weight-asian="normal" style:font-size-complex="10pt" style:font-weight-complex="normal"/>
    </style:style>
    <style:style style:name="P21" style:family="paragraph" style:parent-style-name="Standard">
      <style:text-properties fo:font-variant="normal" fo:text-transform="none" fo:color="#000000" style:font-name="Courier New" fo:font-size="10pt" fo:letter-spacing="normal" fo:font-style="normal" fo:font-weight="normal" officeooo:rsid="000e8c5b" officeooo:paragraph-rsid="001a76ab" fo:background-color="transparent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style:font-name="Courier New" fo:font-size="10pt" fo:letter-spacing="normal" fo:font-style="normal" fo:font-weight="normal" fo:background-color="transparent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style:font-name="Courier New" fo:font-size="10pt" fo:letter-spacing="normal" fo:font-style="normal" fo:font-weight="normal" officeooo:paragraph-rsid="001c6a35" fo:background-color="transparent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style:font-name="Courier New" fo:font-size="10pt" fo:letter-spacing="normal" fo:font-style="normal" fo:font-weight="normal" officeooo:rsid="001ec0e7" officeooo:paragraph-rsid="001ec0e7" fo:background-color="transparent" style:font-size-asian="10pt" style:font-weight-asian="normal" style:font-size-complex="10pt" style:font-weight-complex="normal"/>
    </style:style>
    <style:style style:name="P25" style:family="paragraph" style:parent-style-name="Standard">
      <style:text-properties fo:font-variant="normal" fo:text-transform="none" fo:color="#000000" style:font-name="Courier New" fo:font-size="10pt" fo:letter-spacing="normal" fo:font-style="normal" fo:font-weight="normal" officeooo:paragraph-rsid="002ed8ea" style:font-size-asian="10pt" style:font-weight-asian="normal" style:font-size-complex="10pt" style:font-weight-complex="normal"/>
    </style:style>
    <style:style style:name="P26" style:family="paragraph" style:parent-style-name="Standard">
      <style:text-properties fo:font-variant="normal" fo:text-transform="none" fo:color="#000000" style:font-name="Courier New" fo:font-size="10pt" fo:letter-spacing="normal" fo:font-style="normal" fo:font-weight="normal" officeooo:rsid="003b423d" officeooo:paragraph-rsid="003b423d" style:font-size-asian="10pt" style:font-weight-asian="normal" style:font-size-complex="10pt" style:font-weight-complex="normal"/>
    </style:style>
    <style:style style:name="P27" style:family="paragraph" style:parent-style-name="Standard">
      <style:text-properties fo:font-variant="normal" fo:text-transform="none" fo:color="#000000" style:font-name="Courier New" fo:font-size="10pt" fo:letter-spacing="normal" fo:font-style="normal" fo:font-weight="normal" officeooo:rsid="00733a95" officeooo:paragraph-rsid="00733a95" style:font-size-asian="10pt" style:font-weight-asian="normal" style:font-size-complex="10pt" style:font-weight-complex="normal"/>
    </style:style>
    <style:style style:name="P28" style:family="paragraph" style:parent-style-name="Standard">
      <style:text-properties fo:font-variant="normal" fo:text-transform="none" fo:color="#000000" style:font-name="Courier New" fo:font-size="10pt" fo:letter-spacing="normal" fo:font-style="normal" fo:font-weight="normal" officeooo:rsid="002cafda" officeooo:paragraph-rsid="00426967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Standard">
      <style:text-properties fo:font-variant="normal" fo:text-transform="none" fo:color="#000000" style:font-name="Courier New" fo:font-size="10pt" fo:letter-spacing="normal" fo:font-style="normal" fo:font-weight="normal" officeooo:rsid="00426967" officeooo:paragraph-rsid="00426967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Standard">
      <style:text-properties fo:font-variant="normal" fo:text-transform="none" fo:color="#000000" style:font-name="Courier New" fo:font-size="10pt" fo:letter-spacing="normal" fo:font-style="normal" fo:font-weight="normal" officeooo:rsid="00426967" officeooo:paragraph-rsid="004bd737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Standard">
      <style:text-properties fo:font-variant="normal" fo:text-transform="none" fo:color="#000000" style:font-name="Courier New" fo:font-size="10pt" fo:letter-spacing="normal" fo:font-style="normal" fo:font-weight="normal" officeooo:rsid="00426967" officeooo:paragraph-rsid="00513fe9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Standard">
      <style:text-properties fo:font-variant="normal" fo:text-transform="none" fo:color="#000000" style:font-name="Courier New" fo:font-size="10pt" fo:letter-spacing="normal" fo:font-style="normal" fo:font-weight="normal" officeooo:rsid="004ecaaa" officeooo:paragraph-rsid="004ecaaa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Standard">
      <style:text-properties fo:font-variant="normal" fo:text-transform="none" fo:color="#000000" style:font-name="Courier New" fo:font-size="10pt" fo:letter-spacing="normal" fo:font-style="normal" fo:font-weight="normal" officeooo:rsid="004f69f2" officeooo:paragraph-rsid="004f69f2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Standard">
      <style:text-properties fo:font-variant="normal" fo:text-transform="none" fo:color="#000000" style:font-name="Courier New" fo:font-size="10pt" fo:letter-spacing="normal" fo:font-style="normal" fo:font-weight="normal" officeooo:rsid="004bd737" officeooo:paragraph-rsid="004bd737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Standard">
      <style:text-properties fo:font-variant="normal" fo:text-transform="none" fo:color="#000000" style:font-name="Courier New" fo:font-size="10pt" fo:letter-spacing="normal" fo:font-style="normal" fo:font-weight="normal" officeooo:rsid="004a1aba" officeooo:paragraph-rsid="004a1aba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Standard">
      <style:text-properties fo:font-variant="normal" fo:text-transform="none" fo:color="#000000" style:font-name="Courier New" fo:font-size="10pt" fo:letter-spacing="normal" fo:font-style="normal" fo:font-weight="bold" officeooo:rsid="00426967" officeooo:paragraph-rsid="00426967" style:font-size-asian="10pt" style:font-style-asian="normal" style:font-weight-asian="bold" style:font-size-complex="10pt" style:font-style-complex="normal" style:font-weight-complex="bold"/>
    </style:style>
    <style:style style:name="P37" style:family="paragraph" style:parent-style-name="Standard">
      <style:text-properties fo:font-variant="normal" fo:text-transform="none" fo:color="#000000" style:font-name="Courier New" fo:font-size="10pt" fo:letter-spacing="normal" fo:font-style="normal" fo:font-weight="bold" officeooo:rsid="004a1aba" officeooo:paragraph-rsid="004a1aba" style:font-size-asian="10pt" style:font-style-asian="normal" style:font-weight-asian="bold" style:font-size-complex="10pt" style:font-style-complex="normal" style:font-weight-complex="bold"/>
    </style:style>
    <style:style style:name="P38" style:family="paragraph" style:parent-style-name="Standard">
      <style:text-properties fo:font-variant="normal" fo:text-transform="none" fo:color="#000000" style:font-name="Courier New" fo:font-size="14pt" fo:letter-spacing="normal" fo:font-style="normal" fo:font-weight="bold" officeooo:rsid="002cafda" officeooo:paragraph-rsid="003b423d" style:font-size-asian="14pt" style:font-weight-asian="bold" style:font-size-complex="14pt" style:font-weight-complex="bold"/>
    </style:style>
    <style:style style:name="P39" style:family="paragraph" style:parent-style-name="Standard">
      <style:text-properties fo:font-variant="normal" fo:text-transform="none" fo:color="#000000" style:font-name="Courier New" fo:font-size="14pt" fo:letter-spacing="normal" fo:font-style="normal" fo:font-weight="bold" officeooo:rsid="002cafda" officeooo:paragraph-rsid="00415381" style:font-size-asian="14pt" style:font-weight-asian="bold" style:font-size-complex="14pt" style:font-weight-complex="bold"/>
    </style:style>
    <style:style style:name="P40" style:family="paragraph" style:parent-style-name="Standard">
      <style:text-properties fo:font-variant="normal" fo:text-transform="none" fo:color="#000000" style:font-name="Courier New" fo:font-size="14pt" fo:letter-spacing="normal" fo:font-style="normal" fo:font-weight="bold" officeooo:rsid="00426967" officeooo:paragraph-rsid="004c3d8b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>
      <style:text-properties fo:font-variant="normal" fo:text-transform="none" fo:color="#000000" style:font-name="Courier New" fo:font-size="14pt" fo:letter-spacing="normal" fo:font-style="normal" fo:font-weight="bold" officeooo:rsid="004c3d8b" officeooo:paragraph-rsid="004c3d8b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>
      <style:text-properties fo:font-variant="normal" fo:text-transform="none" fo:color="#000000" style:font-name="Courier New" fo:font-size="14pt" fo:letter-spacing="normal" fo:font-style="normal" fo:font-weight="bold" officeooo:rsid="0035135a" officeooo:paragraph-rsid="0035135a" style:letter-kerning="true" style:font-name-asian="DejaVu Sans" style:font-size-asian="14pt" style:font-weight-asian="bold" style:font-name-complex="Arial3" style:font-size-complex="14pt" style:font-weight-complex="bold"/>
    </style:style>
    <style:style style:name="P43" style:family="paragraph" style:parent-style-name="Standard">
      <style:text-properties fo:font-variant="normal" fo:text-transform="none" fo:color="#000000" style:font-name="Arial2" fo:font-size="9.75pt" fo:letter-spacing="normal" fo:font-style="normal" fo:font-weight="bold" officeooo:rsid="0015888f" officeooo:paragraph-rsid="0015888f" fo:background-color="transparent" style:font-weight-asian="bold" style:font-weight-complex="bold"/>
    </style:style>
    <style:style style:name="P44" style:family="paragraph" style:parent-style-name="Standard">
      <style:text-properties fo:font-variant="normal" fo:text-transform="none" fo:color="#000000" style:font-name="dejavu sans mono" fo:font-size="8.25pt" fo:letter-spacing="normal" fo:font-style="normal" fo:font-weight="normal" officeooo:rsid="0090b8c1" officeooo:paragraph-rsid="0090b8c1" style:font-size-asian="14pt" style:font-style-asian="italic" style:font-weight-asian="bold" style:font-size-complex="14pt" style:font-style-complex="italic" style:font-weight-complex="bold"/>
    </style:style>
    <style:style style:name="P45" style:family="paragraph" style:parent-style-name="Standard">
      <style:text-properties fo:font-variant="normal" fo:text-transform="none" fo:color="#0000ff" style:font-name="Courier New" fo:font-size="14pt" fo:letter-spacing="normal" fo:font-style="italic" fo:font-weight="bold" officeooo:rsid="003b423d" officeooo:paragraph-rsid="003b423d" style:font-size-asian="14pt" style:font-style-asian="italic" style:font-weight-asian="bold" style:font-size-complex="14pt" style:font-style-complex="italic" style:font-weight-complex="bold"/>
    </style:style>
    <style:style style:name="P46" style:family="paragraph" style:parent-style-name="Standard">
      <style:text-properties fo:font-variant="normal" fo:text-transform="none" fo:color="#0000ff" style:font-name="Courier New" fo:font-size="14pt" fo:letter-spacing="normal" fo:font-style="italic" fo:font-weight="bold" officeooo:rsid="003b423d" officeooo:paragraph-rsid="00415381" style:font-size-asian="14pt" style:font-style-asian="italic" style:font-weight-asian="bold" style:font-size-complex="14pt" style:font-style-complex="italic" style:font-weight-complex="bold"/>
    </style:style>
    <style:style style:name="P47" style:family="paragraph" style:parent-style-name="Standard">
      <style:paragraph-properties fo:text-align="start" style:justify-single-word="false"/>
      <style:text-properties style:font-name="Courier New" fo:font-size="10pt" style:font-size-asian="10pt" style:font-size-complex="10pt"/>
    </style:style>
    <style:style style:name="P48" style:family="paragraph" style:parent-style-name="Standard">
      <style:paragraph-properties fo:text-align="start" style:justify-single-word="false"/>
      <style:text-properties style:font-name="Courier New" fo:font-size="10pt" officeooo:paragraph-rsid="00328577" style:font-size-asian="10pt" style:font-size-complex="10pt"/>
    </style:style>
    <style:style style:name="P49" style:family="paragraph" style:parent-style-name="Standard">
      <style:text-properties style:font-name="Courier New" fo:font-size="10pt" officeooo:paragraph-rsid="004c3d8b" style:font-size-asian="10pt" style:font-size-complex="10pt"/>
    </style:style>
    <style:style style:name="P50" style:family="paragraph" style:parent-style-name="Standard">
      <style:text-properties style:font-name="Courier New" fo:font-size="10pt" officeooo:rsid="004c3d8b" officeooo:paragraph-rsid="004c3d8b" style:font-size-asian="10pt" style:font-size-complex="10pt"/>
    </style:style>
    <style:style style:name="P51" style:family="paragraph" style:parent-style-name="Standard">
      <style:text-properties style:font-name="Courier New" fo:font-size="10pt" fo:font-weight="normal" officeooo:paragraph-rsid="002cafda" style:font-size-asian="10pt" style:font-weight-asian="normal" style:font-size-complex="10pt" style:font-weight-complex="normal"/>
    </style:style>
    <style:style style:name="P52" style:family="paragraph" style:parent-style-name="Standard">
      <style:text-properties style:font-name="Courier New" fo:font-size="10pt" fo:font-weight="normal" officeooo:rsid="002cafda" officeooo:paragraph-rsid="002cafda" style:font-size-asian="10pt" style:font-weight-asian="normal" style:font-size-complex="10pt" style:font-weight-complex="normal"/>
    </style:style>
    <style:style style:name="P53" style:family="paragraph" style:parent-style-name="Standard">
      <style:text-properties style:font-name="Courier New" fo:font-size="10pt" fo:font-weight="normal" officeooo:rsid="002cafda" officeooo:paragraph-rsid="003b423d" style:font-size-asian="10pt" style:font-weight-asian="normal" style:font-size-complex="10pt" style:font-weight-complex="normal"/>
    </style:style>
    <style:style style:name="P54" style:family="paragraph" style:parent-style-name="Standard">
      <style:text-properties style:font-name="Courier New" fo:font-size="10pt" fo:font-weight="normal" officeooo:rsid="002ed8ea" officeooo:paragraph-rsid="002ed8ea" style:font-size-asian="10pt" style:font-weight-asian="normal" style:font-size-complex="10pt" style:font-weight-complex="normal"/>
    </style:style>
    <style:style style:name="P55" style:family="paragraph" style:parent-style-name="Standard">
      <style:text-properties style:font-name="Courier New" fo:font-size="10pt" fo:font-weight="normal" officeooo:rsid="004c3d8b" officeooo:paragraph-rsid="004c3d8b" style:font-size-asian="10pt" style:font-weight-asian="normal" style:font-size-complex="10pt" style:font-weight-complex="normal"/>
    </style:style>
    <style:style style:name="P56" style:family="paragraph" style:parent-style-name="Standard">
      <style:text-properties style:font-name="Courier New" fo:font-size="10pt" fo:font-weight="normal" officeooo:rsid="00647170" officeooo:paragraph-rsid="00647170" style:font-size-asian="10pt" style:font-weight-asian="normal" style:font-size-complex="10pt" style:font-weight-complex="normal"/>
    </style:style>
    <style:style style:name="P57" style:family="paragraph" style:parent-style-name="Standard">
      <style:text-properties style:font-name="Courier New" fo:font-size="10pt" fo:font-weight="normal" officeooo:rsid="00647170" officeooo:paragraph-rsid="0074d849" style:font-size-asian="10pt" style:font-weight-asian="normal" style:font-size-complex="10pt" style:font-weight-complex="normal"/>
    </style:style>
    <style:style style:name="P58" style:family="paragraph" style:parent-style-name="Standard">
      <style:text-properties style:font-name="Courier New" fo:font-size="10pt" fo:font-weight="normal" officeooo:rsid="0063eac3" officeooo:paragraph-rsid="0063eac3" style:font-size-asian="10pt" style:font-weight-asian="normal" style:font-size-complex="10pt" style:font-weight-complex="normal"/>
    </style:style>
    <style:style style:name="P59" style:family="paragraph" style:parent-style-name="Standard">
      <style:text-properties style:font-name="Courier New" fo:font-size="10pt" fo:font-weight="normal" officeooo:rsid="0067e301" officeooo:paragraph-rsid="0067e301" style:font-size-asian="10pt" style:font-weight-asian="normal" style:font-size-complex="10pt" style:font-weight-complex="normal"/>
    </style:style>
    <style:style style:name="P60" style:family="paragraph" style:parent-style-name="Standard">
      <style:text-properties style:font-name="Courier New" fo:font-size="10pt" fo:font-weight="normal" officeooo:rsid="006f71b1" officeooo:paragraph-rsid="006f71b1" style:font-size-asian="10pt" style:font-weight-asian="normal" style:font-size-complex="10pt" style:font-weight-complex="normal"/>
    </style:style>
    <style:style style:name="P61" style:family="paragraph" style:parent-style-name="Standard">
      <style:text-properties style:font-name="Courier New" fo:font-size="10pt" fo:font-weight="normal" officeooo:rsid="0074d849" officeooo:paragraph-rsid="0074d849" style:font-size-asian="10pt" style:font-weight-asian="normal" style:font-size-complex="10pt" style:font-weight-complex="normal"/>
    </style:style>
    <style:style style:name="P62" style:family="paragraph" style:parent-style-name="Standard">
      <style:text-properties style:font-name="Courier New" fo:font-size="10pt" fo:font-weight="normal" officeooo:rsid="0078061c" officeooo:paragraph-rsid="0078061c" style:font-size-asian="10pt" style:font-weight-asian="normal" style:font-size-complex="10pt" style:font-weight-complex="normal"/>
    </style:style>
    <style:style style:name="P63" style:family="paragraph" style:parent-style-name="Standard">
      <style:text-properties style:font-name="Courier New" fo:font-size="10pt" fo:font-weight="normal" officeooo:rsid="0078061c" officeooo:paragraph-rsid="00957d5b" style:font-size-asian="10pt" style:font-weight-asian="normal" style:font-size-complex="10pt" style:font-weight-complex="normal"/>
    </style:style>
    <style:style style:name="P64" style:family="paragraph" style:parent-style-name="Standard">
      <style:text-properties style:font-name="Courier New" fo:font-size="10pt" fo:font-weight="normal" officeooo:rsid="0078061c" officeooo:paragraph-rsid="009ccdca" style:font-size-asian="10pt" style:font-weight-asian="normal" style:font-size-complex="10pt" style:font-weight-complex="normal"/>
    </style:style>
    <style:style style:name="P65" style:family="paragraph" style:parent-style-name="Standard">
      <style:text-properties style:font-name="Courier New" fo:font-size="10pt" fo:font-weight="normal" officeooo:rsid="0078061c" officeooo:paragraph-rsid="009ede41" style:font-size-asian="10pt" style:font-weight-asian="normal" style:font-size-complex="10pt" style:font-weight-complex="normal"/>
    </style:style>
    <style:style style:name="P66" style:family="paragraph" style:parent-style-name="Standard">
      <style:text-properties style:font-name="Courier New" fo:font-size="10pt" fo:font-weight="normal" officeooo:rsid="0078061c" officeooo:paragraph-rsid="00a00982" style:font-size-asian="10pt" style:font-weight-asian="normal" style:font-size-complex="10pt" style:font-weight-complex="normal"/>
    </style:style>
    <style:style style:name="P67" style:family="paragraph" style:parent-style-name="Standard">
      <style:text-properties style:font-name="Courier New" fo:font-size="10pt" fo:font-weight="normal" officeooo:rsid="0078061c" officeooo:paragraph-rsid="00a59a77" style:font-size-asian="10pt" style:font-weight-asian="normal" style:font-size-complex="10pt" style:font-weight-complex="normal"/>
    </style:style>
    <style:style style:name="P68" style:family="paragraph" style:parent-style-name="Standard">
      <style:text-properties style:font-name="Courier New" fo:font-size="10pt" fo:font-weight="normal" officeooo:rsid="0078061c" officeooo:paragraph-rsid="00a8aa08" style:font-size-asian="10pt" style:font-weight-asian="normal" style:font-size-complex="10pt" style:font-weight-complex="normal"/>
    </style:style>
    <style:style style:name="P69" style:family="paragraph" style:parent-style-name="Standard">
      <style:text-properties style:font-name="Courier New" fo:font-size="10pt" fo:font-weight="normal" officeooo:rsid="007e38a4" officeooo:paragraph-rsid="007e38a4" style:font-size-asian="10pt" style:font-weight-asian="normal" style:font-size-complex="10pt" style:font-weight-complex="normal"/>
    </style:style>
    <style:style style:name="P70" style:family="paragraph" style:parent-style-name="Standard">
      <style:text-properties style:font-name="Courier New" fo:font-size="10pt" fo:font-weight="normal" officeooo:rsid="0082d23c" officeooo:paragraph-rsid="0082d23c" style:font-size-asian="10pt" style:font-weight-asian="normal" style:font-size-complex="10pt" style:font-weight-complex="normal"/>
    </style:style>
    <style:style style:name="P71" style:family="paragraph" style:parent-style-name="Standard">
      <style:text-properties style:font-name="Courier New" fo:font-size="10pt" fo:font-weight="normal" officeooo:rsid="00874169" officeooo:paragraph-rsid="00910193" style:font-size-asian="10pt" style:font-weight-asian="normal" style:font-size-complex="10pt" style:font-weight-complex="normal"/>
    </style:style>
    <style:style style:name="P72" style:family="paragraph" style:parent-style-name="Standard">
      <style:text-properties style:font-name="Courier New" fo:font-size="10pt" fo:font-weight="normal" officeooo:rsid="0093c1d2" officeooo:paragraph-rsid="0093c1d2" style:font-size-asian="10pt" style:font-weight-asian="normal" style:font-size-complex="10pt" style:font-weight-complex="normal"/>
    </style:style>
    <style:style style:name="P73" style:family="paragraph" style:parent-style-name="Standard">
      <style:text-properties style:font-name="Courier New" fo:font-size="10pt" fo:font-weight="normal" officeooo:rsid="009441f0" officeooo:paragraph-rsid="009441f0" style:font-size-asian="10pt" style:font-weight-asian="normal" style:font-size-complex="10pt" style:font-weight-complex="normal"/>
    </style:style>
    <style:style style:name="P74" style:family="paragraph" style:parent-style-name="Standard">
      <style:text-properties style:font-name="Courier New" fo:font-size="10pt" fo:font-weight="normal" officeooo:rsid="00957d5b" officeooo:paragraph-rsid="00957d5b" style:font-size-asian="10pt" style:font-weight-asian="normal" style:font-size-complex="10pt" style:font-weight-complex="normal"/>
    </style:style>
    <style:style style:name="P75" style:family="paragraph" style:parent-style-name="Standard">
      <style:text-properties style:font-name="Courier New" fo:font-size="10pt" fo:font-weight="normal" officeooo:rsid="00957d5b" officeooo:paragraph-rsid="00977a9c" style:font-size-asian="10pt" style:font-weight-asian="normal" style:font-size-complex="10pt" style:font-weight-complex="normal"/>
    </style:style>
    <style:style style:name="P76" style:family="paragraph" style:parent-style-name="Standard">
      <style:text-properties style:font-name="Courier New" fo:font-size="10pt" fo:font-weight="normal" officeooo:rsid="00977a9c" officeooo:paragraph-rsid="00977a9c" style:font-size-asian="10pt" style:font-weight-asian="normal" style:font-size-complex="10pt" style:font-weight-complex="normal"/>
    </style:style>
    <style:style style:name="P77" style:family="paragraph" style:parent-style-name="Standard">
      <style:text-properties style:font-name="Courier New" fo:font-size="10pt" fo:font-weight="normal" officeooo:rsid="0099abcd" officeooo:paragraph-rsid="0099abcd" style:font-size-asian="10pt" style:font-weight-asian="normal" style:font-size-complex="10pt" style:font-weight-complex="normal"/>
    </style:style>
    <style:style style:name="P78" style:family="paragraph" style:parent-style-name="Standard">
      <style:text-properties style:font-name="Courier New" fo:font-size="10pt" fo:font-weight="normal" officeooo:rsid="009ccdca" officeooo:paragraph-rsid="009ccdca" style:font-size-asian="10pt" style:font-weight-asian="normal" style:font-size-complex="10pt" style:font-weight-complex="normal"/>
    </style:style>
    <style:style style:name="P79" style:family="paragraph" style:parent-style-name="Standard">
      <style:text-properties style:font-name="Courier New" fo:font-size="10pt" fo:font-weight="normal" officeooo:rsid="009e31ec" officeooo:paragraph-rsid="009e31ec" style:font-size-asian="10pt" style:font-weight-asian="normal" style:font-size-complex="10pt" style:font-weight-complex="normal"/>
    </style:style>
    <style:style style:name="P80" style:family="paragraph" style:parent-style-name="Standard">
      <style:text-properties style:font-name="Courier New" fo:font-size="10pt" fo:font-weight="normal" officeooo:rsid="009fa6ba" officeooo:paragraph-rsid="009fa6ba" style:font-size-asian="10pt" style:font-weight-asian="normal" style:font-size-complex="10pt" style:font-weight-complex="normal"/>
    </style:style>
    <style:style style:name="P81" style:family="paragraph" style:parent-style-name="Standard">
      <style:text-properties style:font-name="Courier New" fo:font-size="10pt" fo:font-weight="normal" officeooo:rsid="00a00982" officeooo:paragraph-rsid="00a00982" style:font-size-asian="10pt" style:font-weight-asian="normal" style:font-size-complex="10pt" style:font-weight-complex="normal"/>
    </style:style>
    <style:style style:name="P82" style:family="paragraph" style:parent-style-name="Standard">
      <style:text-properties style:font-name="Courier New" fo:font-size="10pt" fo:font-weight="normal" officeooo:rsid="00a20705" officeooo:paragraph-rsid="00a20705" style:font-size-asian="10pt" style:font-weight-asian="normal" style:font-size-complex="10pt" style:font-weight-complex="normal"/>
    </style:style>
    <style:style style:name="P83" style:family="paragraph" style:parent-style-name="Standard">
      <style:text-properties style:font-name="Courier New" fo:font-size="10pt" fo:font-weight="normal" officeooo:rsid="00a52f2c" officeooo:paragraph-rsid="00a52f2c" style:font-size-asian="10pt" style:font-weight-asian="normal" style:font-size-complex="10pt" style:font-weight-complex="normal"/>
    </style:style>
    <style:style style:name="P84" style:family="paragraph" style:parent-style-name="Standard">
      <style:text-properties style:font-name="Courier New" fo:font-size="10pt" fo:font-weight="normal" officeooo:rsid="00a59a77" officeooo:paragraph-rsid="00a59a77" style:font-size-asian="10pt" style:font-weight-asian="normal" style:font-size-complex="10pt" style:font-weight-complex="normal"/>
    </style:style>
    <style:style style:name="P85" style:family="paragraph" style:parent-style-name="Standard">
      <style:text-properties style:font-name="Courier New" fo:font-size="10pt" fo:font-weight="normal" officeooo:rsid="007b2798" officeooo:paragraph-rsid="0078061c" style:font-size-asian="10pt" style:font-weight-asian="normal" style:font-size-complex="10pt" style:font-weight-complex="normal"/>
    </style:style>
    <style:style style:name="P86" style:family="paragraph" style:parent-style-name="Standard">
      <style:text-properties style:font-name="Courier New" fo:font-size="10pt" fo:font-weight="normal" officeooo:rsid="00647170" officeooo:paragraph-rsid="00647170" fo:background-color="#ffff00" style:font-size-asian="10pt" style:font-weight-asian="normal" style:font-size-complex="10pt" style:font-weight-complex="normal"/>
    </style:style>
    <style:style style:name="P87" style:family="paragraph" style:parent-style-name="Standard">
      <style:text-properties style:font-name="Courier New" fo:font-size="10pt" fo:font-weight="normal" officeooo:rsid="007281ed" officeooo:paragraph-rsid="007281ed" fo:background-color="#ffff00" style:font-size-asian="10pt" style:font-weight-asian="normal" style:font-size-complex="10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89" style:family="paragraph" style:parent-style-name="Standard">
      <style:text-properties style:font-name="Courier New" fo:font-size="10pt" fo:font-weight="bold" officeooo:rsid="004e6da0" officeooo:paragraph-rsid="004e6da0" style:font-size-asian="10pt" style:font-weight-asian="bold" style:font-size-complex="10pt" style:font-weight-complex="bold"/>
    </style:style>
    <style:style style:name="P90" style:family="paragraph" style:parent-style-name="Standard">
      <style:text-properties style:font-name="Courier New" fo:font-size="10pt" fo:font-weight="bold" officeooo:rsid="0082d23c" officeooo:paragraph-rsid="0082d23c" style:font-size-asian="10pt" style:font-weight-asian="bold" style:font-size-complex="10pt" style:font-weight-complex="bold"/>
    </style:style>
    <style:style style:name="P91" style:family="paragraph" style:parent-style-name="Standard">
      <style:text-properties style:font-name="Courier New" fo:font-size="10pt" fo:font-weight="bold" officeooo:rsid="0078061c" officeooo:paragraph-rsid="00957d5b" style:font-size-asian="10pt" style:font-weight-asian="bold" style:font-size-complex="10pt" style:font-weight-complex="bold"/>
    </style:style>
    <style:style style:name="P92" style:family="paragraph" style:parent-style-name="Standard">
      <style:text-properties style:font-name="Courier New" fo:font-size="10pt" fo:font-weight="bold" officeooo:rsid="0078061c" officeooo:paragraph-rsid="00977a9c" style:font-size-asian="10pt" style:font-weight-asian="bold" style:font-size-complex="10pt" style:font-weight-complex="bold"/>
    </style:style>
    <style:style style:name="P93" style:family="paragraph" style:parent-style-name="Standard">
      <style:text-properties style:font-name="Courier New" fo:font-size="10pt" fo:font-weight="bold" officeooo:rsid="00977a9c" officeooo:paragraph-rsid="00977a9c" style:font-size-asian="10pt" style:font-weight-asian="bold" style:font-size-complex="10pt" style:font-weight-complex="bold"/>
    </style:style>
    <style:style style:name="P94" style:family="paragraph" style:parent-style-name="Standard">
      <style:paragraph-properties fo:text-align="start" style:justify-single-word="false"/>
      <style:text-properties style:font-name="Courier New" fo:font-size="10pt" style:text-underline-style="none" fo:font-weight="bold" style:font-size-asian="10pt" style:font-weight-asian="bold" style:font-size-complex="10pt" style:font-weight-complex="bold"/>
    </style:style>
    <style:style style:name="P95" style:family="paragraph" style:parent-style-name="Standard">
      <style:paragraph-properties fo:text-align="start" style:justify-single-word="false"/>
      <style:text-properties style:font-name="Courier New" fo:font-size="10pt" style:text-underline-style="none" fo:font-weight="bold" officeooo:paragraph-rsid="003b423d" style:font-size-asian="10pt" style:font-weight-asian="bold" style:font-size-complex="10pt" style:font-weight-complex="bold"/>
    </style:style>
    <style:style style:name="P96" style:family="paragraph" style:parent-style-name="Standard">
      <style:text-properties style:font-name="Courier New" fo:font-size="14pt" fo:font-weight="bold" officeooo:rsid="002cafda" officeooo:paragraph-rsid="003b423d" style:font-size-asian="14pt" style:font-weight-asian="bold" style:font-size-complex="14pt" style:font-weight-complex="bold"/>
    </style:style>
    <style:style style:name="P97" style:family="paragraph" style:parent-style-name="Standard">
      <style:text-properties style:font-name="Courier New" fo:font-size="14pt" fo:font-weight="bold" officeooo:paragraph-rsid="0035135a" style:font-size-asian="14pt" style:font-weight-asian="bold" style:font-size-complex="14pt" style:font-weight-complex="bold"/>
    </style:style>
    <style:style style:name="P98" style:family="paragraph" style:parent-style-name="Standard">
      <style:text-properties style:font-name="Courier New" fo:font-size="14pt" fo:font-weight="bold" officeooo:rsid="0067e301" officeooo:paragraph-rsid="0067e301" style:font-size-asian="14pt" style:font-weight-asian="bold" style:font-size-complex="14pt" style:font-weight-complex="bold"/>
    </style:style>
    <style:style style:name="P99" style:family="paragraph" style:parent-style-name="Standard">
      <style:text-properties style:font-name="Courier New" fo:font-size="14pt" fo:font-weight="bold" officeooo:rsid="0078061c" officeooo:paragraph-rsid="00874169" style:font-size-asian="14pt" style:font-weight-asian="bold" style:font-size-complex="14pt" style:font-weight-complex="bold"/>
    </style:style>
    <style:style style:name="P100" style:family="paragraph" style:parent-style-name="Standard">
      <style:text-properties style:font-name="Courier New" fo:font-size="14pt" fo:font-weight="bold" officeooo:rsid="0093c1d2" officeooo:paragraph-rsid="0093c1d2" style:font-size-asian="14pt" style:font-weight-asian="bold" style:font-size-complex="14pt" style:font-weight-complex="bold"/>
    </style:style>
    <style:style style:name="P101" style:family="paragraph" style:parent-style-name="Standard">
      <style:text-properties style:font-name="Courier New" fo:font-size="14pt" fo:font-weight="bold" officeooo:rsid="0099abcd" officeooo:paragraph-rsid="0099abcd" style:font-size-asian="14pt" style:font-weight-asian="bold" style:font-size-complex="14pt" style:font-weight-complex="bold"/>
    </style:style>
    <style:style style:name="P102" style:family="paragraph" style:parent-style-name="Standard">
      <style:text-properties style:font-name="Courier New" fo:font-size="14pt" fo:font-weight="bold" officeooo:rsid="009e31ec" officeooo:paragraph-rsid="009e31ec" style:font-size-asian="14pt" style:font-weight-asian="bold" style:font-size-complex="14pt" style:font-weight-complex="bold"/>
    </style:style>
    <style:style style:name="P103" style:family="paragraph" style:parent-style-name="Standard">
      <style:text-properties style:font-name="Courier New" fo:font-size="14pt" fo:font-weight="bold" officeooo:rsid="00a8aa08" officeooo:paragraph-rsid="00a8aa08" style:font-size-asian="14pt" style:font-weight-asian="bold" style:font-size-complex="14pt" style:font-weight-complex="bold"/>
    </style:style>
    <style:style style:name="P104" style:family="paragraph" style:parent-style-name="Standard">
      <style:text-properties style:font-name="Courier New" fo:font-size="14pt" fo:font-weight="bold" officeooo:rsid="006c0495" officeooo:paragraph-rsid="006c0495" fo:background-color="transparent" style:font-size-asian="14pt" style:font-weight-asian="bold" style:font-size-complex="14pt" style:font-weight-complex="bold"/>
    </style:style>
    <style:style style:name="P105" style:family="paragraph" style:parent-style-name="Standard">
      <style:text-properties style:font-name="Courier New" fo:font-size="14pt" fo:font-style="italic" fo:font-weight="bold" officeooo:rsid="009fa6ba" officeooo:paragraph-rsid="00ba14cd" fo:background-color="transparent" style:font-size-asian="14pt" style:font-style-asian="italic" style:font-weight-asian="bold" style:font-size-complex="14pt" style:font-style-complex="italic" style:font-weight-complex="bold"/>
    </style:style>
    <style:style style:name="P106" style:family="paragraph" style:parent-style-name="Standard">
      <style:text-properties style:font-name="Courier New" fo:font-size="48pt" fo:font-weight="bold" officeooo:rsid="00781910" officeooo:paragraph-rsid="00781910" style:font-size-asian="48pt" style:font-weight-asian="bold" style:font-size-complex="48pt" style:font-weight-complex="bold"/>
    </style:style>
    <style:style style:name="P107" style:family="paragraph" style:parent-style-name="Standard">
      <style:paragraph-properties fo:text-align="start" style:justify-single-word="false"/>
      <style:text-properties fo:color="#000000" style:font-name="Courier New" fo:font-size="10pt" fo:font-weight="normal" fo:background-color="transparent" style:font-size-asian="10pt" style:font-weight-asian="normal" style:font-size-complex="10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color="#000000" style:font-name="Courier New" fo:font-size="10pt" fo:font-weight="normal" officeooo:paragraph-rsid="001a76ab" fo:background-color="transparent" style:font-size-asian="10pt" style:font-weight-asian="normal" style:font-size-complex="10pt" style:font-weight-complex="normal"/>
    </style:style>
    <style:style style:name="P109" style:family="paragraph" style:parent-style-name="Standard">
      <style:text-properties fo:color="#000000" style:font-name="Courier New" fo:font-size="10pt" fo:font-weight="normal" officeooo:paragraph-rsid="002ed8ea" style:font-size-asian="10pt" style:font-weight-asian="normal" style:font-size-complex="10pt" style:font-weight-complex="normal"/>
    </style:style>
    <style:style style:name="P110" style:family="paragraph" style:parent-style-name="Standard">
      <style:text-properties fo:color="#000000" style:font-name="Courier New" fo:font-size="10pt" fo:font-weight="normal" officeooo:paragraph-rsid="00302112" style:font-size-asian="10pt" style:font-weight-asian="normal" style:font-size-complex="10pt" style:font-weight-complex="normal"/>
    </style:style>
    <style:style style:name="P111" style:family="paragraph" style:parent-style-name="Standard">
      <style:text-properties fo:color="#000000" style:font-name="Courier New" fo:font-size="10pt" fo:font-weight="normal" officeooo:rsid="003b423d" officeooo:paragraph-rsid="003b423d" style:font-size-asian="10pt" style:font-weight-asian="normal" style:font-size-complex="10pt" style:font-weight-complex="normal"/>
    </style:style>
    <style:style style:name="P112" style:family="paragraph" style:parent-style-name="Standard">
      <style:text-properties style:font-name="DMPJRM+CourierStd" fo:font-size="9pt" officeooo:paragraph-rsid="004a1aba" style:font-size-asian="9pt"/>
    </style:style>
    <style:style style:name="P113" style:family="paragraph" style:parent-style-name="Standard">
      <style:text-properties style:font-name="ZOKGNU+CourierStd-Bold" fo:font-size="9pt" fo:font-weight="normal" officeooo:paragraph-rsid="00302112" style:font-size-asian="9pt" style:font-weight-asian="normal" style:font-size-complex="10pt" style:font-weight-complex="normal"/>
    </style:style>
    <style:style style:name="P114" style:family="paragraph" style:parent-style-name="Standard">
      <style:text-properties style:font-name="ZOKGNU+CourierStd-Bold" fo:font-size="9pt" fo:font-weight="normal" officeooo:rsid="00302112" officeooo:paragraph-rsid="00302112" style:font-size-asian="9pt" style:font-weight-asian="normal" style:font-size-complex="10pt" style:font-weight-complex="normal"/>
    </style:style>
    <style:style style:name="P115" style:family="paragraph" style:parent-style-name="Standard">
      <style:text-properties style:font-name="ZOKGNU+CourierStd-Bold" fo:font-size="9pt" fo:font-weight="normal" officeooo:rsid="0035135a" officeooo:paragraph-rsid="0035135a" style:font-size-asian="9pt" style:font-weight-asian="normal" style:font-size-complex="10pt" style:font-weight-complex="normal"/>
    </style:style>
    <style:style style:name="P116" style:family="paragraph" style:parent-style-name="Standard">
      <style:text-properties officeooo:paragraph-rsid="004a1aba"/>
    </style:style>
    <style:style style:name="P117" style:family="paragraph" style:parent-style-name="Standard">
      <style:text-properties fo:color="#0000ff" style:font-name="Courier New" fo:font-size="10pt" fo:font-style="italic" fo:font-weight="bold" officeooo:rsid="004da3f5" officeooo:paragraph-rsid="004da3f5" style:font-size-asian="10pt" style:font-style-asian="italic" style:font-weight-asian="bold" style:font-size-complex="10pt" style:font-style-complex="italic" style:font-weight-complex="bold"/>
    </style:style>
    <style:style style:name="P118" style:family="paragraph" style:parent-style-name="Standard">
      <style:text-properties fo:color="#0000ff" style:font-name="Courier New" fo:font-size="10pt" fo:font-weight="normal" officeooo:rsid="00acb10a" officeooo:paragraph-rsid="00acb10a" style:font-size-asian="10pt" style:font-weight-asian="normal" style:font-size-complex="10pt" style:font-weight-complex="normal"/>
    </style:style>
    <style:style style:name="P119" style:family="paragraph" style:parent-style-name="Standard">
      <style:text-properties fo:color="#0000ff" style:font-name="Courier New" fo:font-size="10pt" fo:font-weight="normal" officeooo:rsid="00acb10a" officeooo:paragraph-rsid="0078061c" style:font-size-asian="10pt" style:font-weight-asian="normal" style:font-size-complex="10pt" style:font-weight-complex="normal"/>
    </style:style>
    <style:style style:name="P120" style:family="paragraph" style:parent-style-name="Standard">
      <style:text-properties officeooo:paragraph-rsid="0061139c"/>
    </style:style>
    <style:style style:name="P121" style:family="paragraph" style:parent-style-name="Standard">
      <style:text-properties style:use-window-font-color="true" style:font-name="Courier New" fo:font-size="14pt" fo:font-style="normal" fo:font-weight="bold" officeooo:rsid="0063eac3" officeooo:paragraph-rsid="0063eac3" style:font-size-asian="14pt" style:font-style-asian="normal" style:font-weight-asian="bold" style:font-size-complex="14pt" style:font-style-complex="normal" style:font-weight-complex="bold"/>
    </style:style>
    <style:style style:name="P122" style:family="paragraph" style:parent-style-name="Standard">
      <style:text-properties style:use-window-font-color="true" style:font-name="Courier New" fo:font-size="10pt" fo:font-style="normal" fo:font-weight="normal" officeooo:rsid="00621484" officeooo:paragraph-rsid="00621484" style:font-size-asian="10pt" style:font-style-asian="normal" style:font-weight-asian="normal" style:font-size-complex="10pt" style:font-style-complex="normal" style:font-weight-complex="normal"/>
    </style:style>
    <style:style style:name="P123" style:family="paragraph" style:parent-style-name="Standard">
      <style:text-properties style:use-window-font-color="true" style:text-outline="false" style:text-line-through-style="none" style:font-name="Courier New" fo:font-size="14pt" fo:font-style="normal" fo:text-shadow="none" style:text-underline-style="none" fo:font-weight="bold" officeooo:rsid="006c0495" officeooo:paragraph-rsid="007625db" style:letter-kerning="true" fo:background-color="transparent" style:font-name-asian="DejaVu Sans" style:font-size-asian="14pt" style:font-style-asian="normal" style:font-weight-asian="bold" style:font-name-complex="Arial3" style:font-size-complex="14pt" style:font-weight-complex="bold" style:text-emphasize="none"/>
    </style:style>
    <style:style style:name="P124" style:family="paragraph" style:parent-style-name="Standard">
      <style:text-properties style:font-name="Courier New2" fo:font-size="9pt" fo:font-weight="normal" officeooo:rsid="0078061c" officeooo:paragraph-rsid="0078061c" style:font-size-asian="9pt" style:font-weight-asian="normal" style:font-size-complex="10pt" style:font-weight-complex="normal"/>
    </style:style>
    <style:style style:name="P125" style:family="paragraph" style:parent-style-name="Standard">
      <style:paragraph-properties fo:text-align="start" style:justify-single-word="false"/>
      <style:text-properties style:font-name="Courier New2" fo:font-size="9pt" fo:font-weight="bold" style:font-size-asian="9pt" style:font-weight-asian="bold" style:font-weight-complex="bold"/>
    </style:style>
    <style:style style:name="P126" style:family="paragraph" style:parent-style-name="Standard">
      <style:text-properties style:font-name="Courier New2" fo:font-size="10pt" officeooo:rsid="00910193" officeooo:paragraph-rsid="00910193" style:font-size-asian="10pt" style:font-size-complex="10pt"/>
    </style:style>
    <style:style style:name="P127" style:family="paragraph" style:parent-style-name="Standard">
      <style:paragraph-properties fo:text-align="start" style:justify-single-word="false"/>
      <style:text-properties style:font-name="Courier New2" fo:font-size="10pt" style:font-size-asian="10pt" style:font-size-complex="10pt"/>
    </style:style>
    <style:style style:name="P128" style:family="paragraph" style:parent-style-name="Standard">
      <style:text-properties style:font-name="Courier New2" fo:font-size="10pt" fo:font-weight="normal" officeooo:rsid="00874169" officeooo:paragraph-rsid="00910193" style:font-size-asian="10pt" style:font-weight-asian="normal" style:font-size-complex="10pt" style:font-weight-complex="normal"/>
    </style:style>
    <style:style style:name="P129" style:family="paragraph" style:parent-style-name="Standard">
      <style:text-properties style:font-name="Courier New3" fo:font-size="10pt" fo:font-weight="normal" officeooo:rsid="00910193" officeooo:paragraph-rsid="00910193" style:font-size-asian="10pt" style:font-weight-asian="normal" style:font-size-complex="10pt" style:font-weight-complex="normal"/>
    </style:style>
    <style:style style:name="P130" style:family="paragraph" style:parent-style-name="Standard">
      <style:text-properties fo:color="#008000" style:font-name="Courier New" fo:font-size="10pt" fo:font-weight="normal" officeooo:rsid="0078061c" officeooo:paragraph-rsid="00957d5b" style:font-size-asian="10pt" style:font-weight-asian="normal" style:font-size-complex="10pt" style:font-weight-complex="normal"/>
    </style:style>
    <style:style style:name="P131" style:family="paragraph" style:parent-style-name="Standard">
      <style:text-properties fo:color="#008000" style:font-name="Courier New" fo:font-size="10pt" fo:font-weight="bold" officeooo:rsid="00957d5b" officeooo:paragraph-rsid="00957d5b" style:font-size-asian="10pt" style:font-weight-asian="bold" style:font-size-complex="10pt" style:font-weight-complex="bold"/>
    </style:style>
    <style:style style:name="P132" style:family="paragraph" style:parent-style-name="Standard">
      <style:text-properties fo:color="#008000" style:font-name="Courier New" fo:font-size="10pt" fo:font-weight="bold" officeooo:rsid="00957d5b" officeooo:paragraph-rsid="0096ff0e" style:font-size-asian="10pt" style:font-weight-asian="bold" style:font-size-complex="10pt" style:font-weight-complex="bold"/>
    </style:style>
    <style:style style:name="P133" style:family="paragraph" style:parent-style-name="LushGreen_7e_LT_7e_Gliederung_20_1">
      <style:text-properties fo:font-variant="normal" fo:text-transform="none" fo:color="#222222" style:font-name="Courier New" fo:font-size="14pt" fo:letter-spacing="normal" fo:font-style="normal" fo:font-weight="bold" officeooo:rsid="0010d133" officeooo:paragraph-rsid="0015888f" fo:background-color="transparent" style:font-size-asian="14pt" style:font-weight-asian="bold" style:font-size-complex="14pt" style:font-weight-complex="bold"/>
    </style:style>
    <style:style style:name="P134" style:family="paragraph" style:parent-style-name="LushGreen_7e_LT_7e_Gliederung_20_1">
      <style:text-properties fo:font-variant="normal" fo:text-transform="none" style:use-window-font-color="true" style:font-name="Arial2" fo:font-size="10pt" fo:letter-spacing="normal" fo:font-style="normal" fo:font-weight="bold" officeooo:rsid="0015888f" officeooo:paragraph-rsid="0015888f" fo:background-color="transparent" style:font-size-asian="10pt" style:font-weight-asian="bold" style:font-size-complex="10pt" style:font-weight-complex="bold"/>
    </style:style>
    <style:style style:name="P135" style:family="paragraph" style:parent-style-name="LushGreen_7e_LT_7e_Gliederung_20_1">
      <style:text-properties fo:font-variant="normal" fo:text-transform="none" style:use-window-font-color="true" style:font-name="Courier New" fo:font-size="14pt" fo:letter-spacing="normal" fo:font-style="normal" fo:font-weight="bold" officeooo:rsid="0015888f" officeooo:paragraph-rsid="0015888f" fo:background-color="transparent" style:font-size-asian="14pt" style:font-weight-asian="bold" style:font-size-complex="14pt" style:font-weight-complex="bold"/>
    </style:style>
    <style:style style:name="P136" style:family="paragraph" style:parent-style-name="LushGreen_7e_LT_7e_Gliederung_20_1">
      <style:text-properties fo:font-variant="normal" fo:text-transform="none" style:use-window-font-color="true" style:font-name="Courier New" fo:font-size="14pt" fo:letter-spacing="normal" fo:font-style="normal" fo:font-weight="bold" officeooo:rsid="002d4d50" officeooo:paragraph-rsid="002d4d50" fo:background-color="transparent" style:font-size-asian="14pt" style:font-weight-asian="bold" style:font-size-complex="14pt" style:font-weight-complex="bold"/>
    </style:style>
    <style:style style:name="P137" style:family="paragraph" style:parent-style-name="LushGreen_7e_LT_7e_Gliederung_20_1">
      <style:text-properties fo:font-variant="normal" fo:text-transform="none" style:use-window-font-color="true" style:font-name="Courier New" fo:font-size="14pt" fo:letter-spacing="normal" fo:font-style="normal" fo:font-weight="bold" officeooo:rsid="0027e303" officeooo:paragraph-rsid="0022609a" fo:background-color="transparent" style:font-size-asian="14pt" style:font-weight-asian="bold" style:font-size-complex="14pt" style:font-weight-complex="bold"/>
    </style:style>
    <style:style style:name="P138" style:family="paragraph" style:parent-style-name="LushGreen_7e_LT_7e_Gliederung_20_1">
      <style:text-properties fo:font-variant="normal" fo:text-transform="none" style:use-window-font-color="true" style:text-outline="false" style:text-line-through-style="none" style:font-name="Courier New" fo:font-size="14pt" fo:letter-spacing="normal" fo:font-style="normal" fo:text-shadow="none" style:text-underline-style="none" fo:font-weight="bold" officeooo:rsid="00224043" officeooo:paragraph-rsid="0015888f" style:letter-kerning="true" fo:background-color="transparent" style:font-name-asian="DejaVu Sans" style:font-size-asian="14pt" style:font-style-asian="normal" style:font-weight-asian="bold" style:font-name-complex="Arial3" style:font-size-complex="14pt" style:font-weight-complex="bold" style:text-emphasize="none"/>
    </style:style>
    <style:style style:name="P139" style:family="paragraph" style:parent-style-name="LushGreen_7e_LT_7e_Gliederung_20_1">
      <style:text-properties fo:font-variant="normal" fo:text-transform="none" fo:color="#000000" style:font-name="Courier New" fo:font-size="14pt" fo:letter-spacing="normal" fo:font-style="normal" fo:font-weight="bold" officeooo:rsid="003b423d" officeooo:paragraph-rsid="003b423d" style:font-size-asian="14pt" style:font-weight-asian="bold" style:font-size-complex="14pt" style:font-weight-complex="bold"/>
    </style:style>
    <style:style style:name="P140" style:family="paragraph" style:parent-style-name="LushGreen_7e_LT_7e_Gliederung_20_1">
      <style:text-properties fo:font-variant="normal" fo:text-transform="none" fo:color="#000000" style:font-name="Courier New" fo:font-size="14pt" fo:letter-spacing="normal" fo:font-style="normal" fo:font-weight="bold" officeooo:rsid="003b423d" officeooo:paragraph-rsid="00426967" style:letter-kerning="true" style:font-name-asian="DejaVu Sans" style:font-size-asian="14pt" style:font-style-asian="normal" style:font-weight-asian="bold" style:font-name-complex="Arial3" style:font-size-complex="14pt" style:font-style-complex="normal" style:font-weight-complex="bold"/>
    </style:style>
    <style:style style:name="P141" style:family="paragraph" style:parent-style-name="LushGreen_7e_LT_7e_Gliederung_20_1">
      <style:text-properties fo:font-variant="normal" fo:text-transform="none" fo:color="#000000" style:font-name="Courier New" fo:font-size="14pt" fo:letter-spacing="normal" fo:font-style="normal" fo:font-weight="normal" officeooo:rsid="00426967" officeooo:paragraph-rsid="00426967" style:font-size-asian="14pt" style:font-style-asian="normal" style:font-weight-asian="normal" style:font-size-complex="14pt" style:font-style-complex="normal" style:font-weight-complex="normal"/>
    </style:style>
    <style:style style:name="P142" style:family="paragraph" style:parent-style-name="LushGreen_7e_LT_7e_Gliederung_20_1">
      <style:text-properties fo:font-variant="normal" fo:text-transform="none" fo:color="#000000" style:font-name="Courier New" fo:font-size="14pt" fo:letter-spacing="normal" fo:font-style="normal" fo:font-weight="normal" officeooo:rsid="00426967" officeooo:paragraph-rsid="004ecaaa" style:font-size-asian="14pt" style:font-style-asian="normal" style:font-weight-asian="normal" style:font-size-complex="14pt" style:font-style-complex="normal" style:font-weight-complex="normal"/>
    </style:style>
    <style:style style:name="P143" style:family="paragraph" style:parent-style-name="LushGreen_7e_LT_7e_Gliederung_20_1">
      <style:text-properties fo:font-variant="normal" fo:text-transform="none" fo:color="#000000" style:font-name="Courier New" fo:font-size="14pt" fo:letter-spacing="normal" fo:font-style="normal" fo:font-weight="normal" officeooo:rsid="004ecaaa" officeooo:paragraph-rsid="005880fd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44" style:family="paragraph" style:parent-style-name="LushGreen_7e_LT_7e_Gliederung_20_1">
      <style:text-properties fo:font-variant="normal" fo:text-transform="none" fo:color="#000000" style:font-name="Courier New3" fo:font-size="10pt" fo:letter-spacing="normal" fo:font-style="normal" fo:font-weight="normal" officeooo:rsid="00426967" officeooo:paragraph-rsid="00426967" style:font-size-asian="10pt" style:font-style-asian="normal" style:font-weight-asian="normal" style:font-size-complex="10pt" style:font-style-complex="normal" style:font-weight-complex="normal"/>
    </style:style>
    <style:style style:name="P145" style:family="paragraph" style:parent-style-name="LushGreen_7e_LT_7e_Gliederung_20_1">
      <style:text-properties fo:font-variant="normal" fo:text-transform="none" fo:color="#000000" style:font-name="Courier New3" fo:font-size="10pt" fo:letter-spacing="normal" fo:font-style="normal" fo:font-weight="normal" officeooo:rsid="004ecaaa" officeooo:paragraph-rsid="00539db6" fo:background-color="#ffff00" style:font-size-asian="10pt" style:font-style-asian="normal" style:font-weight-asian="normal" style:font-size-complex="10pt" style:font-style-complex="normal" style:font-weight-complex="normal"/>
    </style:style>
    <style:style style:name="P146" style:family="paragraph" style:parent-style-name="LushGreen_7e_LT_7e_Gliederung_20_1">
      <style:text-properties style:font-name="Courier New" fo:font-size="10pt" style:font-size-asian="10pt" style:font-size-complex="10pt"/>
    </style:style>
    <style:style style:name="P147" style:family="paragraph" style:parent-style-name="LushGreen_7e_LT_7e_Gliederung_20_1">
      <style:text-properties style:font-name="Courier New" fo:font-size="10pt" fo:font-weight="normal" officeooo:rsid="002cafda" officeooo:paragraph-rsid="002cafda" style:font-size-asian="10pt" style:font-weight-asian="normal" style:font-size-complex="10pt" style:font-weight-complex="normal"/>
    </style:style>
    <style:style style:name="P148" style:family="paragraph" style:parent-style-name="LushGreen_7e_LT_7e_Gliederung_20_1">
      <style:text-properties style:font-name="Courier New" fo:font-size="10pt" fo:font-weight="normal" officeooo:rsid="007e38a4" officeooo:paragraph-rsid="007e38a4" style:font-size-asian="10pt" style:font-weight-asian="normal" style:font-size-complex="10pt" style:font-weight-complex="normal"/>
    </style:style>
    <style:style style:name="P149" style:family="paragraph" style:parent-style-name="LushGreen_7e_LT_7e_Gliederung_20_1">
      <style:text-properties style:font-name="Courier New" fo:font-size="10pt" fo:font-weight="normal" officeooo:rsid="0078061c" officeooo:paragraph-rsid="00874169" style:font-size-asian="10pt" style:font-weight-asian="normal" style:font-size-complex="10pt" style:font-weight-complex="normal"/>
    </style:style>
    <style:style style:name="P150" style:family="paragraph" style:parent-style-name="LushGreen_7e_LT_7e_Gliederung_20_1">
      <style:text-properties style:font-name="Courier New" fo:font-size="10pt" fo:font-weight="bold" style:font-size-asian="10pt" style:font-weight-asian="bold" style:font-size-complex="10pt"/>
    </style:style>
    <style:style style:name="P151" style:family="paragraph" style:parent-style-name="LushGreen_7e_LT_7e_Gliederung_20_1">
      <style:text-properties style:font-name="Courier New" fo:font-size="14pt" fo:font-weight="bold" style:font-size-asian="14pt" style:font-weight-asian="bold" style:font-size-complex="14pt" style:font-weight-complex="bold"/>
    </style:style>
    <style:style style:name="P152" style:family="paragraph" style:parent-style-name="LushGreen_7e_LT_7e_Gliederung_20_1">
      <style:text-properties style:font-name="Courier New" fo:font-size="14pt" fo:font-weight="bold" officeooo:rsid="00302112" officeooo:paragraph-rsid="00302112" style:font-size-asian="14pt" style:font-weight-asian="bold" style:font-size-complex="14pt" style:font-weight-complex="bold"/>
    </style:style>
    <style:style style:name="P153" style:family="paragraph" style:parent-style-name="LushGreen_7e_LT_7e_Gliederung_20_1">
      <style:text-properties style:font-name="Courier New" fo:font-size="14pt" fo:font-weight="bold" officeooo:rsid="0078061c" officeooo:paragraph-rsid="0078061c" style:font-size-asian="14pt" style:font-weight-asian="bold" style:font-size-complex="14pt" style:font-weight-complex="bold"/>
    </style:style>
    <style:style style:name="P154" style:family="paragraph" style:parent-style-name="LushGreen_7e_LT_7e_Gliederung_20_1">
      <style:text-properties style:font-name="Courier New" fo:font-size="14pt" fo:font-weight="bold" officeooo:rsid="0082d23c" officeooo:paragraph-rsid="0082d23c" style:font-size-asian="14pt" style:font-weight-asian="bold" style:font-size-complex="14pt" style:font-weight-complex="bold"/>
    </style:style>
    <style:style style:name="P155" style:family="paragraph" style:parent-style-name="LushGreen_7e_LT_7e_Gliederung_20_1">
      <style:text-properties style:font-name="Courier New" fo:font-size="14pt" fo:font-weight="bold" officeooo:rsid="0093c1d2" officeooo:paragraph-rsid="00a9ec56" style:font-size-asian="14pt" style:font-weight-asian="bold" style:font-size-complex="14pt" style:font-weight-complex="bold"/>
    </style:style>
    <style:style style:name="P156" style:family="paragraph" style:parent-style-name="LushGreen_7e_LT_7e_Gliederung_20_1">
      <style:text-properties style:font-name="Courier New" fo:font-size="14pt" fo:font-weight="bold" officeooo:rsid="0093c1d2" officeooo:paragraph-rsid="00b0be1f" style:font-size-asian="14pt" style:font-weight-asian="bold" style:font-size-complex="14pt" style:font-weight-complex="bold"/>
    </style:style>
    <style:style style:name="P157" style:family="paragraph" style:parent-style-name="LushGreen_7e_LT_7e_Gliederung_20_1">
      <style:text-properties style:font-name="Courier New" fo:font-size="14pt" fo:font-weight="bold" officeooo:rsid="0093c1d2" officeooo:paragraph-rsid="00b25414" style:font-size-asian="14pt" style:font-weight-asian="bold" style:font-size-complex="14pt" style:font-weight-complex="bold"/>
    </style:style>
    <style:style style:name="P158" style:family="paragraph" style:parent-style-name="LushGreen_7e_LT_7e_Gliederung_20_1">
      <style:text-properties style:font-name="Courier New" fo:font-size="14pt" fo:font-style="italic" fo:font-weight="bold" officeooo:rsid="0093528a" officeooo:paragraph-rsid="0093528a" style:font-size-asian="14pt" style:font-style-asian="italic" style:font-weight-asian="bold" style:font-size-complex="14pt" style:font-style-complex="italic" style:font-weight-complex="bold"/>
    </style:style>
    <style:style style:name="P159" style:family="paragraph" style:parent-style-name="LushGreen_7e_LT_7e_Gliederung_20_1">
      <style:text-properties style:font-name="Courier New" fo:font-size="14pt" fo:font-style="normal" fo:font-weight="bold" officeooo:rsid="00916f92" officeooo:paragraph-rsid="00b41850" fo:background-color="transparent" style:font-size-asian="14pt" style:font-style-asian="normal" style:font-weight-asian="bold" style:font-size-complex="14pt" style:font-style-complex="normal" style:font-weight-complex="bold"/>
    </style:style>
    <style:style style:name="P160" style:family="paragraph" style:parent-style-name="LushGreen_7e_LT_7e_Gliederung_20_1">
      <style:text-properties fo:font-size="10pt" style:font-size-asian="10pt" style:font-size-complex="10pt"/>
    </style:style>
    <style:style style:name="P161" style:family="paragraph" style:parent-style-name="LushGreen_7e_LT_7e_Gliederung_20_1">
      <style:text-properties fo:color="#000000" style:font-name="Courier New" fo:font-size="10pt" style:font-size-asian="10pt" style:font-size-complex="10pt"/>
    </style:style>
    <style:style style:name="P162" style:family="paragraph" style:parent-style-name="LushGreen_7e_LT_7e_Gliederung_20_1">
      <style:text-properties fo:color="#000000" style:font-name="Courier New" fo:font-size="10pt" fo:font-weight="bold" style:font-size-asian="10pt" style:font-weight-asian="bold" style:font-size-complex="10pt"/>
    </style:style>
    <style:style style:name="P163" style:family="paragraph" style:parent-style-name="LushGreen_7e_LT_7e_Gliederung_20_1">
      <style:text-properties fo:color="#000000" style:font-name="Courier New" fo:font-size="12pt" fo:font-weight="bold" style:font-size-asian="12pt" style:font-weight-asian="bold" style:font-size-complex="12pt"/>
    </style:style>
    <style:style style:name="P164" style:family="paragraph" style:parent-style-name="LushGreen_7e_LT_7e_Gliederung_20_1">
      <style:text-properties fo:color="#000000" style:font-name="Courier New3" fo:font-size="10pt" style:font-size-asian="10pt" style:font-size-complex="10pt"/>
    </style:style>
    <style:style style:name="P165" style:family="paragraph" style:parent-style-name="LushGreen_7e_LT_7e_Gliederung_20_1">
      <style:text-properties fo:color="#000000" style:font-name="Courier New3" fo:font-size="10pt" fo:font-weight="normal" officeooo:rsid="003398c1" officeooo:paragraph-rsid="003398c1" style:font-size-asian="10pt" style:font-weight-asian="normal" style:font-size-complex="10pt" style:font-weight-complex="normal"/>
    </style:style>
    <style:style style:name="P166" style:family="paragraph" style:parent-style-name="LushGreen_7e_LT_7e_Gliederung_20_1">
      <style:text-properties fo:color="#000000" style:font-name="Courier New3" fo:font-size="10pt" fo:font-weight="bold" style:font-size-asian="10pt" style:font-weight-asian="bold" style:font-size-complex="10pt"/>
    </style:style>
    <style:style style:name="P167" style:family="paragraph" style:parent-style-name="LushGreen_7e_LT_7e_Gliederung_20_1">
      <style:text-properties fo:font-size="14pt" officeooo:paragraph-rsid="00394815" style:font-size-asian="14pt" style:font-size-complex="14pt"/>
    </style:style>
    <style:style style:name="P168" style:family="paragraph" style:parent-style-name="LushGreen_7e_LT_7e_Gliederung_20_1">
      <style:text-properties style:use-window-font-color="true" style:text-outline="false" style:text-line-through-style="none" style:font-name="Courier New" fo:font-size="14pt" fo:font-style="normal" fo:text-shadow="none" style:text-underline-style="none" fo:font-weight="bold" officeooo:rsid="0078061c" officeooo:paragraph-rsid="007e38a4" style:letter-kerning="true" style:font-name-asian="DejaVu Sans" style:font-size-asian="14pt" style:font-style-asian="normal" style:font-weight-asian="bold" style:font-name-complex="Arial3" style:font-size-complex="14pt" style:font-weight-complex="bold" style:text-emphasize="none"/>
    </style:style>
    <style:style style:name="P169" style:family="paragraph" style:parent-style-name="LushGreen_7e_LT_7e_Gliederung_20_1">
      <style:text-properties style:use-window-font-color="true" style:text-outline="false" style:text-line-through-style="none" style:font-name="Courier New" fo:font-size="14pt" fo:font-style="normal" fo:text-shadow="none" style:text-underline-style="none" fo:font-weight="bold" officeooo:rsid="0078061c" officeooo:paragraph-rsid="0082d23c" style:letter-kerning="true" style:font-name-asian="DejaVu Sans" style:font-size-asian="14pt" style:font-style-asian="normal" style:font-weight-asian="bold" style:font-name-complex="Arial3" style:font-size-complex="14pt" style:font-weight-complex="bold" style:text-emphasize="none"/>
    </style:style>
    <style:style style:name="P170" style:family="paragraph" style:parent-style-name="LushGreen_7e_LT_7e_Gliederung_20_1">
      <style:text-properties style:use-window-font-color="true" style:font-name="Courier New" fo:font-size="14pt" fo:font-weight="bold" officeooo:rsid="006c0495" officeooo:paragraph-rsid="0063eac3" style:letter-kerning="true" fo:background-color="transparent" style:font-name-asian="DejaVu Sans" style:font-size-asian="14pt" style:font-weight-asian="bold" style:font-name-complex="Arial3" style:font-size-complex="14pt" style:font-weight-complex="bold"/>
    </style:style>
    <style:style style:name="P171" style:family="paragraph" style:parent-style-name="LushGreen_7e_LT_7e_Gliederung_20_1">
      <style:text-properties style:font-name="Liberation Sans1" fo:font-size="10pt" fo:font-weight="normal" officeooo:rsid="0078061c" officeooo:paragraph-rsid="0078061c" style:font-size-asian="10pt" style:font-weight-asian="normal" style:font-size-complex="10pt" style:font-weight-complex="normal"/>
    </style:style>
    <style:style style:name="P172" style:family="paragraph" style:parent-style-name="LushGreen_7e_LT_7e_Gliederung_20_1">
      <style:text-properties style:font-name="Courier New3" fo:font-size="10pt" fo:font-weight="normal" officeooo:rsid="0078061c" officeooo:paragraph-rsid="0078061c" style:font-size-asian="10pt" style:font-weight-asian="normal" style:font-size-complex="10pt" style:font-weight-complex="normal"/>
    </style:style>
    <style:style style:name="P173" style:family="paragraph" style:parent-style-name="LushGreen_7e_LT_7e_Gliederung_20_1">
      <style:text-properties style:font-name="Courier New3" fo:font-size="10pt" style:font-size-asian="10pt" style:font-size-complex="10pt"/>
    </style:style>
    <style:style style:name="P174" style:family="paragraph" style:parent-style-name="LushGreen_7e_LT_7e_Gliederung_20_1">
      <style:text-properties style:font-name="Courier New3" fo:font-size="10pt" officeooo:rsid="008f0590" officeooo:paragraph-rsid="008f0590" style:font-size-asian="10pt" style:font-size-complex="10pt"/>
    </style:style>
    <style:style style:name="P175" style:family="paragraph" style:parent-style-name="LushGreen_7e_LT_7e_Gliederung_20_1">
      <style:text-properties style:font-name="Courier New3" fo:font-size="10pt" fo:font-weight="bold" style:font-size-asian="10pt" style:font-weight-asian="bold" style:font-size-complex="10pt"/>
    </style:style>
    <style:style style:name="P176" style:family="paragraph" style:parent-style-name="LushGreen_7e_LT_7e_Gliederung_20_1">
      <style:text-properties style:font-name="Courier New3" fo:font-size="10pt" fo:font-style="italic" fo:font-weight="bold" officeooo:rsid="008f0590" officeooo:paragraph-rsid="008f0590" style:font-size-asian="10pt" style:font-style-asian="italic" style:font-weight-asian="bold" style:font-size-complex="10pt" style:font-style-complex="italic" style:font-weight-complex="bold"/>
    </style:style>
    <style:style style:name="P177" style:family="paragraph" style:parent-style-name="LushGreen_7e_LT_7e_Gliederung_20_1">
      <style:text-properties style:font-name="Courier New3" fo:font-size="10pt" fo:font-style="italic" fo:font-weight="bold" officeooo:rsid="008f0590" officeooo:paragraph-rsid="00910193" style:font-size-asian="10pt" style:font-style-asian="italic" style:font-weight-asian="bold" style:font-size-complex="10pt" style:font-style-complex="italic" style:font-weight-complex="bold"/>
    </style:style>
    <style:style style:name="P178" style:family="paragraph" style:parent-style-name="LushGreen_7e_LT_7e_Gliederung_20_1">
      <style:text-properties style:font-name="Courier New3" fo:font-size="10pt" fo:font-style="italic" fo:font-weight="bold" officeooo:rsid="00910193" officeooo:paragraph-rsid="00910193" style:font-size-asian="10pt" style:font-style-asian="italic" style:font-weight-asian="bold" style:font-size-complex="10pt" style:font-style-complex="italic" style:font-weight-complex="bold"/>
    </style:style>
    <style:style style:name="P179" style:family="paragraph" style:parent-style-name="LushGreen_7e_LT_7e_Gliederung_20_1">
      <style:text-properties style:font-name="Courier New3" fo:font-size="10pt" fo:font-style="italic" fo:font-weight="normal" officeooo:rsid="0090b8c1" officeooo:paragraph-rsid="0090b8c1" style:font-size-asian="10pt" style:font-style-asian="italic" style:font-weight-asian="normal" style:font-size-complex="10pt" style:font-style-complex="italic" style:font-weight-complex="normal"/>
    </style:style>
    <style:style style:name="P180" style:family="paragraph" style:parent-style-name="LushGreen_7e_LT_7e_Gliederung_20_1">
      <style:text-properties style:font-name="Courier New3" fo:font-size="14pt" fo:font-weight="bold" officeooo:rsid="008f0590" officeooo:paragraph-rsid="008f0590" style:font-size-asian="14pt" style:font-weight-asian="bold" style:font-size-complex="14pt" style:font-weight-complex="bold"/>
    </style:style>
    <style:style style:name="P181" style:family="paragraph" style:parent-style-name="LushGreen_7e_LT_7e_Gliederung_20_1">
      <style:text-properties style:font-name="Courier New3" fo:font-size="14pt" fo:font-weight="bold" officeooo:rsid="00916f92" officeooo:paragraph-rsid="00916f92" fo:background-color="#ffff00" style:font-size-asian="14pt" style:font-weight-asian="bold" style:font-size-complex="14pt" style:font-weight-complex="bold"/>
    </style:style>
    <style:style style:name="P182" style:family="paragraph" style:parent-style-name="LushGreen_7e_LT_7e_Gliederung_20_1">
      <style:text-properties style:font-name="Courier New3" fo:font-size="14pt" fo:font-style="italic" fo:font-weight="bold" officeooo:rsid="00916f92" officeooo:paragraph-rsid="00a9ec56" fo:background-color="#ffff00" style:font-size-asian="14pt" style:font-style-asian="italic" style:font-weight-asian="bold" style:font-size-complex="14pt" style:font-style-complex="italic" style:font-weight-complex="bold"/>
    </style:style>
    <style:style style:name="P183" style:family="paragraph" style:parent-style-name="LushGreen_7e_LT_7e_Gliederung_20_1">
      <style:text-properties style:font-name="Courier New3" fo:font-size="14pt" fo:font-style="italic" fo:font-weight="bold" officeooo:rsid="00916f92" officeooo:paragraph-rsid="00b41850" fo:background-color="#ffff00" style:font-size-asian="14pt" style:font-style-asian="italic" style:font-weight-asian="bold" style:font-size-complex="14pt" style:font-style-complex="italic" style:font-weight-complex="bold"/>
    </style:style>
    <style:style style:name="P184" style:family="paragraph" style:parent-style-name="LushGreen_7e_LT_7e_Gliederung_20_1">
      <style:text-properties style:font-name="Courier New3" fo:font-size="14pt" fo:font-style="italic" fo:font-weight="bold" officeooo:rsid="00916f92" officeooo:paragraph-rsid="00b9e64e" fo:background-color="#ffff00" style:font-size-asian="14pt" style:font-style-asian="italic" style:font-weight-asian="bold" style:font-size-complex="14pt" style:font-style-complex="italic" style:font-weight-complex="bold"/>
    </style:style>
    <style:style style:name="P185" style:family="paragraph" style:parent-style-name="LushGreen_7e_LT_7e_Gliederung_20_1">
      <style:text-properties style:font-name="Courier New3" fo:font-size="14pt" fo:font-style="italic" fo:font-weight="bold" officeooo:rsid="00916f92" officeooo:paragraph-rsid="00ba14cd" fo:background-color="#ffff00" style:font-size-asian="14pt" style:font-style-asian="italic" style:font-weight-asian="bold" style:font-size-complex="14pt" style:font-style-complex="italic" style:font-weight-complex="bold"/>
    </style:style>
    <style:style style:name="P186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variant="normal" fo:text-transform="none" style:use-window-font-color="true" style:font-name="Arial2" fo:font-size="9.75pt" fo:letter-spacing="normal" fo:font-style="normal" fo:font-weight="bold" officeooo:rsid="0015888f" officeooo:paragraph-rsid="0011f342" fo:background-color="transparent" style:font-weight-asian="bold" style:font-weight-complex="bold"/>
    </style:style>
    <style:style style:name="P187" style:family="paragraph" style:parent-style-name="LushGreen_7e_LT_7e_Gliederung_20_1">
      <style:paragraph-properties fo:padding="0.074cm" fo:border-left="none" fo:border-right="none" fo:border-top="none" fo:border-bottom="0.06pt solid #000000" style:join-border="false"/>
      <style:text-properties style:font-name="Courier New3" fo:font-size="10pt" officeooo:rsid="008f0590" style:font-size-asian="10pt" style:font-size-complex="10pt"/>
    </style:style>
    <style:style style:name="P188" style:family="paragraph" style:parent-style-name="LushGreen_7e_LT_7e_Gliederung_20_1">
      <style:paragraph-properties fo:margin-left="0cm" fo:margin-right="0cm" fo:margin-top="0cm" fo:margin-bottom="0cm" style:contextual-spacing="false" style:line-height-at-least="0.476cm" fo:text-align="start" style:justify-single-word="false" fo:text-indent="0cm" style:auto-text-indent="false" fo:background-color="transparent" fo:padding="0cm" fo:border="none">
        <style:background-image/>
      </style:paragraph-properties>
      <style:text-properties officeooo:paragraph-rsid="00370f05"/>
    </style:style>
    <style:style style:name="P189" style:family="paragraph" style:parent-style-name="Preformatted_20_Text">
      <style:paragraph-properties fo:margin-left="0cm" fo:margin-right="0cm" fo:margin-top="0cm" fo:margin-bottom="0cm" style:contextual-spacing="false" style:line-height-at-least="0.476cm" fo:text-align="start" style:justify-single-word="false" fo:text-indent="0cm" style:auto-text-indent="false" fo:background-color="transparent" fo:padding="0cm" fo:border="none">
        <style:background-image/>
      </style:paragraph-properties>
    </style:style>
    <style:style style:name="P190" style:family="paragraph" style:parent-style-name="Preformatted_20_Text">
      <style:paragraph-properties fo:margin-left="0cm" fo:margin-right="0cm" fo:margin-top="0cm" fo:margin-bottom="0cm" style:contextual-spacing="false" style:line-height-at-least="0.476cm" fo:text-align="start" style:justify-single-word="false" fo:text-indent="0cm" style:auto-text-indent="false" fo:background-color="transparent" fo:padding="0cm" fo:border="none">
        <style:background-image/>
      </style:paragraph-properties>
      <style:text-properties officeooo:paragraph-rsid="00370f05"/>
    </style:style>
    <style:style style:name="P191" style:family="paragraph" style:parent-style-name="Standard">
      <style:paragraph-properties fo:margin-left="0cm" fo:margin-right="0cm" fo:text-indent="0cm" style:auto-text-indent="false" fo:padding="0cm" fo:border="none"/>
      <style:text-properties fo:font-variant="normal" fo:text-transform="none" fo:color="#000000" style:font-name="dejavu sans mono" fo:font-size="8.25pt" fo:letter-spacing="normal" fo:font-style="normal" fo:font-weight="normal"/>
    </style:style>
    <style:style style:name="P192" style:family="paragraph" style:parent-style-name="Preformatted_20_Text">
      <style:text-properties style:font-name="Courier New" fo:font-size="10pt" fo:font-weight="normal" officeooo:rsid="002cafda" officeooo:paragraph-rsid="002cafda" style:font-size-asian="10pt" style:font-weight-asian="normal" style:font-size-complex="10pt" style:font-weight-complex="normal"/>
    </style:style>
    <style:style style:name="P193" style:family="paragraph" style:parent-style-name="Preformatted_20_Text">
      <style:text-properties style:font-name="Courier New" fo:font-size="10pt" fo:font-weight="normal" officeooo:rsid="002cafda" officeooo:paragraph-rsid="0035135a" style:font-size-asian="10pt" style:font-weight-asian="normal" style:font-size-complex="10pt" style:font-weight-complex="normal"/>
    </style:style>
    <style:style style:name="P194" style:family="paragraph" style:parent-style-name="LushGreen_7e_LT_7e_Titel">
      <style:paragraph-properties fo:text-align="start" style:justify-single-word="false"/>
      <style:text-properties style:use-window-font-color="true" style:text-outline="false" style:text-line-through-style="none" style:font-name="Courier New" fo:font-size="14pt" fo:font-style="normal" fo:text-shadow="none" style:text-underline-style="none" fo:font-weight="bold" officeooo:rsid="006c0495" officeooo:paragraph-rsid="0063eac3" style:letter-kerning="true" fo:background-color="transparent" style:font-name-asian="DejaVu Sans" style:font-size-asian="14pt" style:font-style-asian="normal" style:font-weight-asian="bold" style:font-name-complex="Arial3" style:font-size-complex="14pt" style:font-weight-complex="bold" style:text-emphasize="none"/>
    </style:style>
    <style:style style:name="P195" style:family="paragraph" style:parent-style-name="Predeterminado">
      <style:text-properties style:font-name="Courier New" fo:font-size="10pt" fo:font-weight="normal" officeooo:rsid="007e38a4" officeooo:paragraph-rsid="007e38a4" style:font-size-asian="10pt" style:font-weight-asian="normal" style:font-size-complex="10pt" style:font-weight-complex="normal"/>
    </style:style>
    <style:style style:name="P196" style:family="paragraph" style:parent-style-name="Standard" style:master-page-name="Standard">
      <style:paragraph-properties style:page-number="auto"/>
      <style:text-properties fo:font-variant="normal" fo:text-transform="none" style:use-window-font-color="true" style:font-name="Liberation Sans" fo:font-size="9.75pt" fo:letter-spacing="normal" fo:font-style="normal" fo:font-weight="normal" officeooo:rsid="0011f342" officeooo:paragraph-rsid="0010d133" fo:background-color="transparent" style:font-size-asian="10pt" style:font-weight-asian="bold" style:font-size-complex="10pt" style:font-weight-complex="bold"/>
    </style:style>
    <style:style style:name="P197" style:family="paragraph" style:parent-style-name="Standard">
      <style:text-properties fo:font-variant="normal" fo:text-transform="none" style:use-window-font-color="true" style:font-name="Arial2" fo:font-size="9.75pt" fo:letter-spacing="normal" fo:font-style="normal" fo:font-weight="bold" officeooo:rsid="002bee39" officeooo:paragraph-rsid="00a59a77" fo:background-color="transparent" style:font-weight-asian="bold" style:font-weight-complex="bold"/>
    </style:style>
    <style:style style:name="P198" style:family="paragraph" style:parent-style-name="Standard">
      <style:text-properties fo:font-variant="normal" fo:text-transform="none" style:use-window-font-color="true" style:font-name="Courier New" fo:font-size="9.75pt" fo:letter-spacing="normal" fo:font-style="normal" fo:font-weight="normal" officeooo:rsid="00bcceba" officeooo:paragraph-rsid="00bcceba" fo:background-color="transparent" style:font-weight-asian="normal" style:font-weight-complex="normal"/>
    </style:style>
    <style:style style:name="P199" style:family="paragraph" style:parent-style-name="Standard">
      <style:text-properties fo:font-variant="normal" fo:text-transform="none" style:use-window-font-color="true" style:font-name="Courier New" fo:font-size="14pt" fo:letter-spacing="normal" fo:font-style="normal" fo:font-weight="bold" officeooo:rsid="00bcceba" officeooo:paragraph-rsid="00bcceba" fo:background-color="transparent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style:use-window-font-color="true" fo:letter-spacing="normal" fo:font-style="normal" officeooo:rsid="002cafda" fo:background-color="transparent"/>
    </style:style>
    <style:style style:name="T2" style:family="text">
      <style:text-properties fo:font-variant="normal" fo:text-transform="none" style:use-window-font-color="true" fo:letter-spacing="normal" fo:font-style="normal" fo:font-weight="normal" officeooo:rsid="0022609a" fo:background-color="transparent" style:font-weight-asian="normal" style:font-weight-complex="normal"/>
    </style:style>
    <style:style style:name="T3" style:family="text">
      <style:text-properties fo:font-variant="normal" fo:text-transform="none" fo:color="#000000" style:font-name="Courier New" fo:letter-spacing="normal" fo:font-style="normal" fo:font-weight="bold" fo:background-color="transparent" style:font-weight-asian="bold" style:font-weight-complex="bold"/>
    </style:style>
    <style:style style:name="T4" style:family="text">
      <style:text-properties fo:font-variant="normal" fo:text-transform="none" fo:color="#000000" style:font-name="Courier New" fo:letter-spacing="normal" fo:font-style="normal" fo:font-weight="bold" officeooo:rsid="0035135a" fo:background-color="transparent" style:font-weight-asian="bold" style:font-weight-complex="bold"/>
    </style:style>
    <style:style style:name="T5" style:family="text">
      <style:text-properties fo:font-variant="normal" fo:text-transform="none" fo:color="#000000" style:font-name="Courier New" fo:letter-spacing="normal" fo:font-style="normal" fo:font-weight="bold" officeooo:rsid="00394815" fo:background-color="transparent" style:font-weight-asian="bold" style:font-weight-complex="bold"/>
    </style:style>
    <style:style style:name="T6" style:family="text">
      <style:text-properties fo:font-variant="normal" fo:text-transform="none" fo:color="#000000" style:font-name="Courier New" fo:letter-spacing="normal" fo:font-style="normal" officeooo:rsid="0035135a" fo:background-color="transparent"/>
    </style:style>
    <style:style style:name="T7" style:family="text">
      <style:text-properties fo:font-variant="normal" fo:text-transform="none" fo:color="#000000" style:font-name="Courier New" fo:letter-spacing="normal" fo:font-style="normal" style:text-underline-style="none" fo:font-weight="bold" officeooo:rsid="00394815" fo:background-color="transparent" style:font-weight-asian="bold" style:font-weight-complex="bold"/>
    </style:style>
    <style:style style:name="T8" style:family="text">
      <style:text-properties fo:font-variant="normal" fo:text-transform="none" fo:color="#000000" style:font-name="Courier New" fo:letter-spacing="normal" fo:font-style="normal" style:text-underline-style="none" fo:font-weight="bold" officeooo:rsid="0035135a" fo:background-color="transparent" style:font-weight-asian="bold" style:font-weight-complex="bold"/>
    </style:style>
    <style:style style:name="T9" style:family="text">
      <style:text-properties fo:font-variant="normal" fo:text-transform="none" fo:color="#000000" style:font-name="Courier New" fo:font-size="10pt" fo:letter-spacing="normal" fo:font-style="normal" fo:font-weight="bold" fo:background-color="transparent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fo:color="#000000" style:font-name="Courier New" fo:font-size="10pt" fo:letter-spacing="normal" fo:font-style="normal" style:text-underline-style="solid" style:text-underline-width="auto" style:text-underline-color="font-color" fo:font-weight="bold" fo:background-color="transparent" style:font-size-asian="10pt" style:font-weight-asian="bold" style:font-size-complex="10pt" style:font-weight-complex="bold"/>
    </style:style>
    <style:style style:name="T11" style:family="text">
      <style:text-properties fo:font-variant="normal" fo:text-transform="none" fo:color="#000000" style:font-name="Courier New" fo:font-size="10pt" fo:letter-spacing="normal" fo:font-style="normal" style:text-underline-style="solid" style:text-underline-width="auto" style:text-underline-color="font-color" fo:font-weight="normal" officeooo:rsid="00370f05" fo:background-color="transparent" style:font-size-asian="10pt" style:font-weight-asian="bold" style:font-size-complex="10pt" style:font-weight-complex="bold"/>
    </style:style>
    <style:style style:name="T12" style:family="text">
      <style:text-properties fo:font-variant="normal" fo:text-transform="none" fo:color="#000000" style:font-name="Courier New" fo:font-size="10pt" fo:letter-spacing="normal" fo:font-style="normal" fo:font-weight="normal" officeooo:rsid="004a1aba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fo:font-variant="normal" fo:text-transform="none" fo:color="#000000" style:font-name="Courier New" fo:font-size="10pt" fo:letter-spacing="normal" fo:font-style="normal" fo:font-weight="normal" officeooo:rsid="004ecaaa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fo:font-variant="normal" fo:text-transform="none" fo:color="#000000" style:font-name="Courier New" fo:font-size="10pt" fo:letter-spacing="normal" fo:font-style="normal" fo:font-weight="normal" officeooo:rsid="0061139c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fo:font-variant="normal" fo:text-transform="none" fo:color="#000000" style:font-name="Courier New" fo:font-size="14pt" fo:letter-spacing="normal" fo:font-style="normal" style:text-underline-style="none" fo:font-weight="bold" officeooo:rsid="00370f05" fo:background-color="transparent" style:font-size-asian="14pt" style:font-style-asian="normal" style:font-weight-asian="bold" style:font-size-complex="14pt" style:font-style-complex="normal" style:font-weight-complex="bold"/>
    </style:style>
    <style:style style:name="T16" style:family="text">
      <style:text-properties fo:font-variant="normal" fo:text-transform="none" fo:color="#000000" style:font-name="Courier New1" fo:font-size="10pt" fo:letter-spacing="normal" fo:font-style="normal" style:text-underline-style="solid" style:text-underline-width="auto" style:text-underline-color="font-color" fo:font-weight="bold" officeooo:rsid="00370f05" fo:background-color="transparent" style:font-size-asian="10pt" style:font-weight-asian="bold" style:font-size-complex="10pt" style:font-weight-complex="bold"/>
    </style:style>
    <style:style style:name="T17" style:family="text">
      <style:text-properties fo:font-variant="normal" fo:text-transform="none" fo:color="#00008b" style:font-name="Courier New" fo:letter-spacing="normal" fo:font-style="normal" fo:font-weight="bold" officeooo:rsid="0035135a" fo:background-color="transparent" style:font-weight-asian="bold" style:font-weight-complex="bold"/>
    </style:style>
    <style:style style:name="T18" style:family="text">
      <style:text-properties fo:font-variant="normal" fo:text-transform="none" fo:color="#00008b" style:font-name="Courier New" fo:font-size="10pt" fo:letter-spacing="normal" fo:font-style="normal" fo:font-weight="bold" officeooo:rsid="0035135a" fo:background-color="transparent" style:font-size-asian="10pt" style:font-weight-asian="bold" style:font-size-complex="10pt" style:font-weight-complex="bold"/>
    </style:style>
    <style:style style:name="T19" style:family="text">
      <style:text-properties fo:font-weight="bold" style:font-weight-asian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3466dc" style:font-weight-asian="bold" style:font-weight-complex="bold"/>
    </style:style>
    <style:style style:name="T22" style:family="text">
      <style:text-properties fo:font-weight="bold" officeooo:rsid="0035135a" style:font-weight-asian="bold" style:font-weight-complex="bold"/>
    </style:style>
    <style:style style:name="T23" style:family="text">
      <style:text-properties fo:font-weight="bold" officeooo:rsid="00426967" style:font-weight-asian="bold" style:font-weight-complex="bold"/>
    </style:style>
    <style:style style:name="T24" style:family="text">
      <style:text-properties fo:font-weight="bold" officeooo:rsid="004c3d8b" style:font-weight-asian="bold" style:font-weight-complex="bold"/>
    </style:style>
    <style:style style:name="T25" style:family="text">
      <style:text-properties fo:font-weight="bold" officeooo:rsid="00957d5b" style:font-weight-asian="bold" style:font-weight-complex="bold"/>
    </style:style>
    <style:style style:name="T26" style:family="text">
      <style:text-properties fo:font-weight="bold" officeooo:rsid="009ccdca" style:font-weight-asian="bold" style:font-weight-complex="bold"/>
    </style:style>
    <style:style style:name="T27" style:family="text">
      <style:text-properties fo:font-weight="bold" officeooo:rsid="009e31ec" style:font-weight-asian="bold" style:font-weight-complex="bold"/>
    </style:style>
    <style:style style:name="T28" style:family="text">
      <style:text-properties fo:font-weight="bold" officeooo:rsid="009e7dbe" style:font-weight-asian="bold" style:font-weight-complex="bold"/>
    </style:style>
    <style:style style:name="T29" style:family="text">
      <style:text-properties fo:font-weight="bold" officeooo:rsid="009ede41" style:font-weight-asian="bold" style:font-weight-complex="bold"/>
    </style:style>
    <style:style style:name="T30" style:family="text">
      <style:text-properties fo:font-weight="bold" officeooo:rsid="00a00982" style:font-weight-asian="bold" style:font-weight-complex="bold"/>
    </style:style>
    <style:style style:name="T31" style:family="text">
      <style:text-properties fo:font-weight="bold" officeooo:rsid="004ecaaa" style:font-weight-asian="bold"/>
    </style:style>
    <style:style style:name="T32" style:family="text">
      <style:text-properties style:font-name="Courier New3"/>
    </style:style>
    <style:style style:name="T33" style:family="text">
      <style:text-properties style:font-name="Courier New3" officeooo:rsid="00874169"/>
    </style:style>
    <style:style style:name="T34" style:family="text">
      <style:text-properties fo:color="#0000ff"/>
    </style:style>
    <style:style style:name="T35" style:family="text">
      <style:text-properties fo:color="#0000ff" style:font-name="Courier New3"/>
    </style:style>
    <style:style style:name="T36" style:family="text">
      <style:text-properties fo:color="#0000ff" style:font-name="Courier New3" fo:font-style="italic" fo:font-weight="bold" officeooo:rsid="00394815" style:font-style-asian="italic" style:font-weight-asian="bold" style:font-style-complex="italic"/>
    </style:style>
    <style:style style:name="T37" style:family="text">
      <style:text-properties fo:color="#0000ff" fo:font-style="italic" style:font-style-asian="italic"/>
    </style:style>
    <style:style style:name="T38" style:family="text">
      <style:text-properties fo:color="#0000ff" fo:font-style="italic" style:font-style-asian="italic" style:font-style-complex="italic"/>
    </style:style>
    <style:style style:name="T39" style:family="text">
      <style:text-properties fo:color="#0000ff" fo:font-style="italic" officeooo:rsid="00374238" style:font-style-asian="italic" style:font-style-complex="italic"/>
    </style:style>
    <style:style style:name="T40" style:family="text">
      <style:text-properties fo:color="#0000ff" fo:font-style="italic" officeooo:rsid="003b423d" style:font-style-asian="italic" style:font-style-complex="italic"/>
    </style:style>
    <style:style style:name="T41" style:family="text">
      <style:text-properties fo:color="#0000ff" fo:font-style="italic" officeooo:rsid="00854701" style:font-style-asian="italic" style:font-style-complex="italic"/>
    </style:style>
    <style:style style:name="T42" style:family="text">
      <style:text-properties fo:color="#0000ff" fo:font-style="italic" officeooo:rsid="008ea9a2" style:font-style-asian="italic" style:font-style-complex="italic"/>
    </style:style>
    <style:style style:name="T43" style:family="text">
      <style:text-properties fo:color="#0000ff" fo:font-style="italic" officeooo:rsid="00b0be1f" style:font-style-asian="italic" style:font-style-complex="italic"/>
    </style:style>
    <style:style style:name="T44" style:family="text">
      <style:text-properties fo:color="#0000ff" fo:font-style="italic" officeooo:rsid="004ecaaa" style:font-style-asian="italic"/>
    </style:style>
    <style:style style:name="T45" style:family="text">
      <style:text-properties fo:color="#0000ff" fo:font-style="italic" officeooo:rsid="0058f105" style:font-style-asian="italic"/>
    </style:style>
    <style:style style:name="T46" style:family="text">
      <style:text-properties fo:color="#0000ff" style:text-outline="false" style:text-line-through-style="none" fo:text-shadow="none" style:text-underline-style="none" style:letter-kerning="true" style:font-name-asian="DejaVu Sans" style:font-style-asian="normal" style:font-name-complex="Arial3" style:text-emphasize="none"/>
    </style:style>
    <style:style style:name="T47" style:family="text">
      <style:text-properties fo:color="#0000ff" fo:font-weight="bold" style:font-weight-asian="bold"/>
    </style:style>
    <style:style style:name="T48" style:family="text">
      <style:text-properties officeooo:rsid="0015888f"/>
    </style:style>
    <style:style style:name="T49" style:family="text">
      <style:text-properties fo:color="#000000" style:font-name="Courier New3"/>
    </style:style>
    <style:style style:name="T50" style:family="text">
      <style:text-properties fo:color="#000000" style:font-name="Courier New3" fo:font-weight="bold" style:font-weight-asian="bold"/>
    </style:style>
    <style:style style:name="T51" style:family="text">
      <style:text-properties fo:color="#000000" style:font-name="Courier New3" fo:font-weight="bold" officeooo:rsid="00394815" style:font-weight-asian="bold"/>
    </style:style>
    <style:style style:name="T52" style:family="text">
      <style:text-properties fo:color="#000000" style:font-name="Courier New3" fo:font-weight="bold" officeooo:rsid="003b423d" style:font-weight-asian="bold"/>
    </style:style>
    <style:style style:name="T53" style:family="text">
      <style:text-properties fo:color="#000000" style:font-name="Courier New3" fo:font-size="10pt" style:font-size-asian="10pt" style:font-size-complex="10pt"/>
    </style:style>
    <style:style style:name="T54" style:family="text">
      <style:text-properties fo:color="#000000" style:font-name="Courier New3" officeooo:rsid="003b423d"/>
    </style:style>
    <style:style style:name="T55" style:family="text">
      <style:text-properties fo:color="#000000" style:font-name="Courier New3" officeooo:rsid="002cafda"/>
    </style:style>
    <style:style style:name="T56" style:family="text">
      <style:text-properties fo:color="#000000" fo:font-weight="bold" style:font-weight-asian="bold"/>
    </style:style>
    <style:style style:name="T57" style:family="text">
      <style:text-properties fo:color="#000000" fo:font-style="italic" style:font-style-asian="italic"/>
    </style:style>
    <style:style style:name="T58" style:family="text">
      <style:text-properties fo:color="#000000" style:font-name="Courier New" fo:font-size="10pt" fo:font-style="italic" style:font-size-asian="10pt" style:font-style-asian="italic" style:font-size-complex="10pt"/>
    </style:style>
    <style:style style:name="T59" style:family="text">
      <style:text-properties fo:color="#000000" officeooo:rsid="00957d5b"/>
    </style:style>
    <style:style style:name="T60" style:family="text">
      <style:text-properties style:text-outline="false" style:text-line-through-style="none" fo:text-shadow="none" style:text-underline-style="none" style:letter-kerning="true" style:font-name-asian="DejaVu Sans" style:font-style-asian="normal" style:font-name-complex="Arial3" style:text-emphasize="none"/>
    </style:style>
    <style:style style:name="T61" style:family="text">
      <style:text-properties officeooo:rsid="001a76ab"/>
    </style:style>
    <style:style style:name="T62" style:family="text">
      <style:text-properties officeooo:rsid="001b061e"/>
    </style:style>
    <style:style style:name="T63" style:family="text">
      <style:text-properties officeooo:rsid="001c6a35"/>
    </style:style>
    <style:style style:name="T64" style:family="text">
      <style:text-properties officeooo:rsid="00209616"/>
    </style:style>
    <style:style style:name="T65" style:family="text">
      <style:text-properties officeooo:rsid="00224043"/>
    </style:style>
    <style:style style:name="T66" style:family="text">
      <style:text-properties fo:color="#355e00" style:font-name="Courier New3" fo:font-weight="bold" style:font-weight-asian="bold"/>
    </style:style>
    <style:style style:name="T67" style:family="text">
      <style:text-properties officeooo:rsid="0027e303"/>
    </style:style>
    <style:style style:name="T68" style:family="text">
      <style:text-properties style:font-name="Courier New" fo:font-size="10pt" fo:font-weight="normal" officeooo:rsid="002bee39" style:font-size-asian="10pt" style:font-weight-asian="normal" style:font-size-complex="10pt" style:font-weight-complex="normal"/>
    </style:style>
    <style:style style:name="T69" style:family="text">
      <style:text-properties style:font-name="Courier New" fo:font-size="10pt" fo:font-weight="normal" officeooo:rsid="002cafda" style:font-size-asian="10pt" style:font-weight-asian="normal" style:font-size-complex="10pt" style:font-weight-complex="normal"/>
    </style:style>
    <style:style style:name="T70" style:family="text">
      <style:text-properties officeooo:rsid="002bee39"/>
    </style:style>
    <style:style style:name="T71" style:family="text">
      <style:text-properties officeooo:rsid="002cafda"/>
    </style:style>
    <style:style style:name="T72" style:family="text">
      <style:text-properties officeooo:rsid="002ed8ea"/>
    </style:style>
    <style:style style:name="T73" style:family="text">
      <style:text-properties officeooo:rsid="00302112"/>
    </style:style>
    <style:style style:name="T74" style:family="text">
      <style:text-properties fo:font-weight="normal" style:font-weight-asian="normal" style:font-weight-complex="normal"/>
    </style:style>
    <style:style style:name="T75" style:family="text">
      <style:text-properties fo:font-weight="normal" officeooo:rsid="002ed8ea" style:font-weight-asian="normal" style:font-weight-complex="normal"/>
    </style:style>
    <style:style style:name="T76" style:family="text">
      <style:text-properties officeooo:rsid="003466dc"/>
    </style:style>
    <style:style style:name="T77" style:family="text">
      <style:text-properties officeooo:rsid="0035135a"/>
    </style:style>
    <style:style style:name="T78" style:family="text">
      <style:text-properties style:text-underline-style="none"/>
    </style:style>
    <style:style style:name="T79" style:family="text">
      <style:text-properties style:text-underline-style="none" fo:font-weight="bold" style:font-weight-asian="bold" style:font-weight-complex="bold"/>
    </style:style>
    <style:style style:name="T80" style:family="text">
      <style:text-properties style:text-underline-style="none" fo:font-weight="bold" officeooo:rsid="00bc53f6" style:font-weight-asian="bold" style:font-weight-complex="bold"/>
    </style:style>
    <style:style style:name="T81" style:family="text">
      <style:text-properties style:text-underline-style="none" officeooo:rsid="005f5295"/>
    </style:style>
    <style:style style:name="T82" style:family="text">
      <style:text-properties officeooo:rsid="003b423d"/>
    </style:style>
    <style:style style:name="T83" style:family="text">
      <style:text-properties fo:color="#2300dc" fo:font-style="italic" style:font-style-asian="italic"/>
    </style:style>
    <style:style style:name="T84" style:family="text">
      <style:text-properties fo:color="#2300dc" fo:font-style="italic" officeooo:rsid="003ffd39" style:font-style-asian="italic"/>
    </style:style>
    <style:style style:name="T85" style:family="text">
      <style:text-properties officeooo:rsid="00426967"/>
    </style:style>
    <style:style style:name="T86" style:family="text">
      <style:text-properties officeooo:rsid="004a1aba"/>
    </style:style>
    <style:style style:name="T87" style:family="text">
      <style:text-properties style:font-name="ZOKGNU+CourierStd-Bold" fo:font-size="9pt" style:font-size-asian="9pt"/>
    </style:style>
    <style:style style:name="T88" style:family="text">
      <style:text-properties style:font-name="ZOKGNU+CourierStd-Bold" fo:font-size="9pt" officeooo:rsid="004a1aba" style:font-size-asian="9pt"/>
    </style:style>
    <style:style style:name="T89" style:family="text">
      <style:text-properties style:font-name="DMPJRM+CourierStd" fo:font-size="9pt" style:font-size-asian="9pt"/>
    </style:style>
    <style:style style:name="T90" style:family="text">
      <style:text-properties officeooo:rsid="004c3d8b"/>
    </style:style>
    <style:style style:name="T91" style:family="text">
      <style:text-properties officeooo:rsid="004f69f2"/>
    </style:style>
    <style:style style:name="T92" style:family="text">
      <style:text-properties officeooo:rsid="00518e64"/>
    </style:style>
    <style:style style:name="T93" style:family="text">
      <style:text-properties officeooo:rsid="00523871"/>
    </style:style>
    <style:style style:name="T94" style:family="text">
      <style:text-properties fo:font-style="italic" fo:font-weight="bold" style:font-style-asian="italic" style:font-weight-asian="bold"/>
    </style:style>
    <style:style style:name="T95" style:family="text">
      <style:text-properties officeooo:rsid="0059aed3"/>
    </style:style>
    <style:style style:name="T96" style:family="text">
      <style:text-properties officeooo:rsid="005f4ad3"/>
    </style:style>
    <style:style style:name="T97" style:family="text">
      <style:text-properties officeooo:rsid="00621484"/>
    </style:style>
    <style:style style:name="T98" style:family="text">
      <style:text-properties officeooo:rsid="0074d849"/>
    </style:style>
    <style:style style:name="T99" style:family="text">
      <style:text-properties officeooo:rsid="00874169"/>
    </style:style>
    <style:style style:name="T100" style:family="text">
      <style:text-properties officeooo:rsid="00957d5b"/>
    </style:style>
    <style:style style:name="T101" style:family="text">
      <style:text-properties officeooo:rsid="00977a9c"/>
    </style:style>
    <style:style style:name="T102" style:family="text">
      <style:text-properties fo:color="#008000" officeooo:rsid="00977a9c"/>
    </style:style>
    <style:style style:name="T103" style:family="text">
      <style:text-properties fo:color="#008000" officeooo:rsid="00957d5b"/>
    </style:style>
    <style:style style:name="T104" style:family="text">
      <style:text-properties officeooo:rsid="009ba3b0"/>
    </style:style>
    <style:style style:name="T105" style:family="text">
      <style:text-properties officeooo:rsid="009ccdca"/>
    </style:style>
    <style:style style:name="T106" style:family="text">
      <style:text-properties officeooo:rsid="009e31ec"/>
    </style:style>
    <style:style style:name="T107" style:family="text">
      <style:text-properties officeooo:rsid="00a00982"/>
    </style:style>
    <style:style style:name="T108" style:family="text">
      <style:text-properties officeooo:rsid="00a52f2c"/>
    </style:style>
    <style:style style:name="T109" style:family="text">
      <style:text-properties officeooo:rsid="00a59a77"/>
    </style:style>
    <style:style style:name="T110" style:family="text">
      <style:text-properties fo:font-style="normal" style:font-style-asian="normal" style:font-style-complex="normal"/>
    </style:style>
    <style:style style:name="T111" style:family="text">
      <style:text-properties officeooo:rsid="00b1058b"/>
    </style:style>
    <style:style style:name="T112" style:family="text">
      <style:text-properties officeooo:rsid="00b92743"/>
    </style:style>
    <style:style style:name="T113" style:family="text">
      <style:text-properties officeooo:rsid="00bc53f6"/>
    </style:style>
    <style:style style:name="T114" style:family="text">
      <style:text-properties officeooo:rsid="00bc713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6"/>
      <text:p text:style-name="P15"><text:s text:c="2"/>Template.hello.hoy = function () {</text:p>
      <text:p text:style-name="P15"><text:bookmark-start text:name="__DdeLink__288_474404344"/><text:s text:c="4"/>d=new Date();</text:p>
      <text:p text:style-name="P15"><text:s text:c="4"/>return d.getDate()+"-"+(d.getMonth()+1)+"-"+(d.getFullYear());<text:bookmark-end text:name="__DdeLink__288_474404344"/></text:p>
      <text:p text:style-name="P15"><text:s text:c="2"/>};</text:p>
      <text:p text:style-name="P186"/>
      <text:p text:style-name="P4"/>
      <text:p text:style-name="P4"/>
      <text:p text:style-name="P133"><text:span text:style-name="T60">Agregar lista en </text:span><text:span text:style-name="T46">(prestamos.js)</text:span><text:span text:style-name="T60">, en el ámbito compartido.</text:span></text:p>
      <text:p text:style-name="P9">listas = new Meteor.Collection("Listas");</text:p>
      <text:p text:style-name="P4"/>
      <text:p text:style-name="P1">Agregar datos a la lista</text:p>
      <text:p text:style-name="P4"/>
      <text:p text:style-name="P20"><text:bookmark-start text:name="__DdeLink__506_474404344"/><text:bookmark-start text:name="__DdeLink__508_474404344"/><text:bookmark-start text:name="__DdeLink__622_974747480"/><text:bookmark-start text:name="__DdeLink__638_974747480"/><text:bookmark-start text:name="__DdeLink__1516_2029482448"/><text:bookmark-start text:name="__DdeLink__1408_2096124691"/><text:bookmark-start text:name="__DdeLink__1404_2096124691"/><text:bookmark-start text:name="__DdeLink__1520_2029482448"/><text:bookmark-start text:name="__DdeLink__2099_1674285613"/><text:bookmark-start text:name="__DdeLink__2101_1674285613"/><text:span text:style-name="T48">listas.insert</text:span><text:bookmark-start text:name="__DdeLink__2103_1674285613"/><text:span text:style-name="T48">(</text:span>{<text:span text:style-name="T62">c</text:span>ategor<text:span text:style-name="T64">ia</text:span>:"DVDs", items: <text:span text:style-name="T92">[</text:span>{<text:span text:style-name="T62">nombre</text:span>:"<text:span text:style-name="T61">Matrix 1</text:span>"</text:p>
      <text:p text:style-name="P107">,<text:span text:style-name="T92">prestadoA</text:span>:"<text:span text:style-name="T63">María</text:span>"}<text:span text:style-name="T92">]</text:span>});<text:bookmark-end text:name="__DdeLink__1408_2096124691"/><text:bookmark-end text:name="__DdeLink__1404_2096124691"/><text:bookmark-end text:name="__DdeLink__1520_2029482448"/><text:bookmark-end text:name="__DdeLink__2099_1674285613"/><text:bookmark-end text:name="__DdeLink__2101_1674285613"/><text:bookmark-end text:name="__DdeLink__2103_1674285613"/></text:p>
      <text:p text:style-name="P107"><text:bookmark-end text:name="__DdeLink__1516_2029482448"/></text:p>
      <text:p text:style-name="P21"><text:bookmark-start text:name="__DdeLink__510_474404344"/><text:bookmark-start text:name="__DdeLink__1518_2029482448"/><text:span text:style-name="T48">listas.insert</text:span><text:bookmark-start text:name="__DdeLink__2105_1674285613"/><text:span text:style-name="T48">(</text:span>{<text:span text:style-name="T62">c</text:span>ategor<text:span text:style-name="T64">ia</text:span>:"<text:span text:style-name="T61">Herramientas</text:span>", items: <text:span text:style-name="T92">[</text:span>{<text:span text:style-name="T62">nombre</text:span>:"<text:span text:style-name="T62">Destornillador</text:span>"</text:p>
      <text:p text:style-name="P108">,<text:span text:style-name="T62">prestadoA</text:span>:"<text:span text:style-name="T62">Roberto</text:span>"}<text:span text:style-name="T92">]</text:span>});<text:bookmark-end text:name="__DdeLink__622_974747480"/><text:bookmark-end text:name="__DdeLink__638_974747480"/><text:bookmark-end text:name="__DdeLink__510_474404344"/><text:bookmark-end text:name="__DdeLink__1518_2029482448"/><text:bookmark-end text:name="__DdeLink__2105_1674285613"/></text:p>
      <text:p text:style-name="P108"><text:bookmark-end text:name="__DdeLink__508_474404344"/></text:p>
      <text:p text:style-name="P22"><text:bookmark-start text:name="__DdeLink__625_974747480"/><text:bookmark-start text:name="__DdeLink__628_974747480"/><text:bookmark-start text:name="__DdeLink__631_974747480"/><text:bookmark-start text:name="__DdeLink__620_974747480"/>listas.findOne({<text:span text:style-name="T104">c</text:span>ategor<text:span text:style-name="T104">i</text:span>a:"DVDs"})<text:bookmark-end text:name="__DdeLink__620_974747480"/>;</text:p>
      <text:p text:style-name="P24">listas.find( { $or: [ { categor<text:span text:style-name="T104">i</text:span>a: "DVDs" }, { categor<text:span text:style-name="T104">i</text:span>a: "Herramientas"} ] } )</text:p>
      <text:p text:style-name="P23">listas.find({}).<text:span text:style-name="T63">count()</text:span><text:bookmark-end text:name="__DdeLink__625_974747480"/><text:bookmark-end text:name="__DdeLink__628_974747480"/><text:bookmark-end text:name="__DdeLink__631_974747480"/></text:p>
      <text:p text:style-name="P43"/>
      <text:p text:style-name="P8"/>
      <text:p text:style-name="P135"><text:span text:style-name="T65">La Vista:</text:span> layout<text:span text:style-name="T34"> </text:span><text:span text:style-name="T37">(prestamos.html)</text:span></text:p>
      <text:p text:style-name="P161"><text:s text:c="2"/>{{&gt; hello}}</text:p>
      <text:p text:style-name="P162"><text:s text:c="2"/>&lt;div id="contenedor-categorias"&gt;</text:p>
      <text:p text:style-name="P146"><text:span text:style-name="T56"><text:s text:c="4"/>{{&gt; </text:span><text:span text:style-name="T47">categorias</text:span><text:span text:style-name="T56">}}</text:span></text:p>
      <text:p text:style-name="P162"><text:s text:c="2"/>&lt;/div&gt;</text:p>
      <text:p text:style-name="P163"/>
      <text:p text:style-name="P135"><text:span text:style-name="T65">La Vista:</text:span> la plantilla <text:span text:style-name="T37">(prestamos.html)</text:span><text:bookmark-end text:name="__DdeLink__506_474404344"/></text:p>
      <text:p text:style-name="P134"><text:span text:style-name="T49">&lt;template name="</text:span><text:span text:style-name="T35">categorias</text:span><text:span text:style-name="T49">"&gt;</text:span></text:p>
      <text:p text:style-name="P164"><text:s text:c="2"/>&lt;div class="title"&gt;Mis Cosas&lt;/div&gt;</text:p>
      <text:p text:style-name="P164"><text:s text:c="2"/>&lt;div id="categorias"&gt;</text:p>
      <text:p text:style-name="P160"><text:span text:style-name="T49"><text:s text:c="4"/></text:span><text:span text:style-name="T50">{{#each </text:span><text:span text:style-name="T66">listaDeCategorias</text:span><text:span text:style-name="T50">}}</text:span></text:p>
      <text:p text:style-name="P164"><text:s text:c="6"/>&lt;div class="categoria"&gt;</text:p>
      <text:p text:style-name="P160"><text:span text:style-name="T49"><text:s text:c="8"/></text:span><text:span text:style-name="T66">{{categoria}}</text:span></text:p>
      <text:p text:style-name="P164"><text:s text:c="6"/>&lt;/div&gt;</text:p>
      <text:p text:style-name="P160"><text:span text:style-name="T49"><text:s text:c="4"/></text:span><text:span text:style-name="T50">{{/each}}</text:span></text:p>
      <text:p text:style-name="P164"><text:s text:c="2"/>&lt;/div&gt;</text:p>
      <text:p text:style-name="P164">&lt;/template&gt;</text:p>
      <text:p text:style-name="P4"/>
      <text:p text:style-name="P138"><text:soft-page-break/>La Fuente de Datos <text:span text:style-name="T34">(prestamos.js)</text:span></text:p>
      <text:p text:style-name="P13"><text:s text:c="2"/>Template.categorias.<text:bookmark-start text:name="__DdeLink__2200_1622476370"/>listaDeCategorias<text:bookmark-end text:name="__DdeLink__2200_1622476370"/> = function () {</text:p>
      <text:p text:style-name="P13"><text:s text:c="4"/>return listas.find({}, {sort: {categoria: 1}});</text:p>
      <text:p text:style-name="P13"><text:s text:c="2"/>};</text:p>
      <text:p text:style-name="P19"/>
      <text:p text:style-name="P137"><text:span text:style-name="T57">Mejorando el estilo </text:span><text:span text:style-name="T37">(creando los botones por categoría categorías, entre otros)</text:span></text:p>
      <text:p text:style-name="P14"><text:bookmark-start text:name="__DdeLink__2206_1622476370"/>&lt;div class="title"&gt;Mis Cosas&lt;/div&gt;</text:p>
      <text:p text:style-name="P18">por</text:p>
      <text:p text:style-name="P12"><text:span text:style-name="T76">&lt;</text:span><text:span text:style-name="T21">h2</text:span><text:span text:style-name="T76"> class="title"&gt;Mis Cosas&lt;/</text:span><text:span text:style-name="T21">h2</text:span><text:span text:style-name="T76">&gt;</text:span><text:bookmark-end text:name="__DdeLink__2206_1622476370"/></text:p>
      <text:p text:style-name="P17"/>
      <text:p text:style-name="P16"><text:bookmark-start text:name="__DdeLink__2168_1622476370"/><text:bookmark-start text:name="__DdeLink__2164_1622476370"/><text:span text:style-name="T67">&lt;div id="categorias" </text:span><text:bookmark-start text:name="__DdeLink__885_974747480"/><text:bookmark-start text:name="__DdeLink__887_974747480"/>class="btn-group"<text:bookmark-end text:name="__DdeLink__885_974747480"/><text:bookmark-end text:name="__DdeLink__887_974747480"/>&gt;</text:p>
      <text:p text:style-name="P48"><text:s text:c="2"/>{{#each <text:span text:style-name="T2">listaDeCategorias</text:span>}}</text:p>
      <text:p text:style-name="P47"><text:s text:c="4"/>&lt;div <text:span text:style-name="T74">class="</text:span><text:span text:style-name="T75">categoria</text:span><text:bookmark-start text:name="__DdeLink__892_974747480"/><text:span text:style-name="T74"> </text:span><text:bookmark-start text:name="__DdeLink__889_974747480"/><text:span text:style-name="T20">btn btn-inverse</text:span><text:bookmark-end text:name="__DdeLink__892_974747480"/><text:bookmark-end text:name="__DdeLink__889_974747480"/><text:span text:style-name="T20">"</text:span>&gt;<text:bookmark-end text:name="__DdeLink__2168_1622476370"/><text:bookmark-end text:name="__DdeLink__2164_1622476370"/></text:p>
      <text:p text:style-name="P7"/>
      <text:p text:style-name="P7"/>
      <text:p text:style-name="P136">Descargando e instalando Bootstrap <text:span text:style-name="T37">(nos situamos en la carpeta del proyecto)</text:span></text:p>
      <text:p text:style-name="P10"><text:bookmark-start text:name="__DdeLink__2198_1622476370"/><text:bookmark-start text:name="__DdeLink__840_974747480"/><text:span text:style-name="T70">mkdir client &amp;&amp; cd client</text:span><text:bookmark-end text:name="__DdeLink__840_974747480"/></text:p>
      <text:p text:style-name="P5"><text:bookmark-start text:name="__DdeLink__895_974747480"/><text:span text:style-name="T68">wget </text:span><text:a xlink:type="simple" xlink:href="http://twitter.github.io/bootstrap/assets/bootstrap.zip"><text:span text:style-name="T68">http://twitter.github.io/bootstrap/assets/</text:span></text:a><text:bookmark-start text:name="__DdeLink__842_974747480"/><text:a xlink:type="simple" xlink:href="http://twitter.github.io/bootstrap/assets/bootstrap.zip"><text:span text:style-name="T68">bootstrap.zip</text:span></text:a><text:bookmark-end text:name="__DdeLink__895_974747480"/><text:bookmark-end text:name="__DdeLink__842_974747480"/></text:p>
      <text:p text:style-name="P6"><text:bookmark-start text:name="__DdeLink__903_974747480"/><text:span text:style-name="T69">unzip </text:span><text:bookmark-start text:name="__DdeLink__844_974747480"/><text:a xlink:type="simple" xlink:href="http://twitter.github.io/bootstrap/assets/bootstrap.zip"><text:span text:style-name="T68">bootstrap.zip</text:span></text:a><text:bookmark-end text:name="__DdeLink__903_974747480"/><text:bookmark-end text:name="__DdeLink__844_974747480"/></text:p>
      <text:p text:style-name="P6"><text:bookmark-start text:name="__DdeLink__897_974747480"/><text:span text:style-name="T69">rm </text:span><text:a xlink:type="simple" xlink:href="http://twitter.github.io/bootstrap/assets/bootstrap.zip"><text:span text:style-name="T68">bootstrap.zip</text:span></text:a><text:bookmark-end text:name="__DdeLink__897_974747480"/></text:p>
      <text:p text:style-name="P11"><text:bookmark-start text:name="__DdeLink__855_974747480"/><text:bookmark-start text:name="__DdeLink__900_974747480"/><text:span text:style-name="T71">rm </text:span><text:bookmark-start text:name="__DdeLink__850_974747480"/><text:span text:style-name="T71">bootstra</text:span><text:bookmark-end text:name="__DdeLink__850_974747480"/><text:span text:style-name="T71">p/js/bootstrap.js </text:span><text:bookmark-end text:name="__DdeLink__855_974747480"/><text:bookmark-end text:name="__DdeLink__900_974747480"/></text:p>
      <text:p text:style-name="P51"><text:bookmark-start text:name="__DdeLink__852_974747480"/><text:bookmark-start text:name="__DdeLink__857_974747480"/><text:bookmark-start text:name="__DdeLink__859_974747480"/><text:span text:style-name="T1">rm bootstrap/</text:span><text:span text:style-name="T71">css/bootstrap-responsive.css</text:span><text:bookmark-end text:name="__DdeLink__852_974747480"/><text:bookmark-end text:name="__DdeLink__857_974747480"/><text:bookmark-end text:name="__DdeLink__859_974747480"/></text:p>
      <text:p text:style-name="P51"><text:span text:style-name="T1">rm bootstrap/</text:span><text:span text:style-name="T71">css/bootstrap.css</text:span><text:bookmark-end text:name="__DdeLink__2198_1622476370"/></text:p>
      <text:p text:style-name="P3"/>
      <text:p text:style-name="P2"/>
      <text:p text:style-name="P42">Probando la reacción</text:p>
      <text:p text:style-name="P2"/>
      <text:p text:style-name="P109"><text:bookmark-start text:name="__DdeLink__2290_1622476370"/><text:bookmark-start text:name="__DdeLink__917_974747480"/><text:span text:style-name="T72">listas.insert(</text:span><text:bookmark-start text:name="__DdeLink__931_974747480"/>{<text:span text:style-name="T72">categoria</text:span>:"<text:span text:style-name="T72">Libros</text:span>"});<text:bookmark-end text:name="__DdeLink__917_974747480"/><text:bookmark-end text:name="__DdeLink__931_974747480"/></text:p>
      <text:p text:style-name="P109"/>
      <text:p text:style-name="P25">listas.find({}).collection.docs</text:p>
      <text:p text:style-name="P109"/>
      <text:p text:style-name="P110"><text:bookmark-start text:name="__DdeLink__933_974747480"/>list<text:span text:style-name="T73">a</text:span>s.remove({<text:span text:style-name="T72">_id</text:span>:"<text:span text:style-name="T22">aquí el id</text:span>"});<text:bookmark-end text:name="__DdeLink__2290_1622476370"/><text:bookmark-end text:name="__DdeLink__933_974747480"/></text:p>
      <text:p text:style-name="P110"/>
      <text:p text:style-name="P113"/>
      <text:p text:style-name="P152">Creamos un botón agregar <text:span text:style-name="T37">(una operación CRUD)</text:span></text:p>
      <text:p text:style-name="P165">&lt;div id="categorias" class="btn-group"&gt;</text:p>
      <text:p text:style-name="P160"><text:span text:style-name="T49"><text:s text:c="2"/></text:span><text:span text:style-name="T50">&lt;div class="categoria btn btn-inverse" id="btnNvaCat"&gt;&amp;plus;&lt;/div&gt;</text:span></text:p>
      <text:p text:style-name="P115"/>
      <text:p text:style-name="P114"/>
      <text:p text:style-name="P97"><text:bookmark-start text:name="__DdeLink__2311_1622476370"/><text:bookmark-start text:name="__DdeLink__2304_1622476370"/><text:bookmark-start text:name="__DdeLink__2306_1622476370"/><text:span text:style-name="T77">Algo de lógica en la vista </text:span><text:span text:style-name="T39">(el botón o la caja de texto)</text:span><text:bookmark-end text:name="__DdeLink__2306_1622476370"/></text:p>
      <text:p text:style-name="P54"/>
      <text:p text:style-name="P192"><text:bookmark-start text:name="__DdeLink__2302_1622476370"/><text:bookmark-start text:name="__DdeLink__2292_1622476370"/><text:bookmark-start text:name="__DdeLink__2308_1622476370"/><text:span text:style-name="Source_20_Text"><text:span text:style-name="T3">{{#</text:span></text:span><text:span text:style-name="Source_20_Text"><text:span text:style-name="T17">if</text:span></text:span><text:span text:style-name="Source_20_Text"><text:span text:style-name="T3"> </text:span></text:span><text:bookmark-start text:name="__DdeLink__2379_1622476370"/><text:bookmark-start text:name="__DdeLink__2359_1622476370"/><text:span text:style-name="Source_20_Text"><text:span text:style-name="T5">isAgregando</text:span></text:span><text:span text:style-name="Source_20_Text"><text:span text:style-name="T4">Categoria</text:span></text:span><text:bookmark-end text:name="__DdeLink__2379_1622476370"/><text:bookmark-end text:name="__DdeLink__2359_1622476370"/><text:span text:style-name="Source_20_Text"><text:span text:style-name="T3">}}</text:span></text:span></text:p>
      <text:p text:style-name="P52"><text:span text:style-name="Source_20_Text"><text:span text:style-name="T3"><text:s text:c="2"/>&lt;div class="categor</text:span></text:span><text:span text:style-name="Source_20_Text"><text:span text:style-name="T4">ia</text:span></text:span><text:span text:style-name="Source_20_Text"><text:span text:style-name="T3">"&gt;</text:span></text:span></text:p>
      <text:p text:style-name="P88"><text:s text:c="4"/>&lt;input type="text" id="<text:span text:style-name="T77">agregaCategoriaTxt</text:span>" value="" /&gt;</text:p>
      <text:p text:style-name="P88"><text:s text:c="2"/>&lt;/div&gt;</text:p>
      <text:p text:style-name="P193"><text:span text:style-name="Source_20_Text"><text:span text:style-name="T4">{{else}}</text:span></text:span></text:p>
      <text:p text:style-name="P193"><text:span text:style-name="Source_20_Text"><text:span text:style-name="T6"><text:s text:c="2"/>&lt;div class="categoria btn btn-inverse" id="btnNvaCat"&gt;&amp;plus;&lt;/div&gt;</text:span></text:span></text:p>
      <text:p text:style-name="P189"><text:span text:style-name="Source_20_Text"><text:span text:style-name="T9">{{/</text:span></text:span><text:span text:style-name="Source_20_Text"><text:span text:style-name="T18">if</text:span></text:span><text:span text:style-name="Source_20_Text"><text:span text:style-name="T9">}}</text:span></text:span><text:bookmark-end text:name="__DdeLink__2311_1622476370"/><text:bookmark-end text:name="__DdeLink__2304_1622476370"/><text:bookmark-end text:name="__DdeLink__2308_1622476370"/></text:p>
      <text:p text:style-name="P189"><text:span text:style-name="Source_20_Text"><text:span text:style-name="T10"/></text:span></text:p>
      <text:p text:style-name="P189"><text:span text:style-name="Source_20_Text"><text:span text:style-name="T10"/></text:span></text:p>
      <text:p text:style-name="P190"><text:bookmark-end text:name="__DdeLink__2302_1622476370"/><text:bookmark-end text:name="__DdeLink__2292_1622476370"/><text:span text:style-name="Source_20_Text"><text:span text:style-name="T15">La variable de control</text:span></text:span></text:p>
      <text:p text:style-name="P188"><text:span text:style-name="Source_20_Text"><text:span text:style-name="T16"><text:s/></text:span></text:span><text:span text:style-name="T53"><text:s/>Template.categorias.listaDeCategorias = function () {</text:span></text:p>
      <text:p text:style-name="P164"><text:s text:c="4"/>return listas.find({}, {sort: {categoria: 1}});</text:p>
      <text:p text:style-name="P164"><text:soft-page-break/><text:s text:c="2"/>};</text:p>
      <text:p text:style-name="P160"><text:span text:style-name="T50"><text:s text:c="2"/>Session.set('</text:span><text:span text:style-name="T52">agregando</text:span><text:span text:style-name="T50">Categoria', true);</text:span></text:p>
      <text:p text:style-name="P166"/>
      <text:p text:style-name="P167"><text:bookmark-start text:name="__DdeLink__2361_1622476370"/><text:span text:style-name="T51">La función de plantilla que retorna el estado de la variable de control </text:span><text:span text:style-name="T36">(getter)</text:span><text:bookmark-end text:name="__DdeLink__2361_1622476370"/></text:p>
      <text:p text:style-name="P190"><text:bookmark text:name="__DdeLink__2313_1622476370"/><text:span text:style-name="Source_20_Text"><text:span text:style-name="T11"/></text:span></text:p>
      <text:p text:style-name="P147"><text:span text:style-name="T49">Session.set('</text:span><text:bookmark-start text:name="__DdeLink__2384_1622476370"/><text:span text:style-name="T54">agregando</text:span><text:bookmark-start text:name="__DdeLink__2381_1622476370"/><text:span text:style-name="T49">Categoria</text:span><text:bookmark-end text:name="__DdeLink__2384_1622476370"/><text:bookmark-end text:name="__DdeLink__2381_1622476370"/><text:span text:style-name="T49">', true);</text:span></text:p>
      <text:p text:style-name="P53"><text:bookmark-start text:name="__DdeLink__2392_1622476370"/><text:span text:style-name="T79">Template.categori</text:span><text:span text:style-name="T80">a</text:span><text:span text:style-name="T79">s.</text:span><text:span text:style-name="Source_20_Text"><text:span text:style-name="T7">isAgregando</text:span></text:span><text:span text:style-name="Source_20_Text"><text:span text:style-name="T8">Categoria</text:span></text:span><text:span text:style-name="T79"> = function () {</text:span></text:p>
      <text:p text:style-name="P95"><text:s text:c="2"/><text:bookmark-start text:name="__DdeLink__2395_1622476370"/><text:bookmark-start text:name="__DdeLink__2388_1622476370"/>return Session.equals('<text:span text:style-name="T54">agregando</text:span><text:bookmark-start text:name="__DdeLink__2381_16224763701"/><text:span text:style-name="T55">Categoria</text:span><text:bookmark-end text:name="__DdeLink__2381_16224763701"/>',true);<text:bookmark-end text:name="__DdeLink__2395_1622476370"/><text:bookmark-end text:name="__DdeLink__2388_1622476370"/></text:p>
      <text:p text:style-name="P94">};<text:bookmark-end text:name="__DdeLink__2392_1622476370"/></text:p>
      <text:p text:style-name="P52"/>
      <text:p text:style-name="P52"/>
      <text:p text:style-name="P96"><text:bookmark-start text:name="__DdeLink__2397_1622476370"/><text:span text:style-name="T82">Probando la respuesta de la vista </text:span><text:span text:style-name="T40">(en consola)</text:span></text:p>
      <text:p text:style-name="P111"/>
      <text:p text:style-name="P26">Session.set('agregandoCategoria',true)</text:p>
      <text:p text:style-name="P26"/>
      <text:p text:style-name="P26">Session.set('agregandoCategoria',false)</text:p>
      <text:p text:style-name="P26"/>
      <text:p text:style-name="P26"/>
      <text:p text:style-name="P38"><text:bookmark-start text:name="__DdeLink__2399_1622476370"/><text:bookmark-start text:name="__DdeLink__1079_1846126305"/><text:span text:style-name="T82">El Evento que inicia el agregado de una Categoría </text:span><text:span text:style-name="T40">(click en +)</text:span><text:bookmark-end text:name="__DdeLink__1079_1846126305"/></text:p>
      <text:p text:style-name="P45"/>
      <text:p text:style-name="P26"><text:bookmark-end text:name="__DdeLink__2397_1622476370"/><text:s text:c="2"/>Template.categorias.events({</text:p>
      <text:p text:style-name="P26"><text:s text:c="4"/>'click #btnNvaCat': function (e, t) {</text:p>
      <text:p text:style-name="P26"><text:s text:c="6"/>Session.set('agregandoCategoria', true);</text:p>
      <text:p text:style-name="P26"><text:s text:c="6"/>Meteor.flush();</text:p>
      <text:p text:style-name="P26"><text:s text:c="6"/>focusText(t.find("#agregaCategoriaTxt"));</text:p>
      <text:p text:style-name="P26"><text:s text:c="4"/>}</text:p>
      <text:p text:style-name="P26"><text:s text:c="2"/>});</text:p>
      <text:p text:style-name="P26"/>
      <text:p text:style-name="P26"/>
      <text:p text:style-name="P139">Una función utilitaria <text:span text:style-name="T83">(o helper function</text:span><text:span text:style-name="T84">) (dentro del código del cliente</text:span><text:span text:style-name="T83">)</text:span><text:bookmark-end text:name="__DdeLink__2399_1622476370"/></text:p>
      <text:p text:style-name="P26"/>
      <text:p text:style-name="P27"><text:s text:c="2"/>function focusText(i,val) {</text:p>
      <text:p text:style-name="P27"><text:s text:c="4"/>i.focus();</text:p>
      <text:p text:style-name="P27"><text:s text:c="4"/>i.value = val ? val : "";</text:p>
      <text:p text:style-name="P27"><text:s text:c="4"/>i.select();</text:p>
      <text:p text:style-name="P27"><text:s text:c="2"/>};<text:bookmark-start text:name="__DdeLink__1067_1846126305"/></text:p>
      <text:p text:style-name="P26"/>
      <text:p text:style-name="P26"/>
      <text:p text:style-name="P39"><text:bookmark-end text:name="__DdeLink__1067_1846126305"/><text:bookmark-start text:name="__DdeLink__1081_1846126305"/><text:span text:style-name="T82">El Evento que finaliza el agregado de una Categoría </text:span><text:span text:style-name="T40">(click en +)</text:span></text:p>
      <text:p text:style-name="P46"/>
      <text:p text:style-name="P29"><text:s text:c="6"/>focusText(t.find("#agregaCategoriaTxt"));</text:p>
      <text:p text:style-name="P28"><text:span text:style-name="T85"><text:s text:c="4"/>}</text:span><text:span text:style-name="T23">, </text:span></text:p>
      <text:p text:style-name="P36"><text:s text:c="4"/>'keyup #agregaCategoriaTxt': function (e,t){</text:p>
      <text:p text:style-name="P36"><text:s text:c="6"/>if (e.which === 13) {</text:p>
      <text:p text:style-name="P36"><text:s text:c="8"/>var valor = String(e.target.value || "");</text:p>
      <text:p text:style-name="P36"><text:s text:c="8"/>if (valor) {</text:p>
      <text:p text:style-name="P36"><text:s text:c="10"/>listas.insert({categoria:valor});</text:p>
      <text:p text:style-name="P36"><text:s text:c="10"/>Session.set('agregandoCategoria', false);</text:p>
      <text:p text:style-name="P36"><text:s text:c="8"/>}</text:p>
      <text:p text:style-name="P36"><text:s text:c="6"/>}</text:p>
      <text:p text:style-name="P36"><text:s text:c="4"/>}</text:p>
      <text:p text:style-name="P29"><text:soft-page-break/><text:s text:c="2"/>});</text:p>
      <text:p text:style-name="P29"/>
      <text:p text:style-name="P140">Otro Evento que finaliza el agregado de una Categoría </text:p>
      <text:p text:style-name="P144"><text:s text:c="10"/>Session.set('agregandoCategoria', false);</text:p>
      <text:p text:style-name="P164"><text:s text:c="8"/>}</text:p>
      <text:p text:style-name="P164"><text:s text:c="6"/>}</text:p>
      <text:p text:style-name="P164"><text:s text:c="4"/>},</text:p>
      <text:p text:style-name="P166"><text:s text:c="4"/>'focusout #agregaCategoriaTxt': function(e,t){</text:p>
      <text:p text:style-name="P166"><text:s text:c="6"/>Session.set('agregandoCategoria',false);</text:p>
      <text:p text:style-name="P166"><text:s text:c="4"/>}</text:p>
      <text:p text:style-name="P164"><text:s text:c="2"/>}); </text:p>
      <text:p text:style-name="P141"><text:bookmark-start text:name="__DdeLink__1273_1152133877"/><text:span text:style-name="T19">La Vista:</text:span> layout<text:span text:style-name="T37"> (prestamos.html)</text:span><text:bookmark-end text:name="__DdeLink__1273_1152133877"/></text:p>
      <text:p text:style-name="P166"><text:s text:c="2"/>&lt;div id="contenedor-prestamos"&gt;</text:p>
      <text:p text:style-name="P164"><text:s text:c="4"/>&lt;div id="contenedor-categorias"&gt;</text:p>
      <text:p text:style-name="P164"><text:s text:c="6"/>{{&gt; categorias}}</text:p>
      <text:p text:style-name="P164"><text:s text:c="4"/>&lt;/div&gt;</text:p>
      <text:p text:style-name="P166"><text:s text:c="4"/>&lt;div id="contenedor-<text:span text:style-name="T93">detalle</text:span>"&gt;</text:p>
      <text:p text:style-name="P166"><text:s text:c="6"/>{{&gt; <text:span text:style-name="T114">detalle</text:span>}}</text:p>
      <text:p text:style-name="P166"><text:s text:c="4"/>&lt;/div&gt;</text:p>
      <text:p text:style-name="P166"><text:s text:c="2"/>&lt;/div&gt;</text:p>
      <text:p text:style-name="P145"/>
      <text:p text:style-name="P145"/>
      <text:p text:style-name="P142"><text:span text:style-name="T94">La Vista:</text:span> plantilla <text:span text:style-name="T37">(Generación de los items que componen el detalle)</text:span><text:bookmark text:name="__DdeLink__1275_1152133877"/></text:p>
      <text:p text:style-name="P32"><text:bookmark-end text:name="__DdeLink__1081_1846126305"/><text:bookmark-start text:name="__DdeLink__1410_2096124691"/><text:bookmark-start text:name="__DdeLink__1406_2096124691"/>&lt;template name="detalle"&gt;</text:p>
      <text:p text:style-name="P32"><text:s text:c="2"/>&lt;ul id="lista-prestamos"&gt;<text:bookmark-end text:name="__DdeLink__1410_2096124691"/><text:bookmark-end text:name="__DdeLink__1406_2096124691"/></text:p>
      <text:p text:style-name="P32"><text:bookmark-start text:name="__DdeLink__1414_2096124691"/><text:s text:c="4"/>{{#each items}}</text:p>
      <text:p text:style-name="P32"><text:s text:c="6"/>&lt;li class="item_prestado alert"&gt;</text:p>
      <text:p text:style-name="P32"><text:s text:c="8"/>&lt;button type="button" class="close <text:span text:style-name="T78">item</text:span><text:span text:style-name="T81">B</text:span><text:span text:style-name="T78">orrar</text:span>" id="{{nombre}}"&gt;×&lt;/button&gt;</text:p>
      <text:p text:style-name="P32"><text:s text:c="8"/>{{nombre}}</text:p>
      <text:p text:style-name="P32"><text:s text:c="8"/>{{#if isEditandoPrest<text:span text:style-name="T113">adoA</text:span>}}</text:p>
      <text:p text:style-name="P120"><text:span text:style-name="T13"><text:s text:c="10"/>&lt;input type="text" id="</text:span><text:span text:style-name="T14">prestadoATxt</text:span><text:span text:style-name="T13">" class="span2 pull-right" value="</text:span><text:span text:style-name="T58">{{prestado}}</text:span><text:span text:style-name="T13">"/&gt;</text:span></text:p>
      <text:p text:style-name="P32"><text:s text:c="8"/>{{else}}</text:p>
      <text:p text:style-name="P32"><text:s text:c="10"/>&lt;div class="prestado pull-right label {{clasePrestamo}}"&gt;{{prestado}}&lt;/div&gt;</text:p>
      <text:p text:style-name="P32"><text:s text:c="8"/>{{/if}}</text:p>
      <text:p text:style-name="P32"><text:s text:c="6"/>&lt;/li&gt;</text:p>
      <text:p text:style-name="P32"><text:s text:c="4"/>{{/each}}</text:p>
      <text:p text:style-name="P32"/>
      <text:p text:style-name="P32"><text:soft-page-break/></text:p>
      <text:p text:style-name="P143"><text:bookmark-start text:name="__DdeLink__1460_2096124691"/><text:span text:style-name="T19">La Vista:</text:span> plantilla <text:span text:style-name="T37">(</text:span><text:span text:style-name="T45">Botón agregar un nuevo item</text:span><text:span text:style-name="T37">)</text:span><text:bookmark-end text:name="__DdeLink__1414_2096124691"/><text:bookmark-end text:name="__DdeLink__1460_2096124691"/></text:p>
      <text:p text:style-name="P32"><text:bookmark-start text:name="__DdeLink__1462_2096124691"/><text:s text:c="4"/>{{#if <text:span text:style-name="T97">isL</text:span>istaSeleccionada}}</text:p>
      <text:p text:style-name="P32"><text:s text:c="6"/>&lt;li class="alert-success" id="btnAgregarItem"&gt;&amp;plus;</text:p>
      <text:p text:style-name="P32"><text:s text:c="8"/>{{#if isAgregandoALista}}</text:p>
      <text:p text:style-name="P32"><text:s text:c="10"/>&lt;input class="span4" id="itemPorAgregar<text:span text:style-name="T96">Txt</text:span>" size="32" type="text"&gt;</text:p>
      <text:p text:style-name="P32"><text:s text:c="8"/>{{/if}}</text:p>
      <text:p text:style-name="P32"><text:s text:c="6"/>&lt;/li&gt;</text:p>
      <text:p text:style-name="P32"><text:s text:c="4"/>{{/if}}<text:bookmark-end text:name="__DdeLink__1462_2096124691"/></text:p>
      <text:p text:style-name="P32"><text:bookmark-start text:name="__DdeLink__1412_2096124691"/><text:s text:c="2"/>&lt;/ul&gt;</text:p>
      <text:p text:style-name="P32">&lt;/template&gt;<text:bookmark-end text:name="__DdeLink__1412_2096124691"/></text:p>
      <text:p text:style-name="P32"/>
      <text:p text:style-name="P142"><text:span text:style-name="T31">La Fuente de Datos</text:span><text:span text:style-name="T44"> (prestamos.js)</text:span></text:p>
      <text:p text:style-name="P33"><text:bookmark-start text:name="__DdeLink__1464_2096124691"/><text:s text:c="2"/>Template.detalle.items = function () {</text:p>
      <text:p text:style-name="P31"><text:span text:style-name="T91"><text:s text:c="4"/>if (Session.equals('listaActual',null))</text:span></text:p>
      <text:p text:style-name="P33"><text:s text:c="6"/>return null;</text:p>
      <text:p text:style-name="P33"><text:s text:c="4"/>else {</text:p>
      <text:p text:style-name="P31"><text:span text:style-name="T91"><text:s text:c="6"/>var categs = listas.findOne({_id:Session.get('listaActual')});</text:span></text:p>
      <text:p text:style-name="P33"><text:s text:c="6"/>if (categs&amp;&amp;categs.items) {</text:p>
      <text:p text:style-name="P33"><text:s text:c="8"/>for(var i = 0; i&lt;categs.items.length;i++) {</text:p>
      <text:p text:style-name="P33"><text:s text:c="10"/>var d = categs.items[i]; </text:p>
      <text:p text:style-name="P33"><text:s text:c="10"/>d.prestado = d.prestadoA ? d.prestadoA : "libre"; </text:p>
      <text:p text:style-name="P33"><text:s text:c="10"/>d.clasePrestamo = d.<text:span text:style-name="T95">prestadoA</text:span> ? "label-important" : "label-success";</text:p>
      <text:p text:style-name="P33"><text:s text:c="8"/>}</text:p>
      <text:p text:style-name="P33"><text:s text:c="8"/>return categs.items;</text:p>
      <text:p text:style-name="P33"><text:s text:c="6"/>}</text:p>
      <text:p text:style-name="P33"><text:s text:c="4"/>}</text:p>
      <text:p text:style-name="P33"><text:s text:c="2"/>};</text:p>
      <text:p text:style-name="P33"><text:bookmark-end text:name="__DdeLink__1464_2096124691"/><text:bookmark-start text:name="__DdeLink__1261_1152133877"/></text:p>
      <text:p text:style-name="P40"><text:bookmark-start text:name="__DdeLink__1471_2096124691"/><text:span text:style-name="T90">Que el estado del botón de la categoría muestre el estado de selección</text:span><text:bookmark-end text:name="__DdeLink__1261_1152133877"/><text:span text:style-name="T90"> de la lista</text:span><text:bookmark-end text:name="__DdeLink__1471_2096124691"/></text:p>
      <text:p text:style-name="P34"><text:bookmark-start text:name="__DdeLink__1473_2096124691"/><text:s text:c="4"/>{{/if}}</text:p>
      <text:p text:style-name="P34"><text:s text:c="4"/>{{#each listaDeCategorias}}</text:p>
      <text:p text:style-name="P35"><text:s text:c="6"/>&lt;div class="categoria btn btn-inverse"&gt;</text:p>
      <text:p text:style-name="P35">por</text:p>
      <text:p text:style-name="P30"><text:span text:style-name="T86"><text:s text:c="4"/>{{/if}}</text:span></text:p>
      <text:p text:style-name="P34"><text:s text:c="4"/>{{#each listaDeCategorias}}</text:p>
      <text:p text:style-name="P116"><text:span text:style-name="T12"><text:s text:c="6"/></text:span><text:bookmark-start text:name="__DdeLink__1259_1152133877"/><text:span text:style-name="T12">&lt;div class="categoria btn </text:span><text:span text:style-name="T88">{</text:span><text:span text:style-name="T87">{</text:span><text:span text:style-name="T88">estadoLista</text:span><text:span text:style-name="T87">}}</text:span><text:span text:style-name="T89">" </text:span><text:span text:style-name="T87">id="{{_id}}"</text:span><text:span text:style-name="T89">&gt;</text:span><text:bookmark-end text:name="__DdeLink__1259_1152133877"/></text:p>
      <text:p text:style-name="P112"><text:bookmark-end text:name="__DdeLink__1473_2096124691"/></text:p>
      <text:p text:style-name="P41"><text:bookmark-start text:name="__DdeLink__1447_385627075"/>Que la presión de un botón seleccione una lista<text:bookmark-end text:name="__DdeLink__1447_385627075"/></text:p>
      <text:p text:style-name="P112"/>
      <text:p text:style-name="P50"><text:s text:c="4"/>'focusout #agregaCategoriaTxt': function(e,t){</text:p>
      <text:p text:style-name="P50"><text:s text:c="6"/>Session.set('agregandoCategoria',false);</text:p>
      <text:p text:style-name="P49"><text:span text:style-name="T90"><text:s text:c="4"/>}</text:span><text:span text:style-name="T24">,</text:span></text:p>
      <text:p text:style-name="P89"><text:s text:c="4"/>'click .categoria': function(e,t){</text:p>
      <text:p text:style-name="P89"><text:s text:c="8"/>Session.set('listaActual',this._id);</text:p>
      <text:p text:style-name="P89"><text:s text:c="4"/>};</text:p>
      <text:p text:style-name="P37"/>
      <text:p text:style-name="P121"><text:bookmark-start text:name="__DdeLink__1449_385627075"/>Las fuentes de datos que dan acceso a saber cual es la lista actual y la clase a aplicar al botón de la categoría</text:p>
      <text:p text:style-name="P122">Template.detalle.isListaSeleccionada = function() {</text:p>
      <text:p text:style-name="P122"><text:s/>return ((Session.get('listaActual')!=null) &amp;&amp; (!Session.equals('listaActual',null)));</text:p>
      <text:p text:style-name="P122">};</text:p>
      <text:p text:style-name="P122">Template.categorias.estadoLista = function(){</text:p>
      <text:p text:style-name="P122"><text:s text:c="2"/>if (Session.equals('listaActual',this._id))</text:p>
      <text:p text:style-name="P122"><text:s text:c="4"/>return "";</text:p>
      <text:p text:style-name="P122"><text:s text:c="2"/>else</text:p>
      <text:p text:style-name="P122"><text:s text:c="4"/>return " btn-inverse";</text:p>
      <text:p text:style-name="P122">};<text:bookmark-end text:name="__DdeLink__1449_385627075"/></text:p>
      <text:p text:style-name="P117"/>
      <text:p text:style-name="P55"/>
      <text:p text:style-name="P55"/>
      <text:p text:style-name="P86"><text:soft-page-break/></text:p>
      <text:p text:style-name="P98">Eventos para el CRUD del detalle:</text:p>
      <text:p text:style-name="P59"/>
      <text:p text:style-name="P56"><text:bookmark-start text:name="__DdeLink__1578_2034808912"/><text:bookmark-start text:name="__DdeLink__1576_2034808912"/><text:s text:c="2"/>Template.detalle.events({</text:p>
      <text:p text:style-name="P56"><text:s text:c="4"/>'click #btnAgregarItem': function (e,t){</text:p>
      <text:p text:style-name="P56"><text:s text:c="6"/>Session.set('agregandoALista',true);</text:p>
      <text:p text:style-name="P56"><text:s text:c="6"/>Meteor.flush();</text:p>
      <text:p text:style-name="P56"><text:s text:c="6"/>focusText(t.find("#itemPorAgregarTxt"));</text:p>
      <text:p text:style-name="P56"><text:s text:c="4"/>},</text:p>
      <text:p text:style-name="P56"><text:s text:c="4"/>'keyup #itemPorAgregarTxt': function (e,t){</text:p>
      <text:p text:style-name="P56"><text:s text:c="6"/>if (e.which === 13) {</text:p>
      <text:p text:style-name="P56"><text:s text:c="8"/>agregarItem(Session.get('listaActual'),e.target.value);</text:p>
      <text:p text:style-name="P56"><text:s text:c="8"/>Session.set('agregandoALista',false);</text:p>
      <text:p text:style-name="P56"><text:s text:c="6"/>}</text:p>
      <text:p text:style-name="P56"><text:s text:c="4"/>},</text:p>
      <text:p text:style-name="P56"><text:s text:c="4"/>'focusout #itemPorAgregarTxt': function(e,t){</text:p>
      <text:p text:style-name="P56"><text:s text:c="6"/>Session.set('agregandoALista',false);</text:p>
      <text:p text:style-name="P56"><text:s text:c="4"/>},<text:bookmark-end text:name="__DdeLink__1578_2034808912"/><text:bookmark-end text:name="__DdeLink__1576_2034808912"/></text:p>
      <text:p text:style-name="P56"><text:bookmark-start text:name="__DdeLink__1590_2034808912"/><text:bookmark-start text:name="__DdeLink__1588_2034808912"/><text:s text:c="4"/>'click .itemBorrar': function(e,t){</text:p>
      <text:p text:style-name="P56"><text:s text:c="6"/>borrarItem(Session.get('listaActual'),e.target.id);</text:p>
      <text:p text:style-name="P56"><text:s text:c="4"/>},<text:bookmark-end text:name="__DdeLink__1590_2034808912"/><text:bookmark-end text:name="__DdeLink__1588_2034808912"/></text:p>
      <text:p text:style-name="P56"><text:s text:c="4"/><text:bookmark-start text:name="__DdeLink__1592_2034808912"/>'click .prestado' : function(e,t){</text:p>
      <text:p text:style-name="P56"><text:s text:c="6"/>Session.set('editandoPrestadoA',this.nombre);</text:p>
      <text:p text:style-name="P56"><text:s text:c="6"/>Meteor.flush();</text:p>
      <text:p text:style-name="P56"><text:s text:c="6"/>focusText(t.find("#prestadoATxt"),this.prestadoA);</text:p>
      <text:p text:style-name="P56"><text:s text:c="4"/>},</text:p>
      <text:p text:style-name="P56"><text:s text:c="4"/>'keyup #prestadoATxt': function (e,t){</text:p>
      <text:p text:style-name="P56"><text:s text:c="6"/>if (e.which === 13) {</text:p>
      <text:p text:style-name="P56"><text:s text:c="8"/>modificarPrestadoA(Session.get('listaActual'),this.nombre,</text:p>
      <text:p text:style-name="P56"><text:s text:c="8"/>e.target.value);</text:p>
      <text:p text:style-name="P56"><text:s text:c="8"/>Session.set('editandoPrestadoA',null);</text:p>
      <text:p text:style-name="P56"><text:s text:c="6"/>}</text:p>
      <text:p text:style-name="P56"><text:s text:c="6"/>if (e.which === 27) {</text:p>
      <text:p text:style-name="P56"><text:s text:c="8"/>Session.set('editandoPrestadoA',null);</text:p>
      <text:p text:style-name="P56"><text:s text:c="6"/>}</text:p>
      <text:p text:style-name="P57"><text:s text:c="4"/>}<text:span text:style-name="T98">,</text:span></text:p>
      <text:p text:style-name="P61"><text:s text:c="4"/>'focusout #prestadoATxt': function(e,t){</text:p>
      <text:p text:style-name="P61"><text:s text:c="6"/>Session.set('editandoPrestadoA',null);</text:p>
      <text:p text:style-name="P61"><text:s text:c="4"/>}</text:p>
      <text:p text:style-name="P56"><text:s text:c="2"/>});<text:bookmark-end text:name="__DdeLink__1592_2034808912"/></text:p>
      <text:p text:style-name="P55"/>
      <text:p text:style-name="P104"><text:bookmark-start text:name="__DdeLink__1597_194342182"/>Las funciones que encapsulan las variables de estado para el agregado y edición de items.</text:p>
      <text:p text:style-name="P58"><text:s text:c="2"/>Template.detalle.isAgregandoALista = function(){</text:p>
      <text:p text:style-name="P58"><text:s text:c="4"/>return (Session.equals('agregandoALista',true));</text:p>
      <text:p text:style-name="P58"><text:s text:c="2"/>};</text:p>
      <text:p text:style-name="P58"><text:s text:c="2"/>Template.detalle.isEditandoPrestadoA = function(){</text:p>
      <text:p text:style-name="P58"><text:s text:c="4"/>return (Session.equals('editandoPrestadoA',this.nombre));</text:p>
      <text:p text:style-name="P58"><text:s text:c="2"/>};<text:bookmark-end text:name="__DdeLink__1597_194342182"/></text:p>
      <text:p text:style-name="P58"/>
      <text:p text:style-name="P170">Métodos de persistencia del modelo <text:span text:style-name="T42">(en el cliente)</text:span></text:p>
      <text:p text:style-name="P60">function agregarItem(idLista, nombreItem){</text:p>
      <text:p text:style-name="P60"><text:s text:c="2"/>if (!nombreItem &amp;&amp; !idLista)</text:p>
      <text:p text:style-name="P60"><text:s text:c="4"/>return;</text:p>
      <text:p text:style-name="P60"><text:s text:c="2"/>listas.update({_id:idLista},</text:p>
      <text:p text:style-name="P60"><text:s text:c="4"/>{$addToSet:{items:{nombre:nombreItem}}});</text:p>
      <text:p text:style-name="P60">}</text:p>
      <text:p text:style-name="P60"/>
      <text:p text:style-name="P60">function borrarItem(idLista, nombreItem){</text:p>
      <text:p text:style-name="P60"><text:s text:c="2"/>if (!nombreItem &amp;&amp; !idLista)</text:p>
      <text:p text:style-name="P60"><text:s text:c="4"/>return;</text:p>
      <text:p text:style-name="P60"><text:s text:c="2"/>listas.update({_id:idLista},</text:p>
      <text:p text:style-name="P60"><text:s text:c="4"/>{$pull:{items:{nombre:nombreItem}}});</text:p>
      <text:p text:style-name="P60">}</text:p>
      <text:p text:style-name="P87"><text:soft-page-break/></text:p>
      <text:p text:style-name="P60">function modificarPrestadoA(idLista, nombreItem, prestadoA){</text:p>
      <text:p text:style-name="P60"><text:s text:c="2"/>var l = listas.findOne({"_id":idLista , "items.nombre":nombreItem});</text:p>
      <text:p text:style-name="P60"><text:s text:c="2"/>if (l&amp;&amp;l.items) {</text:p>
      <text:p text:style-name="P60"><text:s text:c="4"/>for (var i = 0; i&lt;l.items.length; i++) {</text:p>
      <text:p text:style-name="P60"><text:s text:c="6"/>if (l.items[i].nombre === nombreItem){</text:p>
      <text:p text:style-name="P60"><text:s text:c="8"/>l.items[i].prestadoA = prestadoA;</text:p>
      <text:p text:style-name="P60"><text:s text:c="6"/>}</text:p>
      <text:p text:style-name="P60"><text:s text:c="4"/>}</text:p>
      <text:p text:style-name="P60"><text:s text:c="2"/>listas.update({"_id":idLista},{$set:{"items":l.items}});</text:p>
      <text:p text:style-name="P60"><text:s text:c="2"/>}</text:p>
      <text:p text:style-name="P60">}</text:p>
      <text:p text:style-name="P58"/>
      <text:p text:style-name="P194">La Frutilla del Postre (los estilos personalizados)</text:p>
      <text:p text:style-name="P58"/>
      <text:p text:style-name="P58"/>
      <text:p text:style-name="P123"><text:bookmark-start text:name="__DdeLink__1713_1589998507"/>Archivo prestamos.css<text:bookmark-end text:name="__DdeLink__1713_1589998507"/></text:p>
      <text:p text:style-name="P123"/>
      <text:p text:style-name="P62">#contenedor-prestamos{</text:p>
      <text:p text:style-name="P62"><text:tab/>width:535px;</text:p>
      <text:p text:style-name="P62"><text:tab/>margin:0 auto;</text:p>
      <text:p text:style-name="P62">}</text:p>
      <text:p text:style-name="P62">#categorias{</text:p>
      <text:p text:style-name="P62"><text:tab/>width:100%;</text:p>
      <text:p text:style-name="P62">}</text:p>
      <text:p text:style-name="P62">#lista-prestamos{</text:p>
      <text:p text:style-name="P62"><text:tab/>list-style:none;</text:p>
      <text:p text:style-name="P62"><text:tab/>margin:0;</text:p>
      <text:p text:style-name="P62"><text:tab/>padding:0;</text:p>
      <text:p text:style-name="P62">}</text:p>
      <text:p text:style-name="P62">#lista-prestamos li{</text:p>
      <text:p text:style-name="P62"><text:tab/>list-style:none;</text:p>
      <text:p text:style-name="P62"><text:tab/>margin:5px;</text:p>
      <text:p text:style-name="P62">}</text:p>
      <text:p text:style-name="P62">#lista-prestamos li.item_prestado:hover{</text:p>
      <text:p text:style-name="P62"><text:tab/>background-color:#fc6;</text:p>
      <text:p text:style-name="P62"><text:tab/>color:#630;</text:p>
      <text:p text:style-name="P62">}</text:p>
      <text:p text:style-name="P62">#item_prestado{</text:p>
      <text:p text:style-name="P62"><text:tab/>vertical-align:middle;</text:p>
      <text:p text:style-name="P62">}</text:p>
      <text:p text:style-name="P62">#btnAgregarItem{</text:p>
      <text:p text:style-name="P62"><text:tab/>padding:10px;</text:p>
      <text:p text:style-name="P62"><text:tab/>border-radius:5px;</text:p>
      <text:p text:style-name="P62">}</text:p>
      <text:p text:style-name="P62">#btnAgregarItem:hover{</text:p>
      <text:p text:style-name="P62"><text:tab/>background-color:#B7F099;</text:p>
      <text:p text:style-name="P62">}</text:p>
      <text:p text:style-name="P62">#prestadoATxt{</text:p>
      <text:p text:style-name="P62"><text:tab/>padding-top:0;</text:p>
      <text:p text:style-name="P62"><text:tab/>margin-top:-2px;</text:p>
      <text:p text:style-name="P62">}</text:p>
      <text:p text:style-name="P62"/>
      <text:p text:style-name="P62"/>
      <text:p text:style-name="P106"><text:bookmark-start text:name="__DdeLink__1715_1589998507"/>Parte 2<text:bookmark-end text:name="__DdeLink__1715_1589998507"/></text:p>
      <text:p text:style-name="P85"/>
      <text:p text:style-name="P171"/>
      <text:p text:style-name="P153">Desde la carpeta del proyecto ejecutar:</text:p>
      <text:p text:style-name="P172">meteor mongo</text:p>
      <text:p text:style-name="P151"><text:soft-page-break/>Otros comandos:</text:p>
      <text:p text:style-name="P173">help</text:p>
      <text:p text:style-name="P173">show dbs</text:p>
      <text:p text:style-name="P173">use db meteor</text:p>
      <text:p text:style-name="P173">db.help()</text:p>
      <text:p text:style-name="P173">show collections </text:p>
      <text:p text:style-name="P173">db.getCollectionNames()</text:p>
      <text:p text:style-name="P62"/>
      <text:p text:style-name="P62"/>
      <text:p text:style-name="P153">Juguemos con las colecciones:</text:p>
      <text:p text:style-name="P173">lista=db.getCollection('Listas');</text:p>
      <text:p text:style-name="P69"><text:bookmark-start text:name="__DdeLink__1894_871830373"/>Obtener _id, ejemplo: ObjectId("519fecfe5e72ec97cff4970c")</text:p>
      <text:p text:style-name="P69"/>
      <text:p text:style-name="P69"><text:s/>lista.update({_id:ObjectId("519fecfe5e72ec97cff4970c")},{$addToSet:{items:{nombre:"Cartas Marcadas"}}}) </text:p>
      <text:p text:style-name="P69"/>
      <text:p text:style-name="P168">Inhabilitar las autosuscripciones</text:p>
      <text:p text:style-name="P148">meteor remove autopublish</text:p>
      <text:p text:style-name="P169">Probar</text:p>
      <text:p text:style-name="P195">listas.find().count()</text:p>
      <text:p text:style-name="P69"/>
      <text:p text:style-name="P69"/>
      <text:p text:style-name="P168">Publicando solo las categorías <text:span text:style-name="T41">(en el server)</text:span><text:span text:style-name="T38">:</text:span></text:p>
      <text:p text:style-name="P70"><text:bookmark-end text:name="__DdeLink__1894_871830373"/>if (Meteor.isServer) {</text:p>
      <text:p text:style-name="P90"><text:s text:c="2"/>Meteor.publish("categorias", function() {</text:p>
      <text:p text:style-name="P90"><text:s text:c="4"/>return listas.find({},{fields:{categoria:1}});</text:p>
      <text:p text:style-name="P90"><text:s text:c="2"/>});</text:p>
      <text:p text:style-name="P90"/>
      <text:p text:style-name="P154">Suscribiéndonos a las categorías <text:span text:style-name="T37">(en el cliente)</text:span></text:p>
      <text:p text:style-name="P146">if (Meteor.isClient) {</text:p>
      <text:p text:style-name="P150"><text:s text:c="2"/>Meteor.subscribe("categorias");</text:p>
      <text:p text:style-name="P90"/>
      <text:p text:style-name="P90"/>
      <text:p text:style-name="P154">Publicando el detalle por categoría <text:span text:style-name="T37">(en el server)</text:span>:</text:p>
      <text:p text:style-name="P173"><text:s text:c="4"/>return listas.find({},{fields:{categoria:1}});</text:p>
      <text:p text:style-name="P173"><text:s text:c="2"/>});</text:p>
      <text:p text:style-name="P175"><text:s text:c="2"/>Meteor.publish("detalle", function(idCategoria){</text:p>
      <text:p text:style-name="P175"><text:s text:c="4"/>return listas.find({_id:idCategoria});</text:p>
      <text:p text:style-name="P175"><text:soft-page-break/><text:s text:c="2"/>});</text:p>
      <text:p text:style-name="P154">Suscribiéndonos al detalle <text:span text:style-name="T37">(en el cliente)</text:span></text:p>
      <text:p text:style-name="P146"><text:s text:c="2"/>Meteor.subscribe("categorias");</text:p>
      <text:p text:style-name="P150"><text:s text:c="2"/>Meteor.autosubscribe(function() {</text:p>
      <text:p text:style-name="P150"><text:s text:c="4"/>Meteor.subscribe("detalle", Session.get('listaActual'));</text:p>
      <text:p text:style-name="P150"><text:s text:c="2"/>});</text:p>
      <text:p text:style-name="P90"/>
      <text:p text:style-name="P99"><text:span text:style-name="T99">Probar previa selección de “Herramientas”:</text:span></text:p>
      <text:p text:style-name="P149"><text:span text:style-name="T33">listas.findOne(</text:span><text:span text:style-name="T32">{categoria:"DVDs"})</text:span></text:p>
      <text:p text:style-name="P173">listas.findOne({categoria:"Herramientas"})</text:p>
      <text:p text:style-name="P146"/>
      <text:p text:style-name="P151">Agregar en <text:span text:style-name="T34">prestamos.css</text:span></text:p>
      <text:p text:style-name="P146">body {</text:p>
      <text:p text:style-name="P146"><text:s text:c="2"/>background-image: url(/textura.jpg);</text:p>
      <text:p text:style-name="P146">}</text:p>
      <text:p text:style-name="P151">En la carpeta<text:span text:style-name="T34"> prestamos/public (desde la consola)</text:span></text:p>
      <text:p text:style-name="P146">wget http://wallpicts.com/wp-content/uploads/linux_backgrounds_wallpapers.jpg -O textura.jpg</text:p>
      <text:p text:style-name="P187"/>
      <text:p text:style-name="P181"/>
      <text:p text:style-name="P180">seguridad</text:p>
      <text:p text:style-name="P176"><text:bookmark-start text:name="__DdeLink__2018_208031781"/><text:bookmark-start text:name="__DdeLink__1986_1372030652"/>(parar el server)<text:bookmark-end text:name="__DdeLink__2018_208031781"/><text:bookmark-end text:name="__DdeLink__1986_1372030652"/></text:p>
      <text:p text:style-name="P174"><text:bookmark-start text:name="__DdeLink__2116_1674285613"/>meteor remove insecure<text:bookmark-end text:name="__DdeLink__2116_1674285613"/></text:p>
      <text:p text:style-name="P176"><text:bookmark-start text:name="__DdeLink__2032_208031781"/>(iniciar el server)<text:bookmark-end text:name="__DdeLink__2032_208031781"/></text:p>
      <text:p text:style-name="P179"><text:bookmark-start text:name="__DdeLink__2118_1674285613"/>probar con agregar categoria o modificar un item, ver en consola:<text:bookmark-end text:name="__DdeLink__2118_1674285613"/></text:p>
      <text:p text:style-name="P44"><text:bookmark-start text:name="__DdeLink__2120_1674285613"/>update failed: Access denied </text:p>
      <text:p text:style-name="P191">insert failed: Access denied </text:p>
      <text:p text:style-name="P191"><text:bookmark-end text:name="__DdeLink__2120_1674285613"/></text:p>
      <text:p text:style-name="P178"><text:bookmark-start text:name="__DdeLink__2030_208031781"/>(parar el server)<text:bookmark-end text:name="__DdeLink__2030_208031781"/></text:p>
      <text:p text:style-name="P126"><text:bookmark-start text:name="__DdeLink__2128_1674285613"/><text:bookmark-start text:name="__DdeLink__2020_208031781"/>meteor add accounts-base<text:bookmark-end text:name="__DdeLink__2020_208031781"/></text:p>
      <text:p text:style-name="P127"><text:bookmark-start text:name="__DdeLink__2022_208031781"/>meteor add accounts-password<text:bookmark-end text:name="__DdeLink__2022_208031781"/></text:p>
      <text:p text:style-name="P127"><text:bookmark-start text:name="__DdeLink__2024_208031781"/>meteor add email<text:bookmark-end text:name="__DdeLink__2024_208031781"/></text:p>
      <text:p text:style-name="P127"><text:bookmark-end text:name="__DdeLink__2128_1674285613"/></text:p>
      <text:p text:style-name="P129">//widgets para login</text:p>
      <text:p text:style-name="P128"><text:bookmark-start text:name="__DdeLink__2130_1674285613"/>meteor add accounts-ui<text:bookmark-end text:name="__DdeLink__2130_1674285613"/></text:p>
      <text:p text:style-name="P71"/>
      <text:p text:style-name="P177"><text:soft-page-break/>(iniciar el server)</text:p>
      <text:p text:style-name="P182"/>
      <text:p text:style-name="P158"><text:span text:style-name="T110">El componente gráfico de login </text:span><text:span text:style-name="T34">(prestamosCliente.js)</text:span></text:p>
      <text:p text:style-name="P62"><text:bookmark-start text:name="__DdeLink__2542_234013507"/>Accounts.ui.config({</text:p>
      <text:p text:style-name="P47"><text:s text:c="4"/>passwordSignupFields: 'USERNAME_AND_OPTIONAL_EMAIL'</text:p>
      <text:p text:style-name="P47">});<text:bookmark-end text:name="__DdeLink__2542_234013507"/></text:p>
      <text:p text:style-name="P62"/>
      <text:p text:style-name="P62"/>
      <text:p text:style-name="P124"><text:bookmark-start text:name="__DdeLink__2546_234013507"/><text:bookmark-start text:name="__DdeLink__2544_234013507"/>&lt;body&gt;</text:p>
      <text:p text:style-name="P125"><text:s text:c="2"/>&lt;div style="float: right; margin-right:20px;"&gt;</text:p>
      <text:p text:style-name="P125"><text:s text:c="4"/>{{loginButtons align="right"}}</text:p>
      <text:p text:style-name="P125"><text:s text:c="2"/>&lt;/div&gt;<text:bookmark-end text:name="__DdeLink__2546_234013507"/><text:bookmark-end text:name="__DdeLink__2544_234013507"/></text:p>
      <text:p text:style-name="P119"/>
      <text:p text:style-name="P118"/>
      <text:p text:style-name="P182"/>
      <text:p text:style-name="P155"/>
      <text:p text:style-name="P156">Función que determina si el usuario es admin <text:span text:style-name="T43">(</text:span><text:span text:style-name="T38">prestamos.js</text:span><text:span text:style-name="T43">)</text:span></text:p>
      <text:p text:style-name="P100"/>
      <text:p text:style-name="P72"/>
      <text:p text:style-name="P72">function isAdmin(idUsuario) {</text:p>
      <text:p text:style-name="P72"><text:s text:c="2"/>var usuarioAdmin = Meteor.users.findOne({username:"admin"});</text:p>
      <text:p text:style-name="P72"><text:s text:c="2"/>return (idUsuario &amp;&amp; usuarioAdmin &amp;&amp; idUsuario === usuarioAdmin._id);</text:p>
      <text:p text:style-name="P72">}</text:p>
      <text:p text:style-name="P72"/>
      <text:p text:style-name="P157">Otorgar permisos de insert/update/remove al usuario admin sobre la colección listas <text:span text:style-name="T43">(</text:span><text:span text:style-name="T38">prestamos.js</text:span><text:span text:style-name="T43">)</text:span></text:p>
      <text:p text:style-name="P72"/>
      <text:p text:style-name="P72">listas.allow({</text:p>
      <text:p text:style-name="P72"><text:s text:c="2"/>insert: function(idUsuario, documento){</text:p>
      <text:p text:style-name="P72"><text:s text:c="4"/>return isAdmin(idUsuario);</text:p>
      <text:p text:style-name="P72"><text:s text:c="2"/>},</text:p>
      <text:p text:style-name="P72"><text:s text:c="2"/>update: function(idUsuario, documento, campos, modifier){</text:p>
      <text:p text:style-name="P72"><text:s text:c="4"/>return isAdmin(idUsuario);</text:p>
      <text:p text:style-name="P72"><text:s text:c="2"/>},</text:p>
      <text:p text:style-name="P72"><text:s text:c="2"/>remove: function(idUsuario, documento){</text:p>
      <text:p text:style-name="P72"><text:s text:c="4"/>return isAdmin(idUsuario);</text:p>
      <text:p text:style-name="P72"><text:s text:c="2"/>}</text:p>
      <text:p text:style-name="P72">});</text:p>
      <text:p text:style-name="P182"/>
      <text:p text:style-name="P73">Probar logu<text:span text:style-name="T111">e</text:span>ado con admin y probar sin loguear</text:p>
      <text:p text:style-name="P159"/>
      <text:p text:style-name="P159">Aclarando el panorama</text:p>
      <text:p text:style-name="P74">Luego probar:</text:p>
      <text:p text:style-name="P74"/>
      <text:p text:style-name="P74"><text:bookmark-start text:name="__DdeLink__2087_1674285613"/><text:bookmark-start text:name="__DdeLink__2094_1674285613"/><text:s text:c="2"/>update: function(idUsuario, documentos, campos, modifier){</text:p>
      <text:p text:style-name="P131"><text:s text:c="4"/>//return isAdmin(idUsuario);</text:p>
      <text:p text:style-name="P91"><text:span text:style-name="T100"><text:s text:c="4"/></text:span><text:bookmark-start text:name="__DdeLink__2089_1674285613"/><text:span text:style-name="T100">return true;</text:span><text:bookmark-end text:name="__DdeLink__2089_1674285613"/></text:p>
      <text:p text:style-name="P74"><text:s text:c="2"/>},<text:bookmark-end text:name="__DdeLink__2094_1674285613"/></text:p>
      <text:p text:style-name="P183"/>
      <text:p text:style-name="P63"><text:bookmark-end text:name="__DdeLink__2087_1674285613"/><text:soft-page-break/><text:span text:style-name="T100">luego probar algunas veces:</text:span></text:p>
      <text:p text:style-name="P74"/>
      <text:p text:style-name="P74"><text:s text:c="2"/>update: function(idUsuario, documentos, campos, modifier){</text:p>
      <text:p text:style-name="P130"><text:span text:style-name="T100"><text:s text:c="4"/></text:span><text:span text:style-name="T25">//return isAdmin(idUsuario);</text:span></text:p>
      <text:p text:style-name="P132"><text:s text:c="4"/>//return true;</text:p>
      <text:p text:style-name="P93"><text:s text:c="4"/>permitir=Math.random()&lt;0.5;</text:p>
      <text:p text:style-name="P92"><text:span text:style-name="T101"><text:s text:c="4"/>console.log("Permitir: "+permitir); </text:span><text:span text:style-name="T102">//server console</text:span></text:p>
      <text:p text:style-name="P93"><text:s text:c="4"/>return permitir;</text:p>
      <text:p text:style-name="P74"><text:s text:c="2"/>},</text:p>
      <text:p text:style-name="P183"/>
      <text:p text:style-name="P76">Volver al estado inicial:</text:p>
      <text:p text:style-name="P75"><text:s text:c="2"/>update: function(idUsuario, documentos, campos, modifier){</text:p>
      <text:p text:style-name="P92"><text:span text:style-name="T103"><text:s text:c="4"/></text:span><text:span text:style-name="T59">return isAdmin(idUsuario);</text:span></text:p>
      <text:p text:style-name="P75"><text:s text:c="2"/>},</text:p>
      <text:p text:style-name="P62"/>
      <text:p text:style-name="P105">Múltiples usuarios</text:p>
      <text:p text:style-name="P101">Personalizar las listas por usuario</text:p>
      <text:p text:style-name="P101"/>
      <text:p text:style-name="P102">prestamos<text:span text:style-name="T112">Server</text:span>.js</text:p>
      <text:p text:style-name="P77"/>
      <text:p text:style-name="P77"/>
      <text:p text:style-name="P78"><text:s text:c="2"/>Meteor.publish("categorias", function() {</text:p>
      <text:p text:style-name="P64"><text:span text:style-name="T105"><text:s text:c="4"/>return listas.find({</text:span><text:bookmark-start text:name="__DdeLink__2108_1674285613"/><text:bookmark-start text:name="__DdeLink__2110_1674285613"/><text:span text:style-name="T26">duenio:this.</text:span><text:bookmark-end text:name="__DdeLink__2108_1674285613"/><text:bookmark-end text:name="__DdeLink__2110_1674285613"/><text:span text:style-name="T28">userId</text:span><text:span text:style-name="T105">},{fields:{categoria:1}});</text:span></text:p>
      <text:p text:style-name="P78"><text:s text:c="2"/>});</text:p>
      <text:p text:style-name="P77"/>
      <text:p text:style-name="P77"/>
      <text:p text:style-name="P184"/>
      <text:p text:style-name="P102">prestamosCliente.js</text:p>
      <text:p text:style-name="P102"/>
      <text:p text:style-name="P79"><text:bookmark-start text:name="__DdeLink__2409_261146393"/><text:s text:c="4"/>'keyup #agregaCategoriaTxt': function (e,t){</text:p>
      <text:p text:style-name="P79"><text:s text:c="6"/>if (e.which === 13) {</text:p>
      <text:p text:style-name="P79"><text:s text:c="8"/>var valor = String(e.target.value || "");</text:p>
      <text:p text:style-name="P79"><text:s text:c="8"/>if (valor) {</text:p>
      <text:p text:style-name="P65"><text:span text:style-name="T106"><text:s text:c="10"/>listas.insert({categoria:valor</text:span><text:span text:style-name="T27">,duenio:</text:span><text:span text:style-name="T29">Meteor.userId()</text:span><text:span text:style-name="T106">});</text:span></text:p>
      <text:p text:style-name="P79"><text:s text:c="10"/>Session.set('agregandoCategoria', false);</text:p>
      <text:p text:style-name="P79"><text:s text:c="8"/>}</text:p>
      <text:p text:style-name="P79"><text:s text:c="6"/>}</text:p>
      <text:p text:style-name="P79"><text:s text:c="4"/>},<text:bookmark-end text:name="__DdeLink__2409_261146393"/></text:p>
      <text:p text:style-name="P77"/>
      <text:p text:style-name="P185"/>
      <text:p text:style-name="P103">dar soporte a otros usuarios</text:p>
      <text:p text:style-name="P80"/>
      <text:p text:style-name="P80"/>
      <text:p text:style-name="P81"><text:s text:c="2"/>insert: function(idUsuario, documento){</text:p>
      <text:p text:style-name="P66"><text:span text:style-name="T107"><text:s text:c="4"/>return isAdmin(idUsuario) </text:span><text:bookmark-start text:name="__DdeLink__2114_1674285613"/><text:bookmark-start text:name="__DdeLink__2411_261146393"/><text:span text:style-name="T30">|| (idUsuario &amp;&amp; documento.duenio === idUsuario)</text:span><text:bookmark-end text:name="__DdeLink__2411_261146393"/><text:span text:style-name="T107">;</text:span></text:p>
      <text:p text:style-name="P81"><text:s text:c="2"/>},<text:bookmark-end text:name="__DdeLink__2114_1674285613"/></text:p>
      <text:p text:style-name="P81"/>
      <text:p text:style-name="P82"/>
      <text:p text:style-name="P83"><text:s text:c="2"/>update: function(idUsuario, documentos, campos, modifier){</text:p>
      <text:p text:style-name="P68"><text:span text:style-name="T108"><text:s text:c="4"/>return isAdmin(idUsuario) </text:span><text:span text:style-name="T30">|| (idUsuario &amp;&amp; documento.duenio === idUsuario)</text:span><text:span text:style-name="T107">;</text:span></text:p>
      <text:p text:style-name="P68"><text:span text:style-name="T30"><text:s/></text:span><text:span text:style-name="T107"><text:s/>},</text:span></text:p>
      <text:p text:style-name="P81"/>
      <text:p text:style-name="P81"/>
      <text:p text:style-name="P67"><text:span text:style-name="T109"><text:s text:c="2"/>remove: function(idUsuario, documentos){</text:span></text:p>
      <text:p text:style-name="P68"><text:span text:style-name="T109"><text:s text:c="4"/>return isAdmin(idUsuario) </text:span><text:span text:style-name="T30">|| (idUsuario &amp;&amp; documento.duenio === idUsuario)</text:span><text:span text:style-name="T107">;</text:span></text:p>
      <text:p text:style-name="P84"><text:s text:c="2"/>}</text:p>
      <text:p text:style-name="P197"/>
      <text:p text:style-name="P197"/>
      <text:p text:style-name="P197"/>
      <text:p text:style-name="P199"><text:soft-page-break/>Indicar necesidad de login</text:p>
      <text:p text:style-name="P198">Handlebars.registerHelper('isUserLogin', function() {</text:p>
      <text:p text:style-name="P198"><text:s text:c="2"/>return Meteor.userId();</text:p>
      <text:p text:style-name="P198">}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4" svg:font-family="Arial"/>
    <style:font-face style:name="Arial2" svg:font-family="Arial, Tahoma, Helvetica, FreeSans, sans-serif"/>
    <style:font-face style:name="OpenSymbol1" svg:font-family="OpenSymbol"/>
    <style:font-face style:name="dejavu sans mono" svg:font-family="'dejavu sans mono', monospace"/>
    <style:font-face style:name="Courier New1" svg:font-family="'Courier New'" style:font-family-generic="modern"/>
    <style:font-face style:name="Lohit Hindi2" svg:font-family="'Lohit Hindi'" style:font-family-generic="modern"/>
    <style:font-face style:name="Arial1" svg:font-family="Arial" style:font-family-generic="roman"/>
    <style:font-face style:name="Courier New3" svg:font-family="'Courier New'" style:font-family-generic="roman"/>
    <style:font-face style:name="DMPJRM+CourierStd" svg:font-family="DMPJRM+CourierStd" style:font-family-generic="roman"/>
    <style:font-face style:name="Liberation Sans1" svg:font-family="'Liberation Sans'" style:font-family-generic="roman"/>
    <style:font-face style:name="Lohit Hindi" svg:font-family="'Lohit Hindi'" style:font-family-generic="roman"/>
    <style:font-face style:name="OpenSymbol" svg:font-family="OpenSymbol, 'Arial Unicode MS'" style:font-family-generic="roman"/>
    <style:font-face style:name="Times New Roman2" svg:font-family="'Times New Roman'" style:font-family-generic="roman"/>
    <style:font-face style:name="ZOKGNU+CourierStd-Bold" svg:font-family="ZOKGNU+CourierStd-Bold" style:font-family-generic="roman"/>
    <style:font-face style:name="Lohit Hindi1" svg:font-family="'Lohit Hindi'" style:font-family-generic="swiss"/>
    <style:font-face style:name="Times New Roman1" svg:font-family="'Times New Roman'" style:font-family-generic="swiss"/>
    <style:font-face style:name="Arial5" svg:font-family="Arial" style:font-family-generic="modern" style:font-pitch="fixed"/>
    <style:font-face style:name="Courier New" svg:font-family="'Courier New'" style:font-family-generic="modern" style:font-pitch="fixed"/>
    <style:font-face style:name="Courier New2" svg:font-family="'Courier New'" style:font-adornments="Negrita" style:font-family-generic="modern" style:font-pitch="fixed"/>
    <style:font-face style:name="DejaVu Sans1" svg:font-family="'DejaVu Sans'" style:font-family-generic="modern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4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3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Droid Sans Fallback" style:font-size-asian="10.5pt" style:language-asian="zh" style:country-asian="CN" style:font-name-complex="Lohit Hindi3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roid Sans Fallback" style:font-size-asian="10.5pt" style:language-asian="zh" style:country-asian="CN" style:font-name-complex="Lohit Hindi3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style:font-name="Lohit Hindi" fo:font-size="12pt" style:letter-kerning="true" style:font-name-asian="DejaVu Sans" style:font-size-asian="12pt" style:font-name-complex="Arial3" style:font-size-complex="12pt"/>
    </style:style>
    <style:style style:name="Header" style:family="paragraph" style:parent-style-name="Predeterminado" style:next-style-name="Text_20_body" style:default-outline-level="" style:class="extra">
      <style:paragraph-properties fo:margin-left="0cm" fo:margin-right="0cm" fo:margin-top="0.42cm" fo:margin-bottom="0.21cm" style:contextual-spacing="false" fo:orphans="2" fo:widows="2" fo:text-indent="0cm" style:auto-text-indent="false" fo:keep-with-next="always" style:writing-mode="lr-tb"/>
      <style:text-properties style:use-window-font-color="true" style:text-outline="false" style:text-line-through-style="none" style:font-name="Times New Roman1" fo:font-size="24pt" fo:font-style="normal" fo:text-shadow="none" style:text-underline-style="none" fo:font-weight="normal" style:letter-kerning="true" style:font-name-asian="DejaVu Sans" style:font-size-asian="24pt" style:font-style-asian="normal" style:font-weight-asian="normal" style:font-name-complex="Arial3" style:font-size-complex="12pt" style:text-emphasize="none"/>
    </style:style>
    <style:style style:name="Text_20_body" style:display-name="Text body" style:family="paragraph" style:parent-style-name="Predeterminado" style:default-outline-level="" style:class="text">
      <style:paragraph-properties fo:margin-left="0cm" fo:margin-right="0cm" fo:margin-top="0cm" fo:margin-bottom="0cm" style:contextual-spacing="false" fo:orphans="2" fo:widows="2" fo:text-indent="0cm" style:auto-text-indent="false" style:writing-mode="lr-tb"/>
      <style:text-properties style:use-window-font-color="true" style:text-outline="false" style:text-line-through-style="none" style:font-name="Times New Roman2" fo:font-size="16pt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Arial3" style:font-size-complex="12pt" style:text-emphasize="none"/>
    </style:style>
    <style:style style:name="List" style:family="paragraph" style:parent-style-name="Text_20_body" style:default-outline-level="" style:class="list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font-name="Lohit Hindi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Arial4" style:font-size-complex="12pt" style:text-emphasize="none"/>
    </style:style>
    <style:style style:name="Caption" style:family="paragraph" style:parent-style-name="Standard" style:default-outline-level="" style:class="extra">
      <style:paragraph-properties fo:margin-top="0.374cm" fo:margin-bottom="0.374cm" style:contextual-spacing="false" fo:orphans="2" fo:widows="2" text:number-lines="false" text:line-number="0" style:writing-mode="lr-tb"/>
      <style:text-properties style:use-window-font-color="true" style:font-name="Lohit Hindi" fo:font-size="12pt" fo:font-style="italic" style:font-name-asian="DejaVu Sans" style:font-size-asian="12pt" style:font-style-asian="italic" style:font-name-complex="Arial4" style:font-size-complex="12pt" style:font-style-complex="italic"/>
    </style:style>
    <style:style style:name="Index" style:family="paragraph" style:parent-style-name="Standard" style:default-outline-level="" style:class="index">
      <style:paragraph-properties fo:orphans="2" fo:widows="2" text:number-lines="false" text:line-number="0" style:writing-mode="lr-tb"/>
      <style:text-properties style:use-window-font-color="true" style:font-name="Lohit Hindi" fo:font-size="12pt" style:font-name-asian="DejaVu Sans" style:font-size-asian="12pt" style:font-name-complex="Arial4" style:font-size-complex="12pt"/>
    </style:style>
    <style:style style:name="Predeterminado" style:family="paragraph" style:default-outline-level="">
      <style:paragraph-properties fo:margin-left="0cm" fo:margin-right="0cm" fo:margin-top="0cm" fo:margin-bottom="0cm" style:contextual-spacing="false" fo:orphans="2" fo:widows="2" fo:text-indent="0cm" style:auto-text-indent="false" style:writing-mode="lr-tb"/>
      <style:text-properties style:use-window-font-color="true" style:text-outline="false" style:text-line-through-style="none" style:font-name="Lohit Hindi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Arial3" style:font-size-complex="12pt" style:text-emphasize="none"/>
    </style:style>
    <style:style style:name="Objeto_20_con_20_punta_20_de_20_flecha" style:display-name="Objeto con punta de flecha" style:family="paragraph" style:parent-style-name="Predeterminado" style:default-outline-level="">
      <style:paragraph-properties fo:margin-left="0cm" fo:margin-right="0cm" fo:margin-top="0cm" fo:margin-bottom="0cm" style:contextual-spacing="false" fo:orphans="2" fo:widows="2" fo:text-indent="0cm" style:auto-text-indent="false" style:writing-mode="lr-tb"/>
      <style:text-properties style:use-window-font-color="true" style:text-outline="false" style:text-line-through-style="none" style:font-name="Times New Roman2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Arial3" style:font-size-complex="12pt" style:text-emphasize="none"/>
    </style:style>
    <style:style style:name="Objeto_20_con_20_sombra" style:display-name="Objeto con sombra" style:family="paragraph" style:parent-style-name="Predeterminado" style:default-outline-level="">
      <style:paragraph-properties fo:margin-left="0cm" fo:margin-right="0cm" fo:margin-top="0cm" fo:margin-bottom="0cm" style:contextual-spacing="false" fo:orphans="2" fo:widows="2" fo:text-indent="0cm" style:auto-text-indent="false" style:writing-mode="lr-tb"/>
      <style:text-properties style:use-window-font-color="true" style:text-outline="false" style:text-line-through-style="none" style:font-name="Times New Roman2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Arial3" style:font-size-complex="12pt" style:text-emphasize="none"/>
    </style:style>
    <style:style style:name="Objeto_20_sin_20_relleno" style:display-name="Objeto sin relleno" style:family="paragraph" style:parent-style-name="Predeterminado" style:default-outline-level="">
      <style:paragraph-properties fo:margin-left="0cm" fo:margin-right="0cm" fo:margin-top="0cm" fo:margin-bottom="0cm" style:contextual-spacing="false" fo:orphans="2" fo:widows="2" fo:text-indent="0cm" style:auto-text-indent="false" style:writing-mode="lr-tb"/>
      <style:text-properties style:use-window-font-color="true" style:text-outline="false" style:text-line-through-style="none" style:font-name="Times New Roman2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Arial3" style:font-size-complex="12pt" style:text-emphasize="none"/>
    </style:style>
    <style:style style:name="Text" style:family="paragraph" style:parent-style-name="Predeterminado" style:default-outline-level="" style:class="extra">
      <style:paragraph-properties fo:margin-left="0cm" fo:margin-right="0cm" fo:margin-top="0cm" fo:margin-bottom="0cm" style:contextual-spacing="false" fo:orphans="2" fo:widows="2" fo:text-indent="0cm" style:auto-text-indent="false" style:writing-mode="lr-tb"/>
      <style:text-properties style:use-window-font-color="true" style:text-outline="false" style:text-line-through-style="none" style:font-name="Times New Roman2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Arial3" style:font-size-complex="12pt" style:text-emphasize="none"/>
    </style:style>
    <style:style style:name="Cuerpo_20_de_20_texto_20_justificado" style:display-name="Cuerpo de texto justificado" style:family="paragraph" style:parent-style-name="Predeterminado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font-name="Times New Roman2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Arial3" style:font-size-complex="12pt" style:text-emphasize="none"/>
    </style:style>
    <style:style style:name="Sangría_20_de_20_la_20_primera_20_línea" style:display-name="Sangría de la primera línea" style:family="paragraph" style:parent-style-name="Predeterminado" style:default-outline-level="">
      <style:paragraph-properties fo:margin-left="0cm" fo:margin-right="0cm" fo:margin-top="0cm" fo:margin-bottom="0cm" style:contextual-spacing="false" fo:orphans="2" fo:widows="2" fo:text-indent="0.6cm" style:auto-text-indent="false" style:writing-mode="lr-tb"/>
      <style:text-properties style:use-window-font-color="true" style:text-outline="false" style:text-line-through-style="none" style:font-name="Times New Roman2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Arial3" style:font-size-complex="12pt" style:text-emphasize="none"/>
    </style:style>
    <style:style style:name="Title" style:family="paragraph" style:parent-style-name="Predeterminado" style:next-style-name="Subtitle" style:default-outline-level="" style:class="chapter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font-name="Lohit Hindi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Arial3" style:font-size-complex="12pt" style:font-weight-complex="bold" style:text-emphasize="none"/>
    </style:style>
    <style:style style:name="Subtitle" style:family="paragraph" style:parent-style-name="Header" style:next-style-name="Text_20_body" style:default-outline-level="" style:class="chapter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font-name="Lohit Hindi1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Arial3" style:font-size-complex="12pt" style:font-style-complex="italic" style:text-emphasize="none"/>
    </style:style>
    <style:style style:name="Título1" style:family="paragraph" style:parent-style-name="Predeterminado" style:default-outline-level="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font-name="Times New Roman2" fo:font-size="24pt" fo:font-style="normal" fo:text-shadow="none" style:text-underline-style="none" fo:font-weight="normal" style:letter-kerning="true" style:font-name-asian="DejaVu Sans" style:font-size-asian="24pt" style:font-style-asian="normal" style:font-weight-asian="normal" style:font-name-complex="Arial3" style:font-size-complex="12pt" style:text-emphasize="none"/>
    </style:style>
    <style:style style:name="Título2" style:family="paragraph" style:parent-style-name="Predeterminado" style:default-outline-level="">
      <style:paragraph-properties fo:margin-left="0cm" fo:margin-right="0.199cm" fo:margin-top="0.101cm" fo:margin-bottom="0.101cm" style:contextual-spacing="false" fo:text-align="center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font-name="Times New Roman2" fo:font-size="36pt" fo:font-style="normal" fo:text-shadow="none" style:text-underline-style="none" fo:font-weight="normal" style:letter-kerning="true" style:font-name-asian="DejaVu Sans" style:font-size-asian="36pt" style:font-style-asian="normal" style:font-weight-asian="normal" style:font-name-complex="Arial3" style:font-size-complex="12pt" style:text-emphasize="none"/>
    </style:style>
    <style:style style:name="Encabezado1" style:family="paragraph" style:parent-style-name="Predeterminado" style:default-outline-level="">
      <style:paragraph-properties fo:margin-left="0cm" fo:margin-right="0cm" fo:margin-top="0.42cm" fo:margin-bottom="0.21cm" style:contextual-spacing="false" fo:orphans="2" fo:widows="2" fo:text-indent="0cm" style:auto-text-indent="false" style:writing-mode="lr-tb"/>
      <style:text-properties style:use-window-font-color="true" style:text-outline="false" style:text-line-through-style="none" style:font-name="Times New Roman2" fo:font-size="18pt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Arial3" style:font-size-complex="12pt" style:text-emphasize="none"/>
    </style:style>
    <style:style style:name="Encabezado2" style:family="paragraph" style:parent-style-name="Predeterminado" style:default-outline-level="">
      <style:paragraph-properties fo:margin-left="0cm" fo:margin-right="0cm" fo:margin-top="0.42cm" fo:margin-bottom="0.21cm" style:contextual-spacing="false" fo:orphans="2" fo:widows="2" fo:text-indent="0cm" style:auto-text-indent="false" style:writing-mode="lr-tb"/>
      <style:text-properties style:use-window-font-color="true" style:text-outline="false" style:text-line-through-style="none" style:font-name="Times New Roman2" fo:font-size="14pt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Arial3" style:font-size-complex="12pt" style:text-emphasize="none"/>
    </style:style>
    <style:style style:name="Línea_20_de_20_dimensiones" style:display-name="Línea de dimensiones" style:family="paragraph" style:parent-style-name="Predeterminado" style:default-outline-level="">
      <style:paragraph-properties fo:margin-left="0cm" fo:margin-right="0cm" fo:margin-top="0cm" fo:margin-bottom="0cm" style:contextual-spacing="false" fo:orphans="2" fo:widows="2" fo:text-indent="0cm" style:auto-text-indent="false" style:writing-mode="lr-tb"/>
      <style:text-properties style:use-window-font-color="true" style:text-outline="false" style:text-line-through-style="none" style:font-name="Times New Roman2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Arial3" style:font-size-complex="12pt" style:text-emphasize="none"/>
    </style:style>
    <style:style style:name="Predeterminado_7e_LT_7e_Gliederung_20_1" style:display-name="Predeterminado~LT~Gliederung 1" style:family="paragraph" style:default-outline-level="">
      <style:paragraph-properties fo:margin-top="0cm" fo:margin-bottom="0.499cm" style:contextual-spacing="false" fo:orphans="2" fo:widows="2" style:writing-mode="lr-tb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Arial3" style:font-size-complex="12pt" style:text-emphasize="none"/>
    </style:style>
    <style:style style:name="Predeterminado_7e_LT_7e_Gliederung_20_2" style:display-name="Predeterminado~LT~Gliederung 2" style:family="paragraph" style:parent-style-name="Predeterminado_7e_LT_7e_Gliederung_20_1" style:default-outline-level="">
      <style:paragraph-properties fo:margin-top="0cm" fo:margin-bottom="0.4cm" style:contextual-spacing="false"/>
      <style:text-properties style:text-outline="false" style:text-line-through-style="none" style:font-name="Lohit Hindi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redeterminado_7e_LT_7e_Gliederung_20_3" style:display-name="Predeterminado~LT~Gliederung 3" style:family="paragraph" style:parent-style-name="Predeterminado_7e_LT_7e_Gliederung_20_2" style:default-outline-level="">
      <style:paragraph-properties fo:margin-top="0cm" fo:margin-bottom="0.3cm" style:contextual-spacing="false"/>
      <style:text-properties style:text-outline="false" style:text-line-through-style="none" style:font-name="Lohit Hindi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redeterminado_7e_LT_7e_Gliederung_20_4" style:display-name="Predeterminado~LT~Gliederung 4" style:family="paragraph" style:parent-style-name="Predeterminado_7e_LT_7e_Gliederung_20_3" style:default-outline-level="">
      <style:paragraph-properties fo:margin-top="0cm" fo:margin-bottom="0.199cm" style:contextual-spacing="false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5" style:display-name="Predeterminado~LT~Gliederung 5" style:family="paragraph" style:parent-style-name="Predeterminado_7e_LT_7e_Gliederung_20_4" style:default-outline-level="">
      <style:paragraph-properties fo:margin-top="0cm" fo:margin-bottom="0.101cm" style:contextual-spacing="false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6" style:display-name="Predeterminado~LT~Gliederung 6" style:family="paragraph" style:parent-style-name="Predeterminado_7e_LT_7e_Gliederung_20_5" style:default-outline-level="">
      <style:paragraph-properties fo:margin-top="0cm" fo:margin-bottom="0.101cm" style:contextual-spacing="false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7" style:display-name="Predeterminado~LT~Gliederung 7" style:family="paragraph" style:parent-style-name="Predeterminado_7e_LT_7e_Gliederung_20_6" style:default-outline-level="">
      <style:paragraph-properties fo:margin-top="0cm" fo:margin-bottom="0.101cm" style:contextual-spacing="false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8" style:display-name="Predeterminado~LT~Gliederung 8" style:family="paragraph" style:parent-style-name="Predeterminado_7e_LT_7e_Gliederung_20_7" style:default-outline-level="">
      <style:paragraph-properties fo:margin-top="0cm" fo:margin-bottom="0.101cm" style:contextual-spacing="false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Gliederung_20_9" style:display-name="Predeterminado~LT~Gliederung 9" style:family="paragraph" style:parent-style-name="Predeterminado_7e_LT_7e_Gliederung_20_8" style:default-outline-level="">
      <style:paragraph-properties fo:margin-top="0cm" fo:margin-bottom="0.101cm" style:contextual-spacing="false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determinado_7e_LT_7e_Titel" style:display-name="Predeterminado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font-name="Lohit Hindi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Arial3" style:font-size-complex="12pt" style:text-emphasize="none"/>
    </style:style>
    <style:style style:name="Predeterminado_7e_LT_7e_Untertitel" style:display-name="Predeterminado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Arial3" style:font-size-complex="12pt" style:text-emphasize="none"/>
    </style:style>
    <style:style style:name="Predeterminado_7e_LT_7e_Notizen" style:display-name="Predeterminado~LT~Notizen" style:family="paragraph" style:default-outline-level="">
      <style:paragraph-properties fo:margin-left="0.6cm" fo:margin-right="0cm" fo:orphans="2" fo:widows="2" fo:text-indent="0cm" style:auto-text-indent="false" style:writing-mode="lr-tb"/>
      <style:text-properties style:use-window-font-color="true" style:text-outline="false" style:text-line-through-style="none" style:font-name="Lohit Hindi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Arial3" style:font-size-complex="12pt" style:text-emphasize="none"/>
    </style:style>
    <style:style style:name="Predeterminado_7e_LT_7e_Hintergrundobjekte" style:display-name="Predeterminado~LT~Hintergrundobjekte" style:family="paragraph" style:default-outline-level="">
      <style:paragraph-properties fo:orphans="2" fo:widows="2" style:writing-mode="lr-tb"/>
      <style:text-properties style:use-window-font-color="true" style:font-name="Times New Roman" fo:font-size="12pt" style:letter-kerning="true" style:font-name-asian="DejaVu Sans" style:font-size-asian="12pt" style:font-name-complex="Arial3" style:font-size-complex="12pt"/>
    </style:style>
    <style:style style:name="Predeterminado_7e_LT_7e_Hintergrund" style:display-name="Predeterminado~LT~Hintergrund" style:family="paragraph" style:default-outline-level="">
      <style:paragraph-properties fo:orphans="2" fo:widows="2" style:writing-mode="lr-tb"/>
      <style:text-properties style:use-window-font-color="true" style:font-name="Times New Roman" fo:font-size="12pt" style:letter-kerning="true" style:font-name-asian="DejaVu Sans" style:font-size-asian="12pt" style:font-name-complex="Arial3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fo:orphans="2" fo:widows="2" fo:text-indent="0cm" style:auto-text-indent="false" style:writing-mode="lr-tb"/>
      <style:text-properties style:use-window-font-color="true" style:font-name="Lohit Hindi" fo:font-size="18pt" style:letter-kerning="true" style:font-name-asian="DejaVu Sans" style:font-size-asian="18pt" style:font-name-complex="Arial3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turqu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turqu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turqu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Lohit Hindi" fo:font-size="18pt" style:letter-kerning="true" style:font-size-asian="18pt"/>
    </style:style>
    <style:style style:name="Objetos_20_de_20_fondo" style:display-name="Objetos de fondo" style:family="paragraph" style:default-outline-level="">
      <style:paragraph-properties fo:orphans="2" fo:widows="2" style:writing-mode="lr-tb"/>
      <style:text-properties style:use-window-font-color="true" style:font-name="Times New Roman" fo:font-size="12pt" style:letter-kerning="true" style:font-name-asian="DejaVu Sans" style:font-size-asian="12pt" style:font-name-complex="Arial3" style:font-size-complex="12pt"/>
    </style:style>
    <style:style style:name="Fondo" style:family="paragraph" style:default-outline-level="">
      <style:paragraph-properties fo:orphans="2" fo:widows="2" style:writing-mode="lr-tb"/>
      <style:text-properties style:use-window-font-color="true" style:font-name="Times New Roman" fo:font-size="12pt" style:letter-kerning="true" style:font-name-asian="DejaVu Sans" style:font-size-asian="12pt" style:font-name-complex="Arial3" style:font-size-complex="12pt"/>
    </style:style>
    <style:style style:name="Notas" style:family="paragraph" style:default-outline-level="">
      <style:paragraph-properties fo:margin-left="0.6cm" fo:margin-right="0cm" fo:orphans="2" fo:widows="2" fo:text-indent="0cm" style:auto-text-indent="false" style:writing-mode="lr-tb"/>
      <style:text-properties style:use-window-font-color="true" style:text-outline="false" style:text-line-through-style="none" style:font-name="Lohit Hindi" fo:font-size="28pt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Arial3" style:font-size-complex="12pt" style:text-emphasize="none"/>
    </style:style>
    <style:style style:name="Esquema_20_1" style:display-name="Esquema 1" style:family="paragraph" style:default-outline-level="">
      <style:paragraph-properties fo:margin-left="0cm" fo:margin-right="0cm" fo:margin-top="0cm" fo:margin-bottom="0.497cm" style:contextual-spacing="false" fo:orphans="2" fo:widows="2" fo:text-indent="0cm" style:auto-text-indent="false" style:writing-mode="lr-tb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Arial3" style:font-size-complex="12pt" style:text-emphasize="none"/>
    </style:style>
    <style:style style:name="Esquema_20_2" style:display-name="Esquema 2" style:family="paragraph" style:parent-style-name="Esquema_20_1" style:default-outline-level="">
      <style:paragraph-properties fo:margin-left="0cm" fo:margin-right="0cm" fo:margin-top="0cm" fo:margin-bottom="0.399cm" style:contextual-spacing="false" fo:text-indent="0cm" style:auto-text-indent="false"/>
      <style:text-properties style:text-outline="false" style:text-line-through-style="none" style:font-name="Lohit Hindi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quema_20_3" style:display-name="Esquema 3" style:family="paragraph" style:parent-style-name="Esquema_20_2" style:default-outline-level="">
      <style:paragraph-properties fo:margin-left="0cm" fo:margin-right="0cm" fo:margin-top="0cm" fo:margin-bottom="0.296cm" style:contextual-spacing="false" fo:text-indent="0cm" style:auto-text-indent="false"/>
      <style:text-properties style:text-outline="false" style:text-line-through-style="none" style:font-name="Lohit Hindi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quema_20_4" style:display-name="Esquema 4" style:family="paragraph" style:parent-style-name="Esquema_20_3" style:default-outline-level="">
      <style:paragraph-properties fo:margin-left="0cm" fo:margin-right="0cm" fo:margin-top="0cm" fo:margin-bottom="0.198cm" style:contextual-spacing="false" fo:text-indent="0cm" style:auto-text-indent="false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5" style:display-name="Esquema 5" style:family="paragraph" style:parent-style-name="Esquema_20_4" style:default-outline-level="">
      <style:paragraph-properties fo:margin-left="0cm" fo:margin-right="0cm" fo:margin-top="0cm" fo:margin-bottom="0.099cm" style:contextual-spacing="false" fo:text-indent="0cm" style:auto-text-indent="false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6" style:display-name="Esquema 6" style:family="paragraph" style:parent-style-name="Esquema_20_5" style:default-outline-level="">
      <style:paragraph-properties fo:margin-left="0cm" fo:margin-right="0cm" fo:margin-top="0cm" fo:margin-bottom="0.099cm" style:contextual-spacing="false" fo:text-indent="0cm" style:auto-text-indent="false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7" style:display-name="Esquema 7" style:family="paragraph" style:parent-style-name="Esquema_20_6" style:default-outline-level="">
      <style:paragraph-properties fo:margin-left="0cm" fo:margin-right="0cm" fo:margin-top="0cm" fo:margin-bottom="0.099cm" style:contextual-spacing="false" fo:text-indent="0cm" style:auto-text-indent="false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8" style:display-name="Esquema 8" style:family="paragraph" style:parent-style-name="Esquema_20_7" style:default-outline-level="">
      <style:paragraph-properties fo:margin-left="0cm" fo:margin-right="0cm" fo:margin-top="0cm" fo:margin-bottom="0.099cm" style:contextual-spacing="false" fo:text-indent="0cm" style:auto-text-indent="false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9" style:display-name="Esquema 9" style:family="paragraph" style:parent-style-name="Esquema_20_8" style:default-outline-level="">
      <style:paragraph-properties fo:margin-left="0cm" fo:margin-right="0cm" fo:margin-top="0cm" fo:margin-bottom="0.099cm" style:contextual-spacing="false" fo:text-indent="0cm" style:auto-text-indent="false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Gliederung_20_1" style:display-name="LushGreen~LT~Gliederung 1" style:family="paragraph" style:default-outline-level="">
      <style:paragraph-properties fo:margin-left="0cm" fo:margin-right="0cm" fo:margin-top="0cm" fo:margin-bottom="0.497cm" style:contextual-spacing="false" fo:orphans="2" fo:widows="2" fo:text-indent="0cm" style:auto-text-indent="false" style:writing-mode="lr-tb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Arial3" style:font-size-complex="12pt" style:text-emphasize="none"/>
    </style:style>
    <style:style style:name="LushGreen_7e_LT_7e_Gliederung_20_2" style:display-name="LushGreen~LT~Gliederung 2" style:family="paragraph" style:parent-style-name="LushGreen_7e_LT_7e_Gliederung_20_1" style:default-outline-level="">
      <style:paragraph-properties fo:margin-left="0cm" fo:margin-right="0cm" fo:margin-top="0cm" fo:margin-bottom="0.399cm" style:contextual-spacing="false" fo:text-indent="0cm" style:auto-text-indent="false"/>
      <style:text-properties style:text-outline="false" style:text-line-through-style="none" style:font-name="Lohit Hindi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LushGreen_7e_LT_7e_Gliederung_20_3" style:display-name="LushGreen~LT~Gliederung 3" style:family="paragraph" style:parent-style-name="LushGreen_7e_LT_7e_Gliederung_20_2" style:default-outline-level="">
      <style:paragraph-properties fo:margin-left="0cm" fo:margin-right="0cm" fo:margin-top="0cm" fo:margin-bottom="0.296cm" style:contextual-spacing="false" fo:text-indent="0cm" style:auto-text-indent="false"/>
      <style:text-properties style:text-outline="false" style:text-line-through-style="none" style:font-name="Lohit Hindi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LushGreen_7e_LT_7e_Gliederung_20_4" style:display-name="LushGreen~LT~Gliederung 4" style:family="paragraph" style:parent-style-name="LushGreen_7e_LT_7e_Gliederung_20_3" style:default-outline-level="">
      <style:paragraph-properties fo:margin-left="0cm" fo:margin-right="0cm" fo:margin-top="0cm" fo:margin-bottom="0.198cm" style:contextual-spacing="false" fo:text-indent="0cm" style:auto-text-indent="false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Gliederung_20_5" style:display-name="LushGreen~LT~Gliederung 5" style:family="paragraph" style:parent-style-name="LushGreen_7e_LT_7e_Gliederung_20_4" style:default-outline-level="">
      <style:paragraph-properties fo:margin-left="0cm" fo:margin-right="0cm" fo:margin-top="0cm" fo:margin-bottom="0.099cm" style:contextual-spacing="false" fo:text-indent="0cm" style:auto-text-indent="false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Gliederung_20_6" style:display-name="LushGreen~LT~Gliederung 6" style:family="paragraph" style:parent-style-name="LushGreen_7e_LT_7e_Gliederung_20_5" style:default-outline-level="">
      <style:paragraph-properties fo:margin-left="0cm" fo:margin-right="0cm" fo:margin-top="0cm" fo:margin-bottom="0.099cm" style:contextual-spacing="false" fo:text-indent="0cm" style:auto-text-indent="false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Gliederung_20_7" style:display-name="LushGreen~LT~Gliederung 7" style:family="paragraph" style:parent-style-name="LushGreen_7e_LT_7e_Gliederung_20_6" style:default-outline-level="">
      <style:paragraph-properties fo:margin-left="0cm" fo:margin-right="0cm" fo:margin-top="0cm" fo:margin-bottom="0.099cm" style:contextual-spacing="false" fo:text-indent="0cm" style:auto-text-indent="false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Gliederung_20_8" style:display-name="LushGreen~LT~Gliederung 8" style:family="paragraph" style:parent-style-name="LushGreen_7e_LT_7e_Gliederung_20_7" style:default-outline-level="">
      <style:paragraph-properties fo:margin-left="0cm" fo:margin-right="0cm" fo:margin-top="0cm" fo:margin-bottom="0.099cm" style:contextual-spacing="false" fo:text-indent="0cm" style:auto-text-indent="false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Gliederung_20_9" style:display-name="LushGreen~LT~Gliederung 9" style:family="paragraph" style:parent-style-name="LushGreen_7e_LT_7e_Gliederung_20_8" style:default-outline-level="">
      <style:paragraph-properties fo:margin-left="0cm" fo:margin-right="0cm" fo:margin-top="0cm" fo:margin-bottom="0.099cm" style:contextual-spacing="false" fo:text-indent="0cm" style:auto-text-indent="false"/>
      <style:text-properties style:text-outline="false" style:text-line-through-style="none" style:font-name="Lohit Hindi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Titel" style:display-name="LushGreen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font-name="Lohit Hindi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Arial3" style:font-size-complex="12pt" style:text-emphasize="none"/>
    </style:style>
    <style:style style:name="LushGreen_7e_LT_7e_Untertitel" style:display-name="LushGreen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Arial3" style:font-size-complex="12pt" style:text-emphasize="none"/>
    </style:style>
    <style:style style:name="LushGreen_7e_LT_7e_Notizen" style:display-name="LushGreen~LT~Notizen" style:family="paragraph" style:default-outline-level="">
      <style:paragraph-properties fo:margin-left="0.6cm" fo:margin-right="0cm" fo:orphans="2" fo:widows="2" fo:text-indent="0cm" style:auto-text-indent="false" style:writing-mode="lr-tb"/>
      <style:text-properties style:use-window-font-color="true" style:text-outline="false" style:text-line-through-style="none" style:font-name="Lohit Hindi" fo:font-size="28pt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Arial3" style:font-size-complex="12pt" style:text-emphasize="none"/>
    </style:style>
    <style:style style:name="LushGreen_7e_LT_7e_Hintergrundobjekte" style:display-name="LushGreen~LT~Hintergrundobjekte" style:family="paragraph" style:default-outline-level="">
      <style:paragraph-properties fo:orphans="2" fo:widows="2" style:writing-mode="lr-tb"/>
      <style:text-properties style:use-window-font-color="true" style:font-name="Times New Roman" fo:font-size="12pt" style:letter-kerning="true" style:font-name-asian="DejaVu Sans" style:font-size-asian="12pt" style:font-name-complex="Arial3" style:font-size-complex="12pt"/>
    </style:style>
    <style:style style:name="LushGreen_7e_LT_7e_Hintergrund" style:display-name="LushGreen~LT~Hintergrund" style:family="paragraph" style:default-outline-level="">
      <style:paragraph-properties fo:orphans="2" fo:widows="2" style:writing-mode="lr-tb"/>
      <style:text-properties style:use-window-font-color="true" style:font-name="Times New Roman" fo:font-size="12pt" style:letter-kerning="true" style:font-name-asian="DejaVu Sans" style:font-size-asian="12pt" style:font-name-complex="Arial3" style:font-size-complex="12pt"/>
    </style:style>
    <style:style style:name="Caracteres_20_de_20_nota_20_al_20_pie" style:display-name="Caracteres de nota al pie" style:family="paragraph" style:default-outline-level="">
      <style:paragraph-properties fo:orphans="2" fo:widows="2" style:writing-mode="lr-tb"/>
      <style:text-properties style:use-window-font-color="true" style:font-name="Times New Roman" fo:font-size="12pt" style:font-name-asian="DejaVu Sans" style:font-size-asian="12pt" style:font-name-complex="Arial3" style:font-size-complex="12pt"/>
    </style:style>
    <style:style style:name="Caracteres_20_de_20_nota_20_final" style:display-name="Caracteres de nota final" style:family="paragraph" style:default-outline-level="">
      <style:paragraph-properties fo:orphans="2" fo:widows="2" style:writing-mode="lr-tb"/>
      <style:text-properties style:use-window-font-color="true" style:font-name="Times New Roman" fo:font-size="12pt" style:font-name-asian="DejaVu Sans" style:font-size-asian="12pt" style:font-name-complex="Arial3" style:font-size-complex="12pt"/>
    </style:style>
    <style:style style:name="Enlace_20_de_20_Internet" style:display-name="Enlace de Internet" style:family="paragraph" style:default-outline-level="">
      <style:paragraph-properties fo:orphans="2" fo:widows="2" style:writing-mode="lr-tb"/>
      <style:text-properties style:use-window-font-color="true" style:font-name="Times New Roman" fo:font-size="12pt" style:text-underline-style="solid" style:text-underline-width="auto" style:text-underline-color="font-color" style:font-name-asian="DejaVu Sans" style:font-size-asian="12pt" style:font-name-complex="Arial3" style:font-size-complex="12pt"/>
    </style:style>
    <style:style style:name="Enlace_20_de_20_Internet_20_ya_20_visitado" style:display-name="Enlace de Internet ya visitado" style:family="paragraph" style:default-outline-level="">
      <style:paragraph-properties fo:orphans="2" fo:widows="2" style:writing-mode="lr-tb"/>
      <style:text-properties style:use-window-font-color="true" style:font-name="Times New Roman" fo:font-size="12pt" style:text-underline-style="solid" style:text-underline-width="auto" style:text-underline-color="font-color" style:font-name-asian="DejaVu Sans" style:font-size-asian="12pt" style:font-name-complex="Arial3" style:font-size-complex="12pt"/>
    </style:style>
    <style:style style:name="List_20_Contents" style:display-name="List Contents" style:family="paragraph" style:parent-style-name="Standard" style:default-outline-level="" style:class="html">
      <style:paragraph-properties fo:margin-left="1.764cm" fo:margin-right="0cm" fo:orphans="2" fo:widows="2" fo:text-indent="0cm" style:auto-text-indent="false" style:writing-mode="lr-tb"/>
      <style:text-properties style:use-window-font-color="true" style:font-name="Times New Roman2" fo:font-size="12pt" style:font-name-asian="DejaVu Sans" style:font-size-asian="12pt" style:font-name-complex="Arial3" style:font-size-complex="12pt"/>
    </style:style>
    <style:style style:name="Heading_20_1" style:display-name="Heading 1" style:family="paragraph" style:parent-style-name="Header" style:next-style-name="Text_20_body" style:default-outline-level="1" style:class="text">
      <style:paragraph-properties fo:margin-left="0cm" fo:margin-right="0cm" fo:margin-top="0.741cm" fo:margin-bottom="0.37cm" style:contextual-spacing="false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font-name="Lohit Hindi1" fo:font-size="16pt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Arial3" style:font-size-complex="12pt" style:font-weight-complex="bold" style:text-emphasize="none"/>
    </style:style>
    <style:style style:name="Heading_20_2" style:display-name="Heading 2" style:family="paragraph" style:parent-style-name="Header" style:next-style-name="Text_20_body" style:default-outline-level="2" style:class="text">
      <style:paragraph-properties fo:margin-left="0cm" fo:margin-right="0cm" fo:margin-top="0.741cm" fo:margin-bottom="0.37cm" style:contextual-spacing="false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font-name="Lohit Hindi1" fo:font-size="14pt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Arial3" style:font-size-complex="12pt" style:font-style-complex="italic" style:font-weight-complex="bold" style:text-emphasize="none"/>
    </style:style>
    <style:style style:name="Heading_20_3" style:display-name="Heading 3" style:family="paragraph" style:parent-style-name="Header" style:next-style-name="Text_20_body" style:default-outline-level="3" style:class="text">
      <style:paragraph-properties fo:margin-left="0cm" fo:margin-right="0cm" fo:margin-top="0.741cm" fo:margin-bottom="0.37cm" style:contextual-spacing="false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font-name="Lohit Hindi1" fo:font-size="14pt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Arial3" style:font-size-complex="12pt" style:font-weight-complex="bold" style:text-emphasize="none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style:contextual-spacing="false" fo:text-align="start" style:justify-single-word="false" fo:orphans="2" fo:widows="2" style:writing-mode="lr-tb"/>
      <style:text-properties style:use-window-font-color="true" style:font-name="Lohit Hindi2" fo:font-size="10pt" style:letter-kerning="true" style:font-name-asian="DejaVu Sans1" style:font-size-asian="10pt" style:font-name-complex="Arial5" style:font-size-complex="12pt"/>
    </style:style>
    <style:style style:name="Código" style:family="paragraph" style:parent-style-name="bw1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style:use-window-font-color="true" style:font-name="Arial1" fo:font-size="12pt" style:letter-kerning="true" style:font-name-asian="DejaVu Sans" style:font-size-asian="12pt" style:font-name-complex="Arial3" style:font-size-complex="12pt"/>
    </style:style>
    <style:style style:name="Texto_20_fuente" style:display-name="Texto fuente" style:family="paragraph" style:default-outline-level="">
      <style:paragraph-properties fo:orphans="2" fo:widows="2" style:writing-mode="lr-tb"/>
      <style:text-properties style:use-window-font-color="true" style:font-name="Lohit Hindi" fo:font-size="12pt" style:font-name-asian="DejaVu Sans" style:font-size-asian="12pt" style:font-name-complex="Arial3" style:font-size-complex="12pt"/>
    </style:style>
    <style:style style:name="Muy_20_destacado" style:display-name="Muy destacado" style:family="paragraph" style:default-outline-level="">
      <style:paragraph-properties fo:orphans="2" fo:widows="2" style:writing-mode="lr-tb"/>
      <style:text-properties style:use-window-font-color="true" style:font-name="Times New Roman" fo:font-size="12pt" fo:font-weight="bold" style:font-name-asian="DejaVu Sans" style:font-size-asian="12pt" style:font-weight-asian="bold" style:font-name-complex="Arial3" style:font-size-complex="12pt"/>
    </style:style>
    <style:style style:name="Viñetas" style:family="paragraph" style:default-outline-level="">
      <style:paragraph-properties fo:orphans="2" fo:widows="2" style:writing-mode="lr-tb"/>
      <style:text-properties style:use-window-font-color="true" style:font-name="OpenSymbol" fo:font-size="12pt" style:font-name-asian="DejaVu Sans" style:font-size-asian="12pt" style:font-name-complex="Arial3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roid Sans Mono" style:font-name-asian="Droid Sans Fallback1" style:font-name-complex="Lohit Hindi4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48cm" fo:margin-bottom="1.291cm" fo:margin-left="1.337cm" fo:margin-right="1.42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ano </meta:initial-creator>
    <meta:creation-date>2013-04-19T08:29:35</meta:creation-date>
    <dc:date>2013-09-03T12:21:44.712858972</dc:date>
    <dc:creator>mariano </dc:creator>
    <meta:editing-duration>P4DT21H40M10S</meta:editing-duration>
    <meta:editing-cycles>151</meta:editing-cycles>
    <meta:generator>LibreOffice/4.1.1.2$Linux_X86_64 LibreOffice_project/410m0$Build-2</meta:generator>
    <meta:document-statistic meta:table-count="0" meta:image-count="0" meta:object-count="0" meta:page-count="12" meta:paragraph-count="426" meta:word-count="1207" meta:character-count="13062" meta:non-whitespace-character-count="11175"/>
  </office:meta>
</office:document-meta>
</file>